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23.64mm"/>
    </style:style>
    <style:style style:name="co9" style:family="table-column">
      <style:table-column-properties fo:break-before="auto" style:column-width="26.21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5.96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9.82mm"/>
    </style:style>
    <style:style style:name="co16" style:family="table-column">
      <style:table-column-properties fo:break-before="auto" style:column-width="31.33mm"/>
    </style:style>
    <style:style style:name="co17" style:family="table-column">
      <style:table-column-properties fo:break-before="auto" style:column-width="23.09mm"/>
    </style:style>
    <style:style style:name="co18" style:family="table-column">
      <style:table-column-properties fo:break-before="auto" style:column-width="84.14mm"/>
    </style:style>
    <style:style style:name="co19" style:family="table-column">
      <style:table-column-properties fo:break-before="auto" style:column-width="22.6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16.88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5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5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3" style:family="table-cell" style:parent-style-name="Default" style:data-style-name="N5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fo:font-style="normal" style:font-size-asian="11pt" style:font-style-asian="normal" style:font-size-complex="11pt" style:font-style-complex="normal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5" table:number-columns-repeated="3" table:default-cell-style-name="ce3"/>
        <table:table-column table:style-name="co16" table:default-cell-style-name="ce25"/>
        <table:table-column table:style-name="co17" table:default-cell-style-name="ce3"/>
        <table:table-column table:style-name="co18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9" office:value-type="string" calcext:value-type="string">
            <text:p>Pays/Région</text:p>
          </table:table-cell>
          <table:table-cell table:style-name="ce11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table:style-name="ce15" office:value-type="string" calcext:value-type="string">
            <text:p>baril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]+([.M2]/20)+([.N2]/240)" office:value-type="float" office:value="25" calcext:value-type="float">
            <text:p>25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25" calcext:value-type="float">
            <text:p>25,0000</text:p>
          </table:table-cell>
          <table:table-cell table:formula="of:=[.S2]-[.T2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3]+([.M3]/20)+([.N3]/240)" office:value-type="float" office:value="0.2" calcext:value-type="float">
            <text:p>0,2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20" calcext:value-type="float">
            <text:p>20,0000</text:p>
          </table:table-cell>
          <table:table-cell table:formula="of:=[.S3]-[.T3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]+([.M4]/20)+([.N4]/240)" office:value-type="float" office:value="20" calcext:value-type="float">
            <text:p>20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80" calcext:value-type="float">
            <text:p>80,0000</text:p>
          </table:table-cell>
          <table:table-cell table:formula="of:=[.S4]-[.T4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mines</text:p>
          </table:table-cell>
          <table:table-cell table:number-columns-repeated="3"/>
          <table:table-cell table:style-name="ce21" table:formula="of:=[.L5]+([.M5]/20)+([.N5]/240)" office:value-type="float" office:value="0" calcext:value-type="float">
            <text:p>0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0" calcext:value-type="float">
            <text:p>0,0000</text:p>
          </table:table-cell>
          <table:table-cell table:formula="of:=[.S5]-[.T5]" office:value-type="float" office:value="0" calcext:value-type="float">
            <text:p>0</text:p>
          </table:table-cell>
          <table:table-cell office:value-type="string" calcext:value-type="string">
            <text:p>absence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18" calcext:value-type="float">
            <text:p>418,00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6]+([.M6]/20)+([.N6]/240)" office:value-type="float" office:value="2" calcext:value-type="float">
            <text:p>2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836" calcext:value-type="float">
            <text:p>836,0000</text:p>
          </table:table-cell>
          <table:table-cell table:formula="of:=[.S6]-[.T6]" office:value-type="float" office:value="-836" calcext:value-type="float">
            <text:p>-836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830" calcext:value-type="float">
            <text:p>4 8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7]+([.M7]/20)+([.N7]/240)" office:value-type="float" office:value="0.2" calcext:value-type="float">
            <text:p>0,2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966" calcext:value-type="float">
            <text:p>966,0000</text:p>
          </table:table-cell>
          <table:table-cell table:formula="of:=[.S7]-[.T7]" office:value-type="float" office:value="-966" calcext:value-type="float">
            <text:p>-966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rmoi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8]+([.M8]/20)+([.N8]/240)" office:value-type="float" office:value="80" calcext:value-type="float">
            <text:p>80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80" calcext:value-type="float">
            <text:p>80,0000</text:p>
          </table:table-cell>
          <table:table-cell table:formula="of:=[.S8]-[.T8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ssiettes de 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9]+([.M9]/20)+([.N9]/240)" office:value-type="float" office:value="12" calcext:value-type="float">
            <text:p>12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552" calcext:value-type="float">
            <text:p>552,0000</text:p>
          </table:table-cell>
          <table:table-cell table:formula="of:=[.S9]-[.T9]" office:value-type="float" office:value="-552" calcext:value-type="float">
            <text:p>-552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610" calcext:value-type="float">
            <text:p>4 6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0]+([.M10]/20)+([.N10]/240)" office:value-type="float" office:value="0.4" calcext:value-type="float">
            <text:p>0,4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1844" calcext:value-type="float">
            <text:p>1 844,0000</text:p>
          </table:table-cell>
          <table:table-cell table:formula="of:=[.S10]-[.T10]" office:value-type="float" office:value="-1844" calcext:value-type="float">
            <text:p>-1844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11]+([.M11]/20)+([.N11]/240)" office:value-type="float" office:value="22" calcext:value-type="float">
            <text:p>22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154" calcext:value-type="float">
            <text:p>154,0000</text:p>
          </table:table-cell>
          <table:table-cell table:formula="of:=[.S11]-[.T11]" office:value-type="float" office:value="-154" calcext:value-type="float">
            <text:p>-154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484" calcext:value-type="float">
            <text:p>1 4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2]+([.M12]/20)+([.N12]/240)" office:value-type="float" office:value="0.75" calcext:value-type="float">
            <text:p>0,7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113" calcext:value-type="float">
            <text:p>1 113,0000</text:p>
          </table:table-cell>
          <table:table-cell table:formula="of:=[.S12]-[.T12]" office:value-type="float" office:value="-1113" calcext:value-type="float">
            <text:p>-1113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ises de pa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62" calcext:value-type="float">
            <text:p>76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3]+([.M13]/20)+([.N13]/240)" office:value-type="float" office:value="1" calcext:value-type="float">
            <text:p>1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762" calcext:value-type="float">
            <text:p>762,0000</text:p>
          </table:table-cell>
          <table:table-cell table:formula="of:=[.S13]-[.T13]" office:value-type="float" office:value="-762" calcext:value-type="float">
            <text:p>-762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372" calcext:value-type="float">
            <text:p>11 3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4]+([.M14]/20)+([.N14]/240)" office:value-type="float" office:value="0.4" calcext:value-type="float">
            <text:p>0,4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4548.8" calcext:value-type="float">
            <text:p>4 548,8000</text:p>
          </table:table-cell>
          <table:table-cell table:formula="of:=[.S14]-[.T14]" office:value-type="float" office:value="-4548.8" calcext:value-type="float">
            <text:p>-4548,8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office:value-type="float" office:value="0.28" calcext:value-type="float">
            <text:p>0,280</text:p>
          </table:table-cell>
          <table:table-cell table:number-columns-repeated="2"/>
          <table:table-cell table:style-name="ce21" table:formula="of:=[.L15]+([.M15]/20)+([.N15]/240)" office:value-type="float" office:value="0.28" calcext:value-type="float">
            <text:p>0,28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14" calcext:value-type="float">
            <text:p>14,0000</text:p>
          </table:table-cell>
          <table:table-cell table:formula="of:=[.S15]-[.T15]" office:value-type="float" office:value="-14" calcext:value-type="float">
            <text:p>-14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tton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65" calcext:value-type="float">
            <text:p>76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6]+([.M16]/20)+([.N16]/240)" office:value-type="float" office:value="1.5" calcext:value-type="float">
            <text:p>1,5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147.5" calcext:value-type="float">
            <text:p>1 147,5000</text:p>
          </table:table-cell>
          <table:table-cell table:formula="of:=[.S16]-[.T16]" office:value-type="float" office:value="-1147.5" calcext:value-type="float">
            <text:p>-1147,5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ut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17]+([.M17]/20)+([.N17]/240)" office:value-type="float" office:value="35" calcext:value-type="float">
            <text:p>35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70" calcext:value-type="float">
            <text:p>70,0000</text:p>
          </table:table-cell>
          <table:table-cell table:formula="of:=[.S17]-[.T17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ut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18]+([.M18]/20)+([.N18]/240)" office:value-type="float" office:value="2.25" calcext:value-type="float">
            <text:p>2,25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337.5" calcext:value-type="float">
            <text:p>337,5000</text:p>
          </table:table-cell>
          <table:table-cell table:formula="of:=[.S18]-[.T18]" office:value-type="float" office:value="-337.5" calcext:value-type="float">
            <text:p>-337,5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rs de vache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en nombre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19]+([.M19]/20)+([.N19]/240)" office:value-type="float" office:value="14" calcext:value-type="float">
            <text:p>14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350" calcext:value-type="float">
            <text:p>350,0000</text:p>
          </table:table-cell>
          <table:table-cell table:formula="of:=[.S19]-[.T19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rs de vache en po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0]+([.M20]/20)+([.N20]/240)" office:value-type="float" office:value="10" calcext:value-type="float">
            <text:p>10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200" calcext:value-type="float">
            <text:p>200,0000</text:p>
          </table:table-cell>
          <table:table-cell table:formula="of:=[.S20]-[.T20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rs tann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21]+([.M21]/20)+([.N21]/240)" office:value-type="float" office:value="0.45" calcext:value-type="float">
            <text:p>0,45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360" calcext:value-type="float">
            <text:p>360,0000</text:p>
          </table:table-cell>
          <table:table-cell table:formula="of:=[.S21]-[.T21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rs ver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2]+([.M22]/20)+([.N22]/240)" office:value-type="float" office:value="20" calcext:value-type="float">
            <text:p>20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660" calcext:value-type="float">
            <text:p>660,0000</text:p>
          </table:table-cell>
          <table:table-cell table:formula="of:=[.S22]-[.T22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rs ver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3]+([.M23]/20)+([.N23]/240)" office:value-type="float" office:value="6" calcext:value-type="float">
            <text:p>6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264" calcext:value-type="float">
            <text:p>264,0000</text:p>
          </table:table-cell>
          <table:table-cell table:formula="of:=[.S23]-[.T23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372" calcext:value-type="float">
            <text:p>11 372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4]+([.M24]/20)+([.N24]/240)" office:value-type="float" office:value="4" calcext:value-type="float">
            <text:p>4,0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45488" calcext:value-type="float">
            <text:p>45 488,0000</text:p>
          </table:table-cell>
          <table:table-cell table:formula="of:=[.S24]-[.T24]" office:value-type="float" office:value="-45488" calcext:value-type="float">
            <text:p>-45488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5]+([.M25]/20)+([.N25]/240)" office:value-type="float" office:value="2" calcext:value-type="float">
            <text:p>2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00" calcext:value-type="float">
            <text:p>100,0000</text:p>
          </table:table-cell>
          <table:table-cell table:formula="of:=[.S25]-[.T25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930" calcext:value-type="float">
            <text:p>1 93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1" table:formula="of:=[.L26]+([.M26]/20)+([.N26]/240)" office:value-type="float" office:value="0.2" calcext:value-type="float">
            <text:p>0,2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386" calcext:value-type="float">
            <text:p>386,0000</text:p>
          </table:table-cell>
          <table:table-cell table:formula="of:=[.S26]-[.T26]" office:value-type="float" office:value="-386" calcext:value-type="float">
            <text:p>-386</text:p>
          </table:table-cell>
          <table:table-cell office:value-type="string" calcext:value-type="string">
            <text:p>2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050" calcext:value-type="float">
            <text:p>13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7]+([.M27]/20)+([.N27]/240)" office:value-type="float" office:value="0.25" calcext:value-type="float">
            <text:p>0,25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3262.5" calcext:value-type="float">
            <text:p>3 262,5000</text:p>
          </table:table-cell>
          <table:table-cell table:formula="of:=[.S27]-[.T27]" office:value-type="float" office:value="-3262.5" calcext:value-type="float">
            <text:p>-3262,5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oisseaux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8]+([.M28]/20)+([.N28]/240)" office:value-type="float" office:value="7" calcext:value-type="float">
            <text:p>7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21" calcext:value-type="float">
            <text:p>21,0000</text:p>
          </table:table-cell>
          <table:table-cell table:formula="of:=[.S28]-[.T28]" office:value-type="float" office:value="-21" calcext:value-type="float">
            <text:p>-21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ruits ver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panier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9]+([.M29]/20)+([.N29]/240)" office:value-type="float" office:value="3" calcext:value-type="float">
            <text:p>3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153" calcext:value-type="float">
            <text:p>153,0000</text:p>
          </table:table-cell>
          <table:table-cell table:formula="of:=[.S29]-[.T29]" office:value-type="float" office:value="-153" calcext:value-type="float">
            <text:p>-153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ruits ver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30]+([.M30]/20)+([.N30]/240)" office:value-type="float" office:value="0" calcext:value-type="float">
            <text:p>0,0000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P30]+0.05*[.Q30]+[.R30]/240" office:value-type="float" office:value="49" calcext:value-type="float">
            <text:p>49</text:p>
          </table:table-cell>
          <table:table-cell table:formula="of:=[.J30]*[.O30]" office:value-type="float" office:value="0" calcext:value-type="float">
            <text:p>0,0000</text:p>
          </table:table-cell>
          <table:table-cell table:formula="of:=[.S30]-[.T30]" office:value-type="float" office:value="49" calcext:value-type="float">
            <text:p>49</text:p>
          </table:table-cell>
          <table:table-cell office:value-type="string" calcext:value-type="string">
            <text:p>valeur de 49 L</text:p>
          </table:table-cell>
          <table:table-cell table:number-columns-repeated="100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rui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362" calcext:value-type="float">
            <text:p>13 362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1" table:formula="of:=[.L31]+([.M31]/20)+([.N31]/240)" office:value-type="float" office:value="0.15" calcext:value-type="float">
            <text:p>0,15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2004.3" calcext:value-type="float">
            <text:p>2 004,3000</text:p>
          </table:table-cell>
          <table:table-cell table:formula="of:=[.S31]-[.T31]" office:value-type="float" office:value="-2004.3" calcext:value-type="float">
            <text:p>-2004,3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300" calcext:value-type="float">
            <text:p>4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2]+([.M32]/20)+([.N32]/240)" office:value-type="float" office:value="0.3" calcext:value-type="float">
            <text:p>0,3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1290" calcext:value-type="float">
            <text:p>1 290,0000</text:p>
          </table:table-cell>
          <table:table-cell table:formula="of:=[.S32]-[.T32]" office:value-type="float" office:value="-1290" calcext:value-type="float">
            <text:p>-129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l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33]+([.M33]/20)+([.N33]/240)" office:value-type="float" office:value="300" calcext:value-type="float">
            <text:p>300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2400" calcext:value-type="float">
            <text:p>2 400,0000</text:p>
          </table:table-cell>
          <table:table-cell table:formula="of:=[.S33]-[.T33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l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75" calcext:value-type="float">
            <text:p>475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4]+([.M34]/20)+([.N34]/240)" office:value-type="float" office:value="1.5" calcext:value-type="float">
            <text:p>1,5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712.5" calcext:value-type="float">
            <text:p>712,5000</text:p>
          </table:table-cell>
          <table:table-cell table:formula="of:=[.S34]-[.T34]" office:value-type="float" office:value="-712.5" calcext:value-type="float">
            <text:p>-712,5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5]+([.M35]/20)+([.N35]/240)" office:value-type="float" office:value="20" calcext:value-type="float">
            <text:p>20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120" calcext:value-type="float">
            <text:p>120,0000</text:p>
          </table:table-cell>
          <table:table-cell table:formula="of:=[.S35]-[.T35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1" table:formula="of:=[.L36]+([.M36]/20)+([.N36]/240)" office:value-type="float" office:value="3.75" calcext:value-type="float">
            <text:p>3,75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37.5" calcext:value-type="float">
            <text:p>37,5000</text:p>
          </table:table-cell>
          <table:table-cell table:formula="of:=[.S36]-[.T36]" office:value-type="float" office:value="-37.5" calcext:value-type="float">
            <text:p>-37,5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37]+([.M37]/20)+([.N37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37]+0.05*[.Q37]+[.R37]/240" office:value-type="float" office:value="400" calcext:value-type="float">
            <text:p>400</text:p>
          </table:table-cell>
          <table:table-cell table:formula="of:=[.J37]*[.O37]" office:value-type="float" office:value="0" calcext:value-type="float">
            <text:p>0,0000</text:p>
          </table:table-cell>
          <table:table-cell table:formula="of:=[.S37]-[.T37]" office:value-type="float" office:value="400" calcext:value-type="float">
            <text:p>400</text:p>
          </table:table-cell>
          <table:table-cell office:value-type="string" calcext:value-type="string">
            <text:p>valeur de 400 L</text:p>
          </table:table-cell>
          <table:table-cell table:number-columns-repeated="100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eubles vie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38]+([.M38]/20)+([.N38]/240)" office:value-type="float" office:value="0" calcext:value-type="float">
            <text:p>0,00000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table:formula="of:=[.P38]+0.05*[.Q38]+[.R38]/240" office:value-type="float" office:value="297" calcext:value-type="float">
            <text:p>297</text:p>
          </table:table-cell>
          <table:table-cell table:formula="of:=[.J38]*[.O38]" office:value-type="float" office:value="0" calcext:value-type="float">
            <text:p>0,0000</text:p>
          </table:table-cell>
          <table:table-cell table:formula="of:=[.S38]-[.T38]" office:value-type="float" office:value="297" calcext:value-type="float">
            <text:p>297</text:p>
          </table:table-cell>
          <table:table-cell office:value-type="string" calcext:value-type="string">
            <text:p>valeur de 297 L</text:p>
          </table:table-cell>
          <table:table-cell table:number-columns-repeated="100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6800" calcext:value-type="float">
            <text:p>46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39]+([.M39]/20)+([.N39]/240)" office:value-type="float" office:value="0.1" calcext:value-type="float">
            <text:p>0,1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4680" calcext:value-type="float">
            <text:p>4 680,0000</text:p>
          </table:table-cell>
          <table:table-cell table:formula="of:=[.S39]-[.T39]" office:value-type="float" office:value="-4680" calcext:value-type="float">
            <text:p>-4680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0]+([.M40]/20)+([.N40]/240)" office:value-type="float" office:value="1" calcext:value-type="float">
            <text:p>1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1500" calcext:value-type="float">
            <text:p>1 500,0000</text:p>
          </table:table-cell>
          <table:table-cell table:formula="of:=[.S40]-[.T40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41]+([.M41]/20)+([.N41]/240)" office:value-type="float" office:value="6" calcext:value-type="float">
            <text:p>6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240" calcext:value-type="float">
            <text:p>240,0000</text:p>
          </table:table-cell>
          <table:table-cell table:formula="of:=[.S41]-[.T4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22" calcext:value-type="float">
            <text:p>322,00</text:p>
          </table:table-cell>
          <table:table-cell office:value-type="string" calcext:value-type="string">
            <text:p>ram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42]+([.M42]/20)+([.N42]/240)" office:value-type="float" office:value="2" calcext:value-type="float">
            <text:p>2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644" calcext:value-type="float">
            <text:p>644,0000</text:p>
          </table:table-cell>
          <table:table-cell table:formula="of:=[.S42]-[.T42]" office:value-type="float" office:value="-644" calcext:value-type="float">
            <text:p>-644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aux de veaux aprest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douzaine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table:style-name="ce21" table:formula="of:=[.L43]+([.M43]/20)+([.N43]/240)" office:value-type="float" office:value="15.6" calcext:value-type="float">
            <text:p>15,6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15.6" calcext:value-type="float">
            <text:p>15,6000</text:p>
          </table:table-cell>
          <table:table-cell table:formula="of:=[.S43]-[.T43]" office:value-type="float" office:value="-15.6" calcext:value-type="float">
            <text:p>-15,6</text:p>
          </table:table-cell>
          <table:table-cell table:style-name="ce28" office:value-type="string" calcext:value-type="string">
            <text:p>1 douz à 26 S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lume à li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44]+([.M44]/20)+([.N44]/240)" office:value-type="float" office:value="0" calcext:value-type="float">
            <text:p>0,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P44]+0.05*[.Q44]+[.R44]/240" office:value-type="float" office:value="60" calcext:value-type="float">
            <text:p>60</text:p>
          </table:table-cell>
          <table:table-cell table:formula="of:=[.J44]*[.O44]" office:value-type="float" office:value="0" calcext:value-type="float">
            <text:p>0,0000</text:p>
          </table:table-cell>
          <table:table-cell table:formula="of:=[.S44]-[.T44]" office:value-type="float" office:value="60" calcext:value-type="float">
            <text:p>60</text:p>
          </table:table-cell>
          <table:table-cell office:value-type="string" calcext:value-type="string">
            <text:p>valeur de 60 L</text:p>
          </table:table-cell>
          <table:table-cell table:number-columns-repeated="100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il de boeu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45]+([.M45]/20)+([.N45]/240)" office:value-type="float" office:value="10" calcext:value-type="float">
            <text:p>10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150" calcext:value-type="float">
            <text:p>150,0000</text:p>
          </table:table-cell>
          <table:table-cell table:formula="of:=[.S45]-[.T45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46]+([.M46]/20)+([.N46]/240)" office:value-type="float" office:value="1.2" calcext:value-type="float">
            <text:p>1,2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32" calcext:value-type="float">
            <text:p>132,0000</text:p>
          </table:table-cell>
          <table:table-cell table:formula="of:=[.S46]-[.T46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47]+([.M47]/20)+([.N47]/240)" office:value-type="float" office:value="0.3" calcext:value-type="float">
            <text:p>0,3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30" calcext:value-type="float">
            <text:p>30,0000</text:p>
          </table:table-cell>
          <table:table-cell table:formula="of:=[.S47]-[.T47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500" calcext:value-type="float">
            <text:p>2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48]+([.M48]/20)+([.N48]/240)" office:value-type="float" office:value="0.1" calcext:value-type="float">
            <text:p>0,1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250" calcext:value-type="float">
            <text:p>250,0000</text:p>
          </table:table-cell>
          <table:table-cell table:formula="of:=[.S48]-[.T48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baril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9]+([.M49]/20)+([.N49]/240)" office:value-type="float" office:value="1" calcext:value-type="float">
            <text:p>1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24" calcext:value-type="float">
            <text:p>24,0000</text:p>
          </table:table-cell>
          <table:table-cell table:formula="of:=[.S49]-[.T49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870" calcext:value-type="float">
            <text:p>4 8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50]+([.M50]/20)+([.N50]/240)" office:value-type="float" office:value="0.15" calcext:value-type="float">
            <text:p>0,15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730.5" calcext:value-type="float">
            <text:p>730,5000</text:p>
          </table:table-cell>
          <table:table-cell table:formula="of:=[.S50]-[.T50]" office:value-type="float" office:value="-730.5" calcext:value-type="float">
            <text:p>-730,5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500" calcext:value-type="float">
            <text:p>5 500,00</text:p>
          </table:table-cell>
          <table:table-cell office:value-type="string" calcext:value-type="string">
            <text:p>livres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1" table:formula="of:=[.L51]+([.M51]/20)+([.N51]/240)" office:value-type="float" office:value="0.06" calcext:value-type="float">
            <text:p>0,06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330" calcext:value-type="float">
            <text:p>330,0000</text:p>
          </table:table-cell>
          <table:table-cell table:formula="of:=[.S51]-[.T51]" office:value-type="float" office:value="-330" calcext:value-type="float">
            <text:p>-330</text:p>
          </table:table-cell>
          <table:table-cell office:value-type="string" calcext:value-type="string">
            <text:p>6 L %</text:p>
          </table:table-cell>
          <table:table-cell table:number-columns-repeated="100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bo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52]+([.M52]/20)+([.N52]/240)" office:value-type="float" office:value="3" calcext:value-type="float">
            <text:p>3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30" calcext:value-type="float">
            <text:p>30,0000</text:p>
          </table:table-cell>
          <table:table-cell table:formula="of:=[.S52]-[.T52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35" calcext:value-type="float">
            <text:p>435,00</text:p>
          </table:table-cell>
          <table:table-cell office:value-type="string" calcext:value-type="string">
            <text:p>caiss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53]+([.M53]/20)+([.N53]/240)" office:value-type="float" office:value="90" calcext:value-type="float">
            <text:p>90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39150" calcext:value-type="float">
            <text:p>39 150,0000</text:p>
          </table:table-cell>
          <table:table-cell table:formula="of:=[.S53]-[.T53]" office:value-type="float" office:value="-39150" calcext:value-type="float">
            <text:p>-3915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89" calcext:value-type="float">
            <text:p>48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54]+([.M54]/20)+([.N54]/240)" office:value-type="float" office:value="0.45" calcext:value-type="float">
            <text:p>0,45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220.05" calcext:value-type="float">
            <text:p>220,0500</text:p>
          </table:table-cell>
          <table:table-cell table:formula="of:=[.S54]-[.T54]" office:value-type="float" office:value="-220.05" calcext:value-type="float">
            <text:p>-220,05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tonneaux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55]+([.M55]/20)+([.N55]/240)" office:value-type="float" office:value="50" calcext:value-type="float">
            <text:p>50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3700" calcext:value-type="float">
            <text:p>3 700,0000</text:p>
          </table:table-cell>
          <table:table-cell table:formula="of:=[.S55]-[.T55]" office:value-type="float" office:value="-3700" calcext:value-type="float">
            <text:p>-3700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56]+([.M56]/20)+([.N56]/240)" office:value-type="float" office:value="0" calcext:value-type="float">
            <text:p>0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0" calcext:value-type="float">
            <text:p>0,0000</text:p>
          </table:table-cell>
          <table:table-cell table:formula="of:=[.S56]-[.T56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40" calcext:value-type="float">
            <text:p>1 2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57]+([.M57]/20)+([.N57]/240)" office:value-type="float" office:value="3" calcext:value-type="float">
            <text:p>3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3720" calcext:value-type="float">
            <text:p>3 720,0000</text:p>
          </table:table-cell>
          <table:table-cell table:formula="of:=[.S57]-[.T57]" office:value-type="float" office:value="-3720" calcext:value-type="float">
            <text:p>-372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irop mela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900" calcext:value-type="float">
            <text:p>2 900,00</text:p>
          </table:table-cell>
          <table:table-cell office:value-type="string" calcext:value-type="string">
            <text:p>livres</text:p>
          </table:table-cell>
          <table:table-cell office:value-type="float" office:value="0.07" calcext:value-type="float">
            <text:p>0,070</text:p>
          </table:table-cell>
          <table:table-cell table:number-columns-repeated="2"/>
          <table:table-cell table:style-name="ce21" table:formula="of:=[.L58]+([.M58]/20)+([.N58]/240)" office:value-type="float" office:value="0.07" calcext:value-type="float">
            <text:p>0,07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203" calcext:value-type="float">
            <text:p>203,0000</text:p>
          </table:table-cell>
          <table:table-cell table:formula="of:=[.S58]-[.T58]" office:value-type="float" office:value="-203" calcext:value-type="float">
            <text:p>-203</text:p>
          </table:table-cell>
          <table:table-cell office:value-type="string" calcext:value-type="string">
            <text:p>7 L %</text:p>
          </table:table-cell>
          <table:table-cell table:number-columns-repeated="100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8060" calcext:value-type="float">
            <text:p>38 060,00</text:p>
          </table:table-cell>
          <table:table-cell office:value-type="string" calcext:value-type="string">
            <text:p>livr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21" table:formula="of:=[.L59]+([.M59]/20)+([.N59]/240)" office:value-type="float" office:value="0.24" calcext:value-type="float">
            <text:p>0,24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9134.4" calcext:value-type="float">
            <text:p>9 134,4000</text:p>
          </table:table-cell>
          <table:table-cell table:formula="of:=[.S59]-[.T59]" office:value-type="float" office:value="-9134.4" calcext:value-type="float">
            <text:p>-9134,4</text:p>
          </table:table-cell>
          <table:table-cell office:value-type="string" calcext:value-type="string">
            <text:p>À 24 L la % 18</text:p>
          </table:table-cell>
          <table:table-cell table:number-columns-repeated="100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60]+([.M60]/20)+([.N60]/240)" office:value-type="float" office:value="0.3" calcext:value-type="float">
            <text:p>0,3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360" calcext:value-type="float">
            <text:p>360,0000</text:p>
          </table:table-cell>
          <table:table-cell table:formula="of:=[.S60]-[.T60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32" calcext:value-type="float">
            <text:p>1 332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61]+([.M61]/20)+([.N61]/240)" office:value-type="float" office:value="2.5" calcext:value-type="float">
            <text:p>2,5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3330" calcext:value-type="float">
            <text:p>3 330,0000</text:p>
          </table:table-cell>
          <table:table-cell table:formula="of:=[.S61]-[.T61]" office:value-type="float" office:value="-3330" calcext:value-type="float">
            <text:p>-333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2345" calcext:value-type="float">
            <text:p>122 34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62]+([.M62]/20)+([.N62]/240)" office:value-type="float" office:value="3" calcext:value-type="float">
            <text:p>3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367035" calcext:value-type="float">
            <text:p>367 035,0000</text:p>
          </table:table-cell>
          <table:table-cell table:formula="of:=[.S62]-[.T62]" office:value-type="float" office:value="-367035" calcext:value-type="float">
            <text:p>-367035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au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63]+([.M63]/20)+([.N63]/240)" office:value-type="float" office:value="8" calcext:value-type="float">
            <text:p>8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1472" calcext:value-type="float">
            <text:p>1 472,0000</text:p>
          </table:table-cell>
          <table:table-cell table:formula="of:=[.S63]-[.T63]" office:value-type="float" office:value="-1472" calcext:value-type="float">
            <text:p>-1472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64]+([.M64]/20)+([.N64]/240)" office:value-type="float" office:value="2" calcext:value-type="float">
            <text:p>2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80" calcext:value-type="float">
            <text:p>80,0000</text:p>
          </table:table-cell>
          <table:table-cell table:formula="of:=[.S64]-[.T64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65]+([.M65]/20)+([.N65]/240)" office:value-type="float" office:value="1.25" calcext:value-type="float">
            <text:p>1,25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875" calcext:value-type="float">
            <text:p>1 875,0000</text:p>
          </table:table-cell>
          <table:table-cell table:formula="of:=[.S65]-[.T65]" office:value-type="float" office:value="-1875" calcext:value-type="float">
            <text:p>-1875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de chan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95" calcext:value-type="float">
            <text:p>1 39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66]+([.M66]/20)+([.N66]/240)" office:value-type="float" office:value="0.75" calcext:value-type="float">
            <text:p>0,75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046.25" calcext:value-type="float">
            <text:p>1 046,2500</text:p>
          </table:table-cell>
          <table:table-cell table:formula="of:=[.S66]-[.T66]" office:value-type="float" office:value="-1046.25" calcext:value-type="float">
            <text:p>-1046,25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écr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67]+([.M67]/20)+([.N67]/240)" office:value-type="float" office:value="0.85" calcext:value-type="float">
            <text:p>0,85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425" calcext:value-type="float">
            <text:p>425,0000</text:p>
          </table:table-cell>
          <table:table-cell table:formula="of:=[.S67]-[.T67]" office:value-type="float" office:value="-425" calcext:value-type="float">
            <text:p>-425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9748" calcext:value-type="float">
            <text:p>29 74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68]+([.M68]/20)+([.N68]/240)" office:value-type="float" office:value="0.8" calcext:value-type="float">
            <text:p>0,8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23798.4" calcext:value-type="float">
            <text:p>23 798,4000</text:p>
          </table:table-cell>
          <table:table-cell table:formula="of:=[.S68]-[.T68]" office:value-type="float" office:value="-23798.4" calcext:value-type="float">
            <text:p>-23798,4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Land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224" calcext:value-type="float">
            <text:p>7 22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69]+([.M69]/20)+([.N69]/240)" office:value-type="float" office:value="0.9" calcext:value-type="float">
            <text:p>0,9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6501.6" calcext:value-type="float">
            <text:p>6 501,6000</text:p>
          </table:table-cell>
          <table:table-cell table:formula="of:=[.S69]-[.T69]" office:value-type="float" office:value="-6501.6" calcext:value-type="float">
            <text:p>-6501,6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32" calcext:value-type="float">
            <text:p>43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70]+([.M70]/20)+([.N70]/240)" office:value-type="float" office:value="1.5" calcext:value-type="float">
            <text:p>1,5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648" calcext:value-type="float">
            <text:p>648,0000</text:p>
          </table:table-cell>
          <table:table-cell table:formula="of:=[.S70]-[.T70]" office:value-type="float" office:value="-648" calcext:value-type="float">
            <text:p>-648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Poulda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330" calcext:value-type="float">
            <text:p>3 3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71]+([.M71]/20)+([.N71]/240)" office:value-type="float" office:value="1.25" calcext:value-type="float">
            <text:p>1,25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4162.5" calcext:value-type="float">
            <text:p>4 162,5000</text:p>
          </table:table-cell>
          <table:table-cell table:formula="of:=[.S71]-[.T71]" office:value-type="float" office:value="-4162.5" calcext:value-type="float">
            <text:p>-4162,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de Quint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72]+([.M72]/20)+([.N72]/240)" office:value-type="float" office:value="2" calcext:value-type="float">
            <text:p>2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260" calcext:value-type="float">
            <text:p>260,0000</text:p>
          </table:table-cell>
          <table:table-cell table:formula="of:=[.S72]-[.T72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de Savign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 table:number-columns-repeated="3"/>
          <table:table-cell table:style-name="ce21" table:formula="of:=[.L73]+([.M73]/20)+([.N73]/240)" office:value-type="float" office:value="0" calcext:value-type="float">
            <text:p>0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0" calcext:value-type="float">
            <text:p>0,0000</text:p>
          </table:table-cell>
          <table:table-cell table:formula="of:=[.S73]-[.T73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de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752" calcext:value-type="float">
            <text:p>5 75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74]+([.M74]/20)+([.N74]/240)" office:value-type="float" office:value="0.5" calcext:value-type="float">
            <text:p>0,5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2876" calcext:value-type="float">
            <text:p>2 876,0000</text:p>
          </table:table-cell>
          <table:table-cell table:formula="of:=[.S74]-[.T74]" office:value-type="float" office:value="-2876" calcext:value-type="float">
            <text:p>-2876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à vo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75]+([.M75]/20)+([.N75]/240)" office:value-type="float" office:value="0.75" calcext:value-type="float">
            <text:p>0,75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525" calcext:value-type="float">
            <text:p>525,0000</text:p>
          </table:table-cell>
          <table:table-cell table:formula="of:=[.S75]-[.T75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ci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6" calcext:value-type="float">
            <text:p>156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76]+([.M76]/20)+([.N76]/240)" office:value-type="float" office:value="4.5" calcext:value-type="float">
            <text:p>4,5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702" calcext:value-type="float">
            <text:p>702,0000</text:p>
          </table:table-cell>
          <table:table-cell table:formula="of:=[.S76]-[.T76]" office:value-type="float" office:value="-702" calcext:value-type="float">
            <text:p>-702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ci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1" table:formula="of:=[.L77]+([.M77]/20)+([.N77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77]+0.05*[.Q77]+[.R77]/240" office:value-type="float" office:value="600" calcext:value-type="float">
            <text:p>600</text:p>
          </table:table-cell>
          <table:table-cell table:formula="of:=[.J77]*[.O77]" office:value-type="float" office:value="0" calcext:value-type="float">
            <text:p>0,0000</text:p>
          </table:table-cell>
          <table:table-cell table:formula="of:=[.S77]-[.T77]" office:value-type="float" office:value="600" calcext:value-type="float">
            <text:p>600</text:p>
          </table:table-cell>
          <table:table-cell office:value-type="string" calcext:value-type="string">
            <text:p>valeur de 600 L</text:p>
          </table:table-cell>
          <table:table-cell table:number-columns-repeated="100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ecr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78]+([.M78]/20)+([.N78]/240)" office:value-type="float" office:value="0.9" calcext:value-type="float">
            <text:p>0,9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450" calcext:value-type="float">
            <text:p>450,0000</text:p>
          </table:table-cell>
          <table:table-cell table:formula="of:=[.S78]-[.T78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d'Ho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u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79]+([.M79]/20)+([.N79]/240)" office:value-type="float" office:value="5" calcext:value-type="float">
            <text:p>5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00" calcext:value-type="float">
            <text:p>100,0000</text:p>
          </table:table-cell>
          <table:table-cell table:formula="of:=[.S79]-[.T79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aisselle de b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80]+([.M80]/20)+([.N80]/240)" office:value-type="float" office:value="0.5" calcext:value-type="float">
            <text:p>0,5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12.5" calcext:value-type="float">
            <text:p>12,5000</text:p>
          </table:table-cell>
          <table:table-cell table:formula="of:=[.S80]-[.T80]" office:value-type="float" office:value="-12.5" calcext:value-type="float">
            <text:p>-12,5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aisselle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8" calcext:value-type="float">
            <text:p>158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21" table:formula="of:=[.L81]+([.M81]/20)+([.N81]/240)" office:value-type="float" office:value="1.8" calcext:value-type="float">
            <text:p>1,8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284.4" calcext:value-type="float">
            <text:p>284,4000</text:p>
          </table:table-cell>
          <table:table-cell table:formula="of:=[.S81]-[.T81]" office:value-type="float" office:value="-284.4" calcext:value-type="float">
            <text:p>-284,4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82]+([.M82]/20)+([.N82]/240)" office:value-type="float" office:value="70" calcext:value-type="float">
            <text:p>70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70" calcext:value-type="float">
            <text:p>70,0000</text:p>
          </table:table-cell>
          <table:table-cell table:formula="of:=[.S82]-[.T82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bariques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21" table:formula="of:=[.L83]+([.M83]/20)+([.N83]/240)" office:value-type="float" office:value="240" calcext:value-type="float">
            <text:p>240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20640" calcext:value-type="float">
            <text:p>20 640,0000</text:p>
          </table:table-cell>
          <table:table-cell table:formula="of:=[.S83]-[.T83]" office:value-type="float" office:value="-20640" calcext:value-type="float">
            <text:p>-2064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e cham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84]+([.M84]/20)+([.N84]/240)" office:value-type="float" office:value="1.75" calcext:value-type="float">
            <text:p>1,75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189" calcext:value-type="float">
            <text:p>189,0000</text:p>
          </table:table-cell>
          <table:table-cell table:formula="of:=[.S84]-[.T84]" office:value-type="float" office:value="-189" calcext:value-type="float">
            <text:p>-189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85]+([.M85]/20)+([.N85]/240)" office:value-type="float" office:value="6" calcext:value-type="float">
            <text:p>6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36" calcext:value-type="float">
            <text:p>36,0000</text:p>
          </table:table-cell>
          <table:table-cell table:formula="of:=[.S85]-[.T85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 office:value-type="float" office:value="0.11" calcext:value-type="float">
            <text:p>0,110</text:p>
          </table:table-cell>
          <table:table-cell table:number-columns-repeated="2"/>
          <table:table-cell table:style-name="ce21" table:formula="of:=[.L86]+([.M86]/20)+([.N86]/240)" office:value-type="float" office:value="0.11" calcext:value-type="float">
            <text:p>0,11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10" calcext:value-type="float">
            <text:p>110,0000</text:p>
          </table:table-cell>
          <table:table-cell table:formula="of:=[.S86]-[.T86]" office:value-type="float" office:value="-110" calcext:value-type="float">
            <text:p>-110</text:p>
          </table:table-cell>
          <table:table-cell office:value-type="string" calcext:value-type="string">
            <text:p>11 L %</text:p>
          </table:table-cell>
          <table:table-cell table:number-columns-repeated="100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0.34" calcext:value-type="float">
            <text:p>0,340</text:p>
          </table:table-cell>
          <table:table-cell table:number-columns-repeated="2"/>
          <table:table-cell table:style-name="ce21" table:formula="of:=[.L87]+([.M87]/20)+([.N87]/240)" office:value-type="float" office:value="0.34" calcext:value-type="float">
            <text:p>0,34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51" calcext:value-type="float">
            <text:p>51,0000</text:p>
          </table:table-cell>
          <table:table-cell table:formula="of:=[.S87]-[.T87]" office:value-type="float" office:value="-51" calcext:value-type="float">
            <text:p>-51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1728" calcext:value-type="float">
            <text:p>1 72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88]+([.M88]/20)+([.N88]/240)" office:value-type="float" office:value="1.25" calcext:value-type="float">
            <text:p>1,25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2160" calcext:value-type="float">
            <text:p>2 160,0000</text:p>
          </table:table-cell>
          <table:table-cell table:formula="of:=[.S88]-[.T88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s de co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douzain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89]+([.M89]/20)+([.N89]/240)" office:value-type="float" office:value="40" calcext:value-type="float">
            <text:p>40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4000" calcext:value-type="float">
            <text:p>4 000,0000</text:p>
          </table:table-cell>
          <table:table-cell table:formula="of:=[.S89]-[.T89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200" calcext:value-type="float">
            <text:p>4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90]+([.M90]/20)+([.N90]/240)" office:value-type="float" office:value="0.4" calcext:value-type="float">
            <text:p>0,4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1680" calcext:value-type="float">
            <text:p>1 680,0000</text:p>
          </table:table-cell>
          <table:table-cell table:formula="of:=[.S90]-[.T90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55" calcext:value-type="float">
            <text:p>2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91]+([.M91]/20)+([.N91]/240)" office:value-type="float" office:value="2.25" calcext:value-type="float">
            <text:p>2,25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573.75" calcext:value-type="float">
            <text:p>573,7500</text:p>
          </table:table-cell>
          <table:table-cell table:formula="of:=[.S91]-[.T91]" office:value-type="float" office:value="-573.75" calcext:value-type="float">
            <text:p>-573,75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udière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1" table:formula="of:=[.L92]+([.M92]/20)+([.N92]/240)" office:value-type="float" office:value="0.35" calcext:value-type="float">
            <text:p>0,35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630" calcext:value-type="float">
            <text:p>630,0000</text:p>
          </table:table-cell>
          <table:table-cell table:formula="of:=[.S92]-[.T92]" office:value-type="float" office:value="-630" calcext:value-type="float">
            <text:p>-630</text:p>
          </table:table-cell>
          <table:table-cell office:value-type="string" calcext:value-type="string">
            <text:p>35 L %</text:p>
          </table:table-cell>
          <table:table-cell table:number-columns-repeated="100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ussette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douzai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93]+([.M93]/20)+([.N93]/240)" office:value-type="float" office:value="20" calcext:value-type="float">
            <text:p>20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4800" calcext:value-type="float">
            <text:p>4 800,0000</text:p>
          </table:table-cell>
          <table:table-cell table:formula="of:=[.S93]-[.T93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emises de 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820" calcext:value-type="float">
            <text:p>3 820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94]+([.M94]/20)+([.N94]/240)" office:value-type="float" office:value="6" calcext:value-type="float">
            <text:p>6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2920" calcext:value-type="float">
            <text:p>22 920,0000</text:p>
          </table:table-cell>
          <table:table-cell table:formula="of:=[.S94]-[.T94]" office:value-type="float" office:value="-22920" calcext:value-type="float">
            <text:p>-2292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rs de boeu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95]+([.M95]/20)+([.N95]/240)" office:value-type="float" office:value="18" calcext:value-type="float">
            <text:p>18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486" calcext:value-type="float">
            <text:p>486,0000</text:p>
          </table:table-cell>
          <table:table-cell table:formula="of:=[.S95]-[.T95]" office:value-type="float" office:value="-486" calcext:value-type="float">
            <text:p>-486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rs de géni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96]+([.M96]/20)+([.N96]/240)" office:value-type="float" office:value="6" calcext:value-type="float">
            <text:p>6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864" calcext:value-type="float">
            <text:p>864,0000</text:p>
          </table:table-cell>
          <table:table-cell table:formula="of:=[.S96]-[.T96]" office:value-type="float" office:value="-864" calcext:value-type="float">
            <text:p>-864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raps de Caracass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lles</text:p>
          </table:table-cell>
          <table:table-cell office:value-type="float" office:value="1200" calcext:value-type="float">
            <text:p>1200,000</text:p>
          </table:table-cell>
          <table:table-cell table:number-columns-repeated="2"/>
          <table:table-cell table:style-name="ce21" table:formula="of:=[.L97]+([.M97]/20)+([.N97]/240)" office:value-type="float" office:value="1200" calcext:value-type="float">
            <text:p>1200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3600" calcext:value-type="float">
            <text:p>3 600,0000</text:p>
          </table:table-cell>
          <table:table-cell table:formula="of:=[.S97]-[.T97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lles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1" table:formula="of:=[.L98]+([.M98]/20)+([.N98]/240)" office:value-type="float" office:value="700" calcext:value-type="float">
            <text:p>700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5600" calcext:value-type="float">
            <text:p>5 600,0000</text:p>
          </table:table-cell>
          <table:table-cell table:formula="of:=[.S98]-[.T98]" office:value-type="float" office:value="-5600" calcext:value-type="float">
            <text:p>-560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tonneaux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99]+([.M99]/20)+([.N99]/240)" office:value-type="float" office:value="80" calcext:value-type="float">
            <text:p>8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6320" calcext:value-type="float">
            <text:p>6 320,0000</text:p>
          </table:table-cell>
          <table:table-cell table:formula="of:=[.S99]-[.T99]" office:value-type="float" office:value="-6320" calcext:value-type="float">
            <text:p>-632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4654" calcext:value-type="float">
            <text:p>24 6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00]+([.M100]/20)+([.N100]/240)" office:value-type="float" office:value="0.3" calcext:value-type="float">
            <text:p>0,3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7396.2" calcext:value-type="float">
            <text:p>7 396,2000</text:p>
          </table:table-cell>
          <table:table-cell table:formula="of:=[.S100]-[.T100]" office:value-type="float" office:value="-7396.2" calcext:value-type="float">
            <text:p>-7396,2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pier bat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64" calcext:value-type="float">
            <text:p>864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01]+([.M101]/20)+([.N101]/240)" office:value-type="float" office:value="2.5" calcext:value-type="float">
            <text:p>2,5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2160" calcext:value-type="float">
            <text:p>2 160,0000</text:p>
          </table:table-cell>
          <table:table-cell table:formula="of:=[.S101]-[.T101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pier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02]+([.M102]/20)+([.N102]/240)" office:value-type="float" office:value="2" calcext:value-type="float">
            <text:p>2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154" calcext:value-type="float">
            <text:p>154,0000</text:p>
          </table:table-cell>
          <table:table-cell table:formula="of:=[.S102]-[.T102]" office:value-type="float" office:value="-154" calcext:value-type="float">
            <text:p>-154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41" calcext:value-type="float">
            <text:p>441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103]+([.M103]/20)+([.N103]/240)" office:value-type="float" office:value="28" calcext:value-type="float">
            <text:p>28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12348" calcext:value-type="float">
            <text:p>12 348,0000</text:p>
          </table:table-cell>
          <table:table-cell table:formula="of:=[.S103]-[.T103]" office:value-type="float" office:value="-12348" calcext:value-type="float">
            <text:p>-12348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104]+([.M104]/20)+([.N104]/240)" office:value-type="float" office:value="0.45" calcext:value-type="float">
            <text:p>0,45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56.7" calcext:value-type="float">
            <text:p>56,7000</text:p>
          </table:table-cell>
          <table:table-cell table:formula="of:=[.S104]-[.T104]" office:value-type="float" office:value="-56.7" calcext:value-type="float">
            <text:p>-56,7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ouffle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105]+([.M105]/20)+([.N105]/240)" office:value-type="float" office:value="1.75" calcext:value-type="float">
            <text:p>1,75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52.5" calcext:value-type="float">
            <text:p>52,5000</text:p>
          </table:table-cell>
          <table:table-cell table:formula="of:=[.S105]-[.T105]" office:value-type="float" office:value="-52.5" calcext:value-type="float">
            <text:p>-52,5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880" calcext:value-type="float">
            <text:p>2 88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06]+([.M106]/20)+([.N106]/240)" office:value-type="float" office:value="3" calcext:value-type="float">
            <text:p>3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8640" calcext:value-type="float">
            <text:p>8 640,0000</text:p>
          </table:table-cell>
          <table:table-cell table:formula="of:=[.S106]-[.T106]" office:value-type="float" office:value="-8640" calcext:value-type="float">
            <text:p>-864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1454" calcext:value-type="float">
            <text:p>31 45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107]+([.M107]/20)+([.N107]/240)" office:value-type="float" office:value="2.25" calcext:value-type="float">
            <text:p>2,25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70771.5" calcext:value-type="float">
            <text:p>70 771,5000</text:p>
          </table:table-cell>
          <table:table-cell table:formula="of:=[.S107]-[.T107]" office:value-type="float" office:value="-70771.5" calcext:value-type="float">
            <text:p>-70771,5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é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7625" calcext:value-type="float">
            <text:p>97 625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08]+([.M108]/20)+([.N108]/240)" office:value-type="float" office:value="20" calcext:value-type="float">
            <text:p>20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1952500" calcext:value-type="float">
            <text:p>1 952 500,0000</text:p>
          </table:table-cell>
          <table:table-cell table:formula="of:=[.S108]-[.T108]" office:value-type="float" office:value="-1952500" calcext:value-type="float">
            <text:p>-195250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é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61590" calcext:value-type="float">
            <text:p>161 5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09]+([.M109]/20)+([.N109]/240)" office:value-type="float" office:value="1.5" calcext:value-type="float">
            <text:p>1,5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242385" calcext:value-type="float">
            <text:p>242 385,0000</text:p>
          </table:table-cell>
          <table:table-cell table:formula="of:=[.S109]-[.T109]" office:value-type="float" office:value="-242385" calcext:value-type="float">
            <text:p>-242385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47" calcext:value-type="float">
            <text:p>14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10]+([.M110]/20)+([.N110]/240)" office:value-type="float" office:value="1" calcext:value-type="float">
            <text:p>1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47" calcext:value-type="float">
            <text:p>147,0000</text:p>
          </table:table-cell>
          <table:table-cell table:formula="of:=[.S110]-[.T110]" office:value-type="float" office:value="-147" calcext:value-type="float">
            <text:p>-147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1742" calcext:value-type="float">
            <text:p>41 742,00</text:p>
          </table:table-cell>
          <table:table-cell office:value-type="string" calcext:value-type="string">
            <text:p>aun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111]+([.M111]/20)+([.N111]/240)" office:value-type="float" office:value="26" calcext:value-type="float">
            <text:p>26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085292" calcext:value-type="float">
            <text:p>1 085 292,0000</text:p>
          </table:table-cell>
          <table:table-cell table:formula="of:=[.S111]-[.T111]" office:value-type="float" office:value="-1085292" calcext:value-type="float">
            <text:p>-1085292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entr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352" calcext:value-type="float">
            <text:p>2 35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12]+([.M112]/20)+([.N112]/240)" office:value-type="float" office:value="0.75" calcext:value-type="float">
            <text:p>0,75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764" calcext:value-type="float">
            <text:p>1 764,0000</text:p>
          </table:table-cell>
          <table:table-cell table:formula="of:=[.S112]-[.T112]" office:value-type="float" office:value="-1764" calcext:value-type="float">
            <text:p>-1764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à car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4422" calcext:value-type="float">
            <text:p>14 42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13]+([.M113]/20)+([.N113]/240)" office:value-type="float" office:value="1.5" calcext:value-type="float">
            <text:p>1,5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21633" calcext:value-type="float">
            <text:p>21 633,0000</text:p>
          </table:table-cell>
          <table:table-cell table:formula="of:=[.S113]-[.T113]" office:value-type="float" office:value="-21633" calcext:value-type="float">
            <text:p>-21633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2704" calcext:value-type="float">
            <text:p>52 70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14]+([.M114]/20)+([.N114]/240)" office:value-type="float" office:value="1.5" calcext:value-type="float">
            <text:p>1,5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79056" calcext:value-type="float">
            <text:p>79 056,0000</text:p>
          </table:table-cell>
          <table:table-cell table:formula="of:=[.S114]-[.T114]" office:value-type="float" office:value="-79056" calcext:value-type="float">
            <text:p>-79056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Land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15]+([.M115]/20)+([.N115]/240)" office:value-type="float" office:value="0.9" calcext:value-type="float">
            <text:p>0,9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630" calcext:value-type="float">
            <text:p>630,0000</text:p>
          </table:table-cell>
          <table:table-cell table:formula="of:=[.S115]-[.T115]" office:value-type="float" office:value="-630" calcext:value-type="float">
            <text:p>-63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Roy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004" calcext:value-type="float">
            <text:p>5 00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16]+([.M116]/20)+([.N116]/240)" office:value-type="float" office:value="2" calcext:value-type="float">
            <text:p>2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0008" calcext:value-type="float">
            <text:p>10 008,0000</text:p>
          </table:table-cell>
          <table:table-cell table:formula="of:=[.S116]-[.T116]" office:value-type="float" office:value="-10008" calcext:value-type="float">
            <text:p>-10008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250" calcext:value-type="float">
            <text:p>2 2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17]+([.M117]/20)+([.N117]/240)" office:value-type="float" office:value="0.9" calcext:value-type="float">
            <text:p>0,9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2025" calcext:value-type="float">
            <text:p>2 025,0000</text:p>
          </table:table-cell>
          <table:table-cell table:formula="of:=[.S117]-[.T117]" office:value-type="float" office:value="-2025" calcext:value-type="float">
            <text:p>-2025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d'Ol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18]+([.M118]/20)+([.N118]/240)" office:value-type="float" office:value="20" calcext:value-type="float">
            <text:p>20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620" calcext:value-type="float">
            <text:p>620,0000</text:p>
          </table:table-cell>
          <table:table-cell table:formula="of:=[.S118]-[.T118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de Pontiv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615" calcext:value-type="float">
            <text:p>3 61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19]+([.M119]/20)+([.N119]/240)" office:value-type="float" office:value="2" calcext:value-type="float">
            <text:p>2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7230" calcext:value-type="float">
            <text:p>7 230,0000</text:p>
          </table:table-cell>
          <table:table-cell table:formula="of:=[.S119]-[.T119]" office:value-type="float" office:value="-7230" calcext:value-type="float">
            <text:p>-723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de Poulda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110" calcext:value-type="float">
            <text:p>7 1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120]+([.M120]/20)+([.N120]/240)" office:value-type="float" office:value="1.2" calcext:value-type="float">
            <text:p>1,2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8532" calcext:value-type="float">
            <text:p>8 532,0000</text:p>
          </table:table-cell>
          <table:table-cell table:formula="of:=[.S120]-[.T120]" office:value-type="float" office:value="-8532" calcext:value-type="float">
            <text:p>-8532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ra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315" calcext:value-type="float">
            <text:p>6 31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21]+([.M121]/20)+([.N121]/240)" office:value-type="float" office:value="0.75" calcext:value-type="float">
            <text:p>0,75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4736.25" calcext:value-type="float">
            <text:p>4 736,2500</text:p>
          </table:table-cell>
          <table:table-cell table:formula="of:=[.S121]-[.T121]" office:value-type="float" office:value="-4736.25" calcext:value-type="float">
            <text:p>-4736,25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7350" calcext:value-type="float">
            <text:p>37 3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22]+([.M122]/20)+([.N122]/240)" office:value-type="float" office:value="0.9" calcext:value-type="float">
            <text:p>0,9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33615" calcext:value-type="float">
            <text:p>33 615,0000</text:p>
          </table:table-cell>
          <table:table-cell table:formula="of:=[.S122]-[.T122]" office:value-type="float" office:value="-33615" calcext:value-type="float">
            <text:p>-33615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123]+([.M123]/20)+([.N123]/240)" office:value-type="float" office:value="26" calcext:value-type="float">
            <text:p>26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52" calcext:value-type="float">
            <text:p>52,0000</text:p>
          </table:table-cell>
          <table:table-cell table:formula="of:=[.S123]-[.T123]" office:value-type="float" office:value="-52" calcext:value-type="float">
            <text:p>-52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les de Bretagne ; de Vit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530" calcext:value-type="float">
            <text:p>1 5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24]+([.M124]/20)+([.N124]/240)" office:value-type="float" office:value="0.5" calcext:value-type="float">
            <text:p>0,5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765" calcext:value-type="float">
            <text:p>765,0000</text:p>
          </table:table-cell>
          <table:table-cell table:formula="of:=[.S124]-[.T124]" office:value-type="float" office:value="-765" calcext:value-type="float">
            <text:p>-765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balles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1" table:formula="of:=[.L125]+([.M125]/20)+([.N125]/240)" office:value-type="float" office:value="700" calcext:value-type="float">
            <text:p>700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58100" calcext:value-type="float">
            <text:p>58 100,0000</text:p>
          </table:table-cell>
          <table:table-cell table:formula="of:=[.S125]-[.T125]" office:value-type="float" office:value="-58100" calcext:value-type="float">
            <text:p>-5810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800" calcext:value-type="float">
            <text:p>10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26]+([.M126]/20)+([.N126]/240)" office:value-type="float" office:value="2.5" calcext:value-type="float">
            <text:p>2,5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27000" calcext:value-type="float">
            <text:p>27 000,0000</text:p>
          </table:table-cell>
          <table:table-cell table:formula="of:=[.S126]-[.T126]" office:value-type="float" office:value="-27000" calcext:value-type="float">
            <text:p>-270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320" calcext:value-type="float">
            <text:p>1 32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1" table:formula="of:=[.L127]+([.M127]/20)+([.N127]/240)" office:value-type="float" office:value="0" calcext:value-type="float">
            <text:p>0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0" calcext:value-type="float">
            <text:p>0,0000</text:p>
          </table:table-cell>
          <table:table-cell table:formula="of:=[.S127]-[.T127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table:style-name="ce8" office:value-type="string" calcext:value-type="string">
            <text:p>baz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128]+([.M128]/20)+([.N128]/240)" office:value-type="float" office:value="0" calcext:value-type="float">
            <text:p>0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0" calcext:value-type="float">
            <text:p>0,0000</text:p>
          </table:table-cell>
          <table:table-cell table:formula="of:=[.S128]-[.T128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41308" calcext:value-type="float">
            <text:p>141 3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29]+([.M129]/20)+([.N129]/240)" office:value-type="float" office:value="1.25" calcext:value-type="float">
            <text:p>1,25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176635" calcext:value-type="float">
            <text:p>176 635,0000</text:p>
          </table:table-cell>
          <table:table-cell table:formula="of:=[.S129]-[.T129]" office:value-type="float" office:value="-176635" calcext:value-type="float">
            <text:p>-176635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991" calcext:value-type="float">
            <text:p>2 9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30]+([.M130]/20)+([.N130]/240)" office:value-type="float" office:value="2.5" calcext:value-type="float">
            <text:p>2,5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7477.5" calcext:value-type="float">
            <text:p>7 477,5000</text:p>
          </table:table-cell>
          <table:table-cell table:formula="of:=[.S130]-[.T130]" office:value-type="float" office:value="-7477.5" calcext:value-type="float">
            <text:p>-7477,5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31]+([.M131]/20)+([.N131]/240)" office:value-type="float" office:value="40" calcext:value-type="float">
            <text:p>40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3200" calcext:value-type="float">
            <text:p>3 200,0000</text:p>
          </table:table-cell>
          <table:table-cell table:formula="of:=[.S131]-[.T131]" office:value-type="float" office:value="-3200" calcext:value-type="float">
            <text:p>-32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it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32]+([.M132]/20)+([.N132]/240)" office:value-type="float" office:value="40" calcext:value-type="float">
            <text:p>40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720" calcext:value-type="float">
            <text:p>720,0000</text:p>
          </table:table-cell>
          <table:table-cell table:formula="of:=[.S132]-[.T132]" office:value-type="float" office:value="-720" calcext:value-type="float">
            <text:p>-72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irkac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95" calcext:value-type="float">
            <text:p>295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133]+([.M133]/20)+([.N133]/240)" office:value-type="float" office:value="60" calcext:value-type="float">
            <text:p>60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17700" calcext:value-type="float">
            <text:p>17 700,0000</text:p>
          </table:table-cell>
          <table:table-cell table:formula="of:=[.S133]-[.T133]" office:value-type="float" office:value="-17700" calcext:value-type="float">
            <text:p>-177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1" table:formula="of:=[.L134]+([.M134]/20)+([.N134]/240)" office:value-type="float" office:value="12.75" calcext:value-type="float">
            <text:p>12,75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2550" calcext:value-type="float">
            <text:p>2 550,0000</text:p>
          </table:table-cell>
          <table:table-cell table:formula="of:=[.S134]-[.T134]" office:value-type="float" office:value="-2550" calcext:value-type="float">
            <text:p>-255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amas un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35]+([.M135]/20)+([.N135]/240)" office:value-type="float" office:value="120" calcext:value-type="float">
            <text:p>120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5280" calcext:value-type="float">
            <text:p>5 280,0000</text:p>
          </table:table-cell>
          <table:table-cell table:formula="of:=[.S135]-[.T135]" office:value-type="float" office:value="-5280" calcext:value-type="float">
            <text:p>-5280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ar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36]+([.M136]/20)+([.N136]/240)" office:value-type="float" office:value="40" calcext:value-type="float">
            <text:p>40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10800" calcext:value-type="float">
            <text:p>10 800,0000</text:p>
          </table:table-cell>
          <table:table-cell table:formula="of:=[.S136]-[.T136]" office:value-type="float" office:value="-10800" calcext:value-type="float">
            <text:p>-108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issoucha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52" calcext:value-type="float">
            <text:p>152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37]+([.M137]/20)+([.N137]/240)" office:value-type="float" office:value="30" calcext:value-type="float">
            <text:p>30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4560" calcext:value-type="float">
            <text:p>4 560,0000</text:p>
          </table:table-cell>
          <table:table-cell table:formula="of:=[.S137]-[.T137]" office:value-type="float" office:value="-4560" calcext:value-type="float">
            <text:p>-456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corc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38]+([.M138]/20)+([.N138]/240)" office:value-type="float" office:value="15" calcext:value-type="float">
            <text:p>15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80" calcext:value-type="float">
            <text:p>180,0000</text:p>
          </table:table-cell>
          <table:table-cell table:formula="of:=[.S138]-[.T138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élatoh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39]+([.M139]/20)+([.N139]/240)" office:value-type="float" office:value="30" calcext:value-type="float">
            <text:p>30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2130" calcext:value-type="float">
            <text:p>2 130,0000</text:p>
          </table:table-cell>
          <table:table-cell table:formula="of:=[.S139]-[.T139]" office:value-type="float" office:value="-2130" calcext:value-type="float">
            <text:p>-213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40]+([.M140]/20)+([.N140]/240)" office:value-type="float" office:value="120" calcext:value-type="float">
            <text:p>120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6000" calcext:value-type="float">
            <text:p>6 000,0000</text:p>
          </table:table-cell>
          <table:table-cell table:formula="of:=[.S140]-[.T140]" office:value-type="float" office:value="-6000" calcext:value-type="float">
            <text:p>-60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uingan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373" calcext:value-type="float">
            <text:p>373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141]+([.M141]/20)+([.N141]/240)" office:value-type="float" office:value="9" calcext:value-type="float">
            <text:p>9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3357" calcext:value-type="float">
            <text:p>3 357,0000</text:p>
          </table:table-cell>
          <table:table-cell table:formula="of:=[.S141]-[.T141]" office:value-type="float" office:value="-3357" calcext:value-type="float">
            <text:p>-3357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42]+([.M142]/20)+([.N142]/240)" office:value-type="float" office:value="12" calcext:value-type="float">
            <text:p>12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5760" calcext:value-type="float">
            <text:p>5 760,0000</text:p>
          </table:table-cell>
          <table:table-cell table:formula="of:=[.S142]-[.T142]" office:value-type="float" office:value="-5760" calcext:value-type="float">
            <text:p>-576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adari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air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143]+([.M143]/20)+([.N143]/240)" office:value-type="float" office:value="200" calcext:value-type="float">
            <text:p>200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2200" calcext:value-type="float">
            <text:p>2 200,0000</text:p>
          </table:table-cell>
          <table:table-cell table:formula="of:=[.S143]-[.T143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114" calcext:value-type="float">
            <text:p>1 114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44]+([.M144]/20)+([.N144]/240)" office:value-type="float" office:value="12" calcext:value-type="float">
            <text:p>12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13368" calcext:value-type="float">
            <text:p>13 368,0000</text:p>
          </table:table-cell>
          <table:table-cell table:formula="of:=[.S144]-[.T144]" office:value-type="float" office:value="-13368" calcext:value-type="float">
            <text:p>-13368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45]+([.M145]/20)+([.N145]/240)" office:value-type="float" office:value="20" calcext:value-type="float">
            <text:p>20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2000" calcext:value-type="float">
            <text:p>2 000,0000</text:p>
          </table:table-cell>
          <table:table-cell table:formula="of:=[.S145]-[.T145]" office:value-type="float" office:value="-2000" calcext:value-type="float">
            <text:p>-20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46]+([.M146]/20)+([.N146]/240)" office:value-type="float" office:value="30" calcext:value-type="float">
            <text:p>30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440" calcext:value-type="float">
            <text:p>1 440,0000</text:p>
          </table:table-cell>
          <table:table-cell table:formula="of:=[.S146]-[.T146]" office:value-type="float" office:value="-1440" calcext:value-type="float">
            <text:p>-144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312" calcext:value-type="float">
            <text:p>312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47]+([.M147]/20)+([.N147]/240)" office:value-type="float" office:value="20" calcext:value-type="float">
            <text:p>20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6240" calcext:value-type="float">
            <text:p>6 240,0000</text:p>
          </table:table-cell>
          <table:table-cell table:formula="of:=[.S147]-[.T147]" office:value-type="float" office:value="-6240" calcext:value-type="float">
            <text:p>-624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148]+([.M148]/20)+([.N148]/240)" office:value-type="float" office:value="110" calcext:value-type="float">
            <text:p>110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2200" calcext:value-type="float">
            <text:p>2 200,0000</text:p>
          </table:table-cell>
          <table:table-cell table:formula="of:=[.S148]-[.T148]" office:value-type="float" office:value="-2200" calcext:value-type="float">
            <text:p>-22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49]+([.M149]/20)+([.N149]/240)" office:value-type="float" office:value="5" calcext:value-type="float">
            <text:p>5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2500" calcext:value-type="float">
            <text:p>2 500,0000</text:p>
          </table:table-cell>
          <table:table-cell table:formula="of:=[.S149]-[.T149]" office:value-type="float" office:value="-2500" calcext:value-type="float">
            <text:p>-250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hé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94832" calcext:value-type="float">
            <text:p>94 83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50]+([.M150]/20)+([.N150]/240)" office:value-type="float" office:value="3" calcext:value-type="float">
            <text:p>3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284496" calcext:value-type="float">
            <text:p>284 496,0000</text:p>
          </table:table-cell>
          <table:table-cell table:formula="of:=[.S150]-[.T150]" office:value-type="float" office:value="-284496" calcext:value-type="float">
            <text:p>-284496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151]+([.M151]/20)+([.N151]/240)" office:value-type="float" office:value="28" calcext:value-type="float">
            <text:p>28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1064" calcext:value-type="float">
            <text:p>1 064,0000</text:p>
          </table:table-cell>
          <table:table-cell table:formula="of:=[.S151]-[.T151]" office:value-type="float" office:value="-1064" calcext:value-type="float">
            <text:p>-1064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liba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52]+([.M152]/20)+([.N152]/240)" office:value-type="float" office:value="18" calcext:value-type="float">
            <text:p>18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900" calcext:value-type="float">
            <text:p>900,0000</text:p>
          </table:table-cell>
          <table:table-cell table:formula="of:=[.S152]-[.T152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nab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150" calcext:value-type="float">
            <text:p>2 15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53]+([.M153]/20)+([.N153]/240)" office:value-type="float" office:value="1.25" calcext:value-type="float">
            <text:p>1,25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687.5" calcext:value-type="float">
            <text:p>2 687,5000</text:p>
          </table:table-cell>
          <table:table-cell table:formula="of:=[.S153]-[.T153]" office:value-type="float" office:value="-2687.5" calcext:value-type="float">
            <text:p>-2687,5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jutap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79" calcext:value-type="float">
            <text:p>679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154]+([.M154]/20)+([.N154]/240)" office:value-type="float" office:value="22" calcext:value-type="float">
            <text:p>22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14938" calcext:value-type="float">
            <text:p>14 938,0000</text:p>
          </table:table-cell>
          <table:table-cell table:formula="of:=[.S154]-[.T154]" office:value-type="float" office:value="-14938" calcext:value-type="float">
            <text:p>-14938</text:p>
          </table:table-cell>
          <table:table-cell office:value-type="string" calcext:value-type="string">
            <text:p>À 24 L 22 L</text:p>
          </table:table-cell>
          <table:table-cell table:number-columns-repeated="1002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55]+([.M155]/20)+([.N155]/240)" office:value-type="float" office:value="24" calcext:value-type="float">
            <text:p>24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2448" calcext:value-type="float">
            <text:p>2 448,0000</text:p>
          </table:table-cell>
          <table:table-cell table:formula="of:=[.S155]-[.T155]" office:value-type="float" office:value="-2448" calcext:value-type="float">
            <text:p>-2448</text:p>
          </table:table-cell>
          <table:table-cell office:value-type="string" calcext:value-type="string">
            <text:p>À 30 L 24</text:p>
          </table:table-cell>
          <table:table-cell table:number-columns-repeated="1002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tiercons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21" table:formula="of:=[.L156]+([.M156]/20)+([.N156]/240)" office:value-type="float" office:value="1.8" calcext:value-type="float">
            <text:p>1,8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43.2" calcext:value-type="float">
            <text:p>43,2000</text:p>
          </table:table-cell>
          <table:table-cell table:formula="of:=[.S156]-[.T156]" office:value-type="float" office:value="-43.2" calcext:value-type="float">
            <text:p>-43,2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ulan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57]+([.M157]/20)+([.N157]/240)" office:value-type="float" office:value="7.5" calcext:value-type="float">
            <text:p>7,5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600" calcext:value-type="float">
            <text:p>600,0000</text:p>
          </table:table-cell>
          <table:table-cell table:formula="of:=[.S157]-[.T157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uteilles de v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58]+([.M158]/20)+([.N158]/240)" office:value-type="float" office:value="0.2" calcext:value-type="float">
            <text:p>0,2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1" calcext:value-type="float">
            <text:p>1,0000</text:p>
          </table:table-cell>
          <table:table-cell table:formula="of:=[.S158]-[.T158]" office:value-type="float" office:value="-1" calcext:value-type="float">
            <text:p>-1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90" calcext:value-type="float">
            <text:p>490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159]+([.M159]/20)+([.N159]/240)" office:value-type="float" office:value="0" calcext:value-type="float">
            <text:p>0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0" calcext:value-type="float">
            <text:p>0,0000</text:p>
          </table:table-cell>
          <table:table-cell table:formula="of:=[.S159]-[.T159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nettes de g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68" calcext:value-type="float">
            <text:p>768,00</text:p>
          </table:table-cell>
          <table:table-cell office:value-type="string" calcext:value-type="string">
            <text:p>jets</text:p>
          </table:table-cell>
          <table:table-cell table:number-columns-repeated="3"/>
          <table:table-cell table:style-name="ce21" table:formula="of:=[.L160]+([.M160]/20)+([.N160]/240)" office:value-type="float" office:value="0" calcext:value-type="float">
            <text:p>0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0" calcext:value-type="float">
            <text:p>0,0000</text:p>
          </table:table-cell>
          <table:table-cell table:formula="of:=[.S160]-[.T160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nettes de g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20" calcext:value-type="float">
            <text:p>52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61]+([.M161]/20)+([.N161]/240)" office:value-type="float" office:value="0.3" calcext:value-type="float">
            <text:p>0,3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156" calcext:value-type="float">
            <text:p>156,0000</text:p>
          </table:table-cell>
          <table:table-cell table:formula="of:=[.S161]-[.T161]" office:value-type="float" office:value="-156" calcext:value-type="float">
            <text:p>-156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ves garnies de 9 flac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62]+([.M162]/20)+([.N162]/240)" office:value-type="float" office:value="6" calcext:value-type="float">
            <text:p>6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1350" calcext:value-type="float">
            <text:p>1 350,0000</text:p>
          </table:table-cell>
          <table:table-cell table:formula="of:=[.S162]-[.T162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ves garnies de 6 flac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455" calcext:value-type="float">
            <text:p>2 45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63]+([.M163]/20)+([.N163]/240)" office:value-type="float" office:value="4" calcext:value-type="float">
            <text:p>4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9820" calcext:value-type="float">
            <text:p>9 820,0000</text:p>
          </table:table-cell>
          <table:table-cell table:formula="of:=[.S163]-[.T163]" office:value-type="float" office:value="-9820" calcext:value-type="float">
            <text:p>-982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506" calcext:value-type="float">
            <text:p>6 5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1" table:formula="of:=[.L164]+([.M164]/20)+([.N164]/240)" office:value-type="float" office:value="0.7" calcext:value-type="float">
            <text:p>0,7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4554.2" calcext:value-type="float">
            <text:p>4 554,2000</text:p>
          </table:table-cell>
          <table:table-cell table:formula="of:=[.S164]-[.T164]" office:value-type="float" office:value="-4554.2" calcext:value-type="float">
            <text:p>-4554,2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65]+([.M165]/20)+([.N165]/240)" office:value-type="float" office:value="0.4" calcext:value-type="float">
            <text:p>0,4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144" calcext:value-type="float">
            <text:p>144,0000</text:p>
          </table:table-cell>
          <table:table-cell table:formula="of:=[.S165]-[.T165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peaux à nèg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85" calcext:value-type="float">
            <text:p>18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66]+([.M166]/20)+([.N166]/240)" office:value-type="float" office:value="1" calcext:value-type="float">
            <text:p>1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185" calcext:value-type="float">
            <text:p>185,0000</text:p>
          </table:table-cell>
          <table:table-cell table:formula="of:=[.S166]-[.T166]" office:value-type="float" office:value="-185" calcext:value-type="float">
            <text:p>-185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76" calcext:value-type="float">
            <text:p>276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67]+([.M167]/20)+([.N167]/240)" office:value-type="float" office:value="25" calcext:value-type="float">
            <text:p>25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6900" calcext:value-type="float">
            <text:p>6 900,0000</text:p>
          </table:table-cell>
          <table:table-cell table:formula="of:=[.S167]-[.T167]" office:value-type="float" office:value="-6900" calcext:value-type="float">
            <text:p>-690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udières de pot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68]+([.M168]/20)+([.N168]/240)" office:value-type="float" office:value="1.25" calcext:value-type="float">
            <text:p>1,25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12.5" calcext:value-type="float">
            <text:p>12,5000</text:p>
          </table:table-cell>
          <table:table-cell table:formula="of:=[.S168]-[.T168]" office:value-type="float" office:value="-12.5" calcext:value-type="float">
            <text:p>-12,5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urail f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1" table:formula="of:=[.L169]+([.M169]/20)+([.N169]/240)" office:value-type="float" office:value="0.7" calcext:value-type="float">
            <text:p>0,7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23.1" calcext:value-type="float">
            <text:p>23,1000</text:p>
          </table:table-cell>
          <table:table-cell table:formula="of:=[.S169]-[.T169]" office:value-type="float" office:value="-23.1" calcext:value-type="float">
            <text:p>-23,1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7.5" calcext:value-type="float">
            <text:p>37,5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1" table:formula="of:=[.L170]+([.M170]/20)+([.N170]/240)" office:value-type="float" office:value="0" calcext:value-type="float">
            <text:p>0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0" calcext:value-type="float">
            <text:p>0,0000</text:p>
          </table:table-cell>
          <table:table-cell table:formula="of:=[.S170]-[.T170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171]+([.M171]/20)+([.N171]/240)" office:value-type="float" office:value="0" calcext:value-type="float">
            <text:p>0,00000</text:p>
          </table:table-cell>
          <table:table-cell office:value-type="float" office:value="3241" calcext:value-type="float">
            <text:p>3241</text:p>
          </table:table-cell>
          <table:table-cell table:number-columns-repeated="2"/>
          <table:table-cell table:formula="of:=[.P171]+0.05*[.Q171]+[.R171]/240" office:value-type="float" office:value="3241" calcext:value-type="float">
            <text:p>3241</text:p>
          </table:table-cell>
          <table:table-cell table:formula="of:=[.J171]*[.O171]" office:value-type="float" office:value="0" calcext:value-type="float">
            <text:p>0,0000</text:p>
          </table:table-cell>
          <table:table-cell table:formula="of:=[.S171]-[.T171]" office:value-type="float" office:value="3241" calcext:value-type="float">
            <text:p>3241</text:p>
          </table:table-cell>
          <table:table-cell office:value-type="string" calcext:value-type="string">
            <text:p>valeur de 324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980" calcext:value-type="float">
            <text:p>2 980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72]+([.M172]/20)+([.N172]/240)" office:value-type="float" office:value="4" calcext:value-type="float">
            <text:p>4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1920" calcext:value-type="float">
            <text:p>11 920,0000</text:p>
          </table:table-cell>
          <table:table-cell table:formula="of:=[.S172]-[.T172]" office:value-type="float" office:value="-11920" calcext:value-type="float">
            <text:p>-1192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utteaux flaman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166" calcext:value-type="float">
            <text:p>8 166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73]+([.M173]/20)+([.N173]/240)" office:value-type="float" office:value="1.5" calcext:value-type="float">
            <text:p>1,5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12249" calcext:value-type="float">
            <text:p>12 249,0000</text:p>
          </table:table-cell>
          <table:table-cell table:formula="of:=[.S173]-[.T173]" office:value-type="float" office:value="-12249" calcext:value-type="float">
            <text:p>-12249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90" calcext:value-type="float">
            <text:p>59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74]+([.M174]/20)+([.N174]/240)" office:value-type="float" office:value="12" calcext:value-type="float">
            <text:p>12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7080" calcext:value-type="float">
            <text:p>7 080,0000</text:p>
          </table:table-cell>
          <table:table-cell table:formula="of:=[.S174]-[.T174]" office:value-type="float" office:value="-7080" calcext:value-type="float">
            <text:p>-708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vre en bass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1" table:formula="of:=[.L175]+([.M175]/20)+([.N175]/240)" office:value-type="float" office:value="5.45" calcext:value-type="float">
            <text:p>5,45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485.05" calcext:value-type="float">
            <text:p>485,0500</text:p>
          </table:table-cell>
          <table:table-cell table:formula="of:=[.S175]-[.T175]" office:value-type="float" office:value="-485.05" calcext:value-type="float">
            <text:p>-485,05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vre en bass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76]+([.M176]/20)+([.N176]/240)" office:value-type="float" office:value="2" calcext:value-type="float">
            <text:p>2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600" calcext:value-type="float">
            <text:p>600,0000</text:p>
          </table:table-cell>
          <table:table-cell table:formula="of:=[.S176]-[.T17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vre en batt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628" calcext:value-type="float">
            <text:p>2 6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77]+([.M177]/20)+([.N177]/240)" office:value-type="float" office:value="1.5" calcext:value-type="float">
            <text:p>1,5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3942" calcext:value-type="float">
            <text:p>3 942,0000</text:p>
          </table:table-cell>
          <table:table-cell table:formula="of:=[.S177]-[.T177]" office:value-type="float" office:value="-3942" calcext:value-type="float">
            <text:p>-3942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raps de Caracass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70" calcext:value-type="float">
            <text:p>770,00</text:p>
          </table:table-cell>
          <table:table-cell office:value-type="string" calcext:value-type="string">
            <text:p>aun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78]+([.M178]/20)+([.N178]/240)" office:value-type="float" office:value="10" calcext:value-type="float">
            <text:p>10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7700" calcext:value-type="float">
            <text:p>7 700,0000</text:p>
          </table:table-cell>
          <table:table-cell table:formula="of:=[.S178]-[.T178]" office:value-type="float" office:value="-7700" calcext:value-type="float">
            <text:p>-770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raps de Caracass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179]+([.M179]/20)+([.N179]/240)" office:value-type="float" office:value="0" calcext:value-type="float">
            <text:p>0,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[.P179]+0.05*[.Q179]+[.R179]/240" office:value-type="float" office:value="240" calcext:value-type="float">
            <text:p>240</text:p>
          </table:table-cell>
          <table:table-cell table:formula="of:=[.J179]*[.O179]" office:value-type="float" office:value="0" calcext:value-type="float">
            <text:p>0,0000</text:p>
          </table:table-cell>
          <table:table-cell table:formula="of:=[.S179]-[.T179]" office:value-type="float" office:value="240" calcext:value-type="float">
            <text:p>240</text:p>
          </table:table-cell>
          <table:table-cell office:value-type="string" calcext:value-type="string">
            <text:p>valeur de 240 L</text:p>
          </table:table-cell>
          <table:table-cell table:number-columns-repeated="100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raps de lis vie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80]+([.M180]/20)+([.N180]/240)" office:value-type="float" office:value="2" calcext:value-type="float">
            <text:p>2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4" calcext:value-type="float">
            <text:p>4,0000</text:p>
          </table:table-cell>
          <table:table-cell table:formula="of:=[.S180]-[.T180]" office:value-type="float" office:value="-4" calcext:value-type="float">
            <text:p>-4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flacons</text:p>
          </table:table-cell>
          <table:table-cell table:number-columns-repeated="3"/>
          <table:table-cell table:style-name="ce21" table:formula="of:=[.L181]+([.M181]/20)+([.N181]/240)" office:value-type="float" office:value="0" calcext:value-type="float">
            <text:p>0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0" calcext:value-type="float">
            <text:p>0,0000</text:p>
          </table:table-cell>
          <table:table-cell table:formula="of:=[.S181]-[.T181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892" calcext:value-type="float">
            <text:p>12 892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82]+([.M182]/20)+([.N182]/240)" office:value-type="float" office:value="4" calcext:value-type="float">
            <text:p>4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51568" calcext:value-type="float">
            <text:p>51 568,0000</text:p>
          </table:table-cell>
          <table:table-cell table:formula="of:=[.S182]-[.T182]" office:value-type="float" office:value="-51568" calcext:value-type="float">
            <text:p>-51568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2565" calcext:value-type="float">
            <text:p>32 5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83]+([.M183]/20)+([.N183]/240)" office:value-type="float" office:value="0.15" calcext:value-type="float">
            <text:p>0,15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4884.75" calcext:value-type="float">
            <text:p>4 884,7500</text:p>
          </table:table-cell>
          <table:table-cell table:formula="of:=[.S183]-[.T183]" office:value-type="float" office:value="-4884.75" calcext:value-type="float">
            <text:p>-4884,75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tain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livr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84]+([.M184]/20)+([.N184]/240)" office:value-type="float" office:value="30" calcext:value-type="float">
            <text:p>30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8100" calcext:value-type="float">
            <text:p>8 100,0000</text:p>
          </table:table-cell>
          <table:table-cell table:formula="of:=[.S184]-[.T184]" office:value-type="float" office:value="-8100" calcext:value-type="float">
            <text:p>-8100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85]+([.M185]/20)+([.N185]/240)" office:value-type="float" office:value="20" calcext:value-type="float">
            <text:p>20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780" calcext:value-type="float">
            <text:p>780,0000</text:p>
          </table:table-cell>
          <table:table-cell table:formula="of:=[.S185]-[.T185]" office:value-type="float" office:value="-780" calcext:value-type="float">
            <text:p>-780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au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86]+([.M186]/20)+([.N186]/240)" office:value-type="float" office:value="12" calcext:value-type="float">
            <text:p>12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1560" calcext:value-type="float">
            <text:p>1 560,0000</text:p>
          </table:table-cell>
          <table:table-cell table:formula="of:=[.S186]-[.T186]" office:value-type="float" office:value="-1560" calcext:value-type="float">
            <text:p>-156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187]+([.M187]/20)+([.N187]/240)" office:value-type="float" office:value="0" calcext:value-type="float">
            <text:p>0,00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P187]+0.05*[.Q187]+[.R187]/240" office:value-type="float" office:value="48" calcext:value-type="float">
            <text:p>48</text:p>
          </table:table-cell>
          <table:table-cell table:formula="of:=[.J187]*[.O187]" office:value-type="float" office:value="0" calcext:value-type="float">
            <text:p>0,0000</text:p>
          </table:table-cell>
          <table:table-cell table:formula="of:=[.S187]-[.T187]" office:value-type="float" office:value="48" calcext:value-type="float">
            <text:p>48</text:p>
          </table:table-cell>
          <table:table-cell office:value-type="string" calcext:value-type="string">
            <text:p>valeur de 48 L</text:p>
          </table:table-cell>
          <table:table-cell table:number-columns-repeated="100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88]+([.M188]/20)+([.N188]/240)" office:value-type="float" office:value="3" calcext:value-type="float">
            <text:p>3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600" calcext:value-type="float">
            <text:p>600,0000</text:p>
          </table:table-cell>
          <table:table-cell table:formula="of:=[.S188]-[.T188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3566" calcext:value-type="float">
            <text:p>23 566,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21" table:formula="of:=[.L189]+([.M189]/20)+([.N189]/240)" office:value-type="float" office:value="0.13" calcext:value-type="float">
            <text:p>0,13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3063.58" calcext:value-type="float">
            <text:p>3 063,5800</text:p>
          </table:table-cell>
          <table:table-cell table:formula="of:=[.S189]-[.T189]" office:value-type="float" office:value="-3063.58" calcext:value-type="float">
            <text:p>-3063,58</text:p>
          </table:table-cell>
          <table:table-cell office:value-type="string" calcext:value-type="string">
            <text:p>À 140 L le %% 130 L</text:p>
          </table:table-cell>
          <table:table-cell table:number-columns-repeated="100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tonneaux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190]+([.M190]/20)+([.N190]/240)" office:value-type="float" office:value="80" calcext:value-type="float">
            <text:p>80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520" calcext:value-type="float">
            <text:p>520,0000</text:p>
          </table:table-cell>
          <table:table-cell table:formula="of:=[.S190]-[.T190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boisseaux</text:p>
          </table:table-cell>
          <table:table-cell table:number-columns-repeated="3"/>
          <table:table-cell table:style-name="ce21" table:formula="of:=[.L191]+([.M191]/20)+([.N191]/240)" office:value-type="float" office:value="0" calcext:value-type="float">
            <text:p>0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0" calcext:value-type="float">
            <text:p>0,0000</text:p>
          </table:table-cell>
          <table:table-cell table:formula="of:=[.S191]-[.T191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ets</text:p>
          </table:table-cell>
          <table:table-cell table:number-columns-repeated="3"/>
          <table:table-cell table:style-name="ce21" table:formula="of:=[.L192]+([.M192]/20)+([.N192]/240)" office:value-type="float" office:value="0" calcext:value-type="float">
            <text:p>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0" calcext:value-type="float">
            <text:p>0,0000</text:p>
          </table:table-cell>
          <table:table-cell table:formula="of:=[.S192]-[.T192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us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88" calcext:value-type="float">
            <text:p>788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93]+([.M193]/20)+([.N193]/240)" office:value-type="float" office:value="8" calcext:value-type="float">
            <text:p>8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6304" calcext:value-type="float">
            <text:p>6 304,0000</text:p>
          </table:table-cell>
          <table:table-cell table:formula="of:=[.S193]-[.T193]" office:value-type="float" office:value="-6304" calcext:value-type="float">
            <text:p>-6304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oblets de v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94]+([.M194]/20)+([.N194]/240)" office:value-type="float" office:value="0.25" calcext:value-type="float">
            <text:p>0,25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50" calcext:value-type="float">
            <text:p>50,0000</text:p>
          </table:table-cell>
          <table:table-cell table:formula="of:=[.S194]-[.T194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oblets de v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95]+([.M195]/20)+([.N195]/240)" office:value-type="float" office:value="1.25" calcext:value-type="float">
            <text:p>1,25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62.5" calcext:value-type="float">
            <text:p>62,5000</text:p>
          </table:table-cell>
          <table:table-cell table:formula="of:=[.S195]-[.T195]" office:value-type="float" office:value="-62.5" calcext:value-type="float">
            <text:p>-62,5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ello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196]+([.M196]/20)+([.N196]/240)" office:value-type="float" office:value="0" calcext:value-type="float">
            <text:p>0,0000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formula="of:=[.P196]+0.05*[.Q196]+[.R196]/240" office:value-type="float" office:value="258" calcext:value-type="float">
            <text:p>258</text:p>
          </table:table-cell>
          <table:table-cell table:formula="of:=[.J196]*[.O196]" office:value-type="float" office:value="0" calcext:value-type="float">
            <text:p>0,0000</text:p>
          </table:table-cell>
          <table:table-cell table:formula="of:=[.S196]-[.T196]" office:value-type="float" office:value="258" calcext:value-type="float">
            <text:p>258</text:p>
          </table:table-cell>
          <table:table-cell office:value-type="string" calcext:value-type="string">
            <text:p>valeur de 25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ottes</text:p>
          </table:table-cell>
          <table:table-cell table:number-columns-repeated="3"/>
          <table:table-cell table:style-name="ce21" table:formula="of:=[.L197]+([.M197]/20)+([.N197]/240)" office:value-type="float" office:value="0" calcext:value-type="float">
            <text:p>0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0" calcext:value-type="float">
            <text:p>0,0000</text:p>
          </table:table-cell>
          <table:table-cell table:formula="of:=[.S197]-[.T197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70" calcext:value-type="float">
            <text:p>770,00</text:p>
          </table:table-cell>
          <table:table-cell office:value-type="string" calcext:value-type="string">
            <text:p>let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98]+([.M198]/20)+([.N198]/240)" office:value-type="float" office:value="1" calcext:value-type="float">
            <text:p>1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770" calcext:value-type="float">
            <text:p>770,0000</text:p>
          </table:table-cell>
          <table:table-cell table:formula="of:=[.S198]-[.T198]" office:value-type="float" office:value="-770" calcext:value-type="float">
            <text:p>-770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199]+([.M199]/20)+([.N199]/240)" office:value-type="float" office:value="0" calcext:value-type="float">
            <text:p>0,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[.P199]+0.05*[.Q199]+[.R199]/240" office:value-type="float" office:value="900" calcext:value-type="float">
            <text:p>900</text:p>
          </table:table-cell>
          <table:table-cell table:formula="of:=[.J199]*[.O199]" office:value-type="float" office:value="0" calcext:value-type="float">
            <text:p>0,0000</text:p>
          </table:table-cell>
          <table:table-cell table:formula="of:=[.S199]-[.T199]" office:value-type="float" office:value="900" calcext:value-type="float">
            <text:p>900</text:p>
          </table:table-cell>
          <table:table-cell office:value-type="string" calcext:value-type="string">
            <text:p>valeur de 900 L</text:p>
          </table:table-cell>
          <table:table-cell table:number-columns-repeated="1002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uinée bl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616" calcext:value-type="float">
            <text:p>4 616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00]+([.M200]/20)+([.N200]/240)" office:value-type="float" office:value="28" calcext:value-type="float">
            <text:p>28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29248" calcext:value-type="float">
            <text:p>129 248,0000</text:p>
          </table:table-cell>
          <table:table-cell table:formula="of:=[.S200]-[.T200]" office:value-type="float" office:value="-129248" calcext:value-type="float">
            <text:p>-129248</text:p>
          </table:table-cell>
          <table:table-cell office:value-type="string" calcext:value-type="string">
            <text:p>à 18L <text:s text:c="4"/>28L</text:p>
          </table:table-cell>
          <table:table-cell table:number-columns-repeated="100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uingan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66" calcext:value-type="float">
            <text:p>16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01]+([.M201]/20)+([.N201]/240)" office:value-type="float" office:value="2" calcext:value-type="float">
            <text:p>2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332" calcext:value-type="float">
            <text:p>332,0000</text:p>
          </table:table-cell>
          <table:table-cell table:formula="of:=[.S201]-[.T201]" office:value-type="float" office:value="-332" calcext:value-type="float">
            <text:p>-332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uingan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202]+([.M202]/20)+([.N202]/240)" office:value-type="float" office:value="0" calcext:value-type="float">
            <text:p>0,00000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202]+0.05*[.Q202]+[.R202]/240" office:value-type="float" office:value="441.2" calcext:value-type="float">
            <text:p>441,2</text:p>
          </table:table-cell>
          <table:table-cell table:formula="of:=[.J202]*[.O202]" office:value-type="float" office:value="0" calcext:value-type="float">
            <text:p>0,0000</text:p>
          </table:table-cell>
          <table:table-cell table:formula="of:=[.S202]-[.T202]" office:value-type="float" office:value="441.2" calcext:value-type="float">
            <text:p>441,2</text:p>
          </table:table-cell>
          <table:table-cell office:value-type="string" calcext:value-type="string">
            <text:p>valeur de 441 L 4 S</text:p>
          </table:table-cell>
          <table:table-cell table:number-columns-repeated="1002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bellimeu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203]+([.M203]/20)+([.N203]/240)" office:value-type="float" office:value="0" calcext:value-type="float">
            <text:p>0,000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[.P203]+0.05*[.Q203]+[.R203]/240" office:value-type="float" office:value="1600" calcext:value-type="float">
            <text:p>1600</text:p>
          </table:table-cell>
          <table:table-cell table:formula="of:=[.J203]*[.O203]" office:value-type="float" office:value="0" calcext:value-type="float">
            <text:p>0,0000</text:p>
          </table:table-cell>
          <table:table-cell table:formula="of:=[.S203]-[.T203]" office:value-type="float" office:value="1600" calcext:value-type="float">
            <text:p>1600</text:p>
          </table:table-cell>
          <table:table-cell office:value-type="string" calcext:value-type="string">
            <text:p>Marchandise non identifiée. Valeur de 1600 L</text:p>
          </table:table-cell>
          <table:table-cell table:number-columns-repeated="100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30" calcext:value-type="float">
            <text:p>1 03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04]+([.M204]/20)+([.N204]/240)" office:value-type="float" office:value="24" calcext:value-type="float">
            <text:p>24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24720" calcext:value-type="float">
            <text:p>24 720,0000</text:p>
          </table:table-cell>
          <table:table-cell table:formula="of:=[.S204]-[.T204]" office:value-type="float" office:value="-24720" calcext:value-type="float">
            <text:p>-24720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62" calcext:value-type="float">
            <text:p>762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05]+([.M205]/20)+([.N205]/240)" office:value-type="float" office:value="24" calcext:value-type="float">
            <text:p>24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8288" calcext:value-type="float">
            <text:p>18 288,0000</text:p>
          </table:table-cell>
          <table:table-cell table:formula="of:=[.S205]-[.T205]" office:value-type="float" office:value="-18288" calcext:value-type="float">
            <text:p>-18288</text:p>
          </table:table-cell>
          <table:table-cell office:value-type="string" calcext:value-type="string">
            <text:p>à 35L <text:s text:c="2"/>24L</text:p>
          </table:table-cell>
          <table:table-cell table:number-columns-repeated="1002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ngues de boeu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06]+([.M206]/20)+([.N206]/240)" office:value-type="float" office:value="12" calcext:value-type="float">
            <text:p>12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24" calcext:value-type="float">
            <text:p>24,0000</text:p>
          </table:table-cell>
          <table:table-cell table:formula="of:=[.S206]-[.T206]" office:value-type="float" office:value="-24" calcext:value-type="float">
            <text:p>-24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anier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07]+([.M207]/20)+([.N207]/240)" office:value-type="float" office:value="18" calcext:value-type="float">
            <text:p>18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54" calcext:value-type="float">
            <text:p>54,0000</text:p>
          </table:table-cell>
          <table:table-cell table:formula="of:=[.S207]-[.T207]" office:value-type="float" office:value="-54" calcext:value-type="float">
            <text:p>-54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ant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5"/>
          <table:table-cell table:style-name="ce21" table:formula="of:=[.L208]+([.M208]/20)+([.N208]/240)" office:value-type="float" office:value="0" calcext:value-type="float">
            <text:p>0,00000</text:p>
          </table:table-cell>
          <table:table-cell office:value-type="float" office:value="2404" calcext:value-type="float">
            <text:p>2404</text:p>
          </table:table-cell>
          <table:table-cell table:number-columns-repeated="2"/>
          <table:table-cell table:formula="of:=[.P208]+0.05*[.Q208]+[.R208]/240" office:value-type="float" office:value="2404" calcext:value-type="float">
            <text:p>2404</text:p>
          </table:table-cell>
          <table:table-cell table:formula="of:=[.J208]*[.O208]" office:value-type="float" office:value="0" calcext:value-type="float">
            <text:p>0,0000</text:p>
          </table:table-cell>
          <table:table-cell table:formula="of:=[.S208]-[.T208]" office:value-type="float" office:value="2404" calcext:value-type="float">
            <text:p>2404</text:p>
          </table:table-cell>
          <table:table-cell office:value-type="string" calcext:value-type="string">
            <text:p>valeur de 2404 L <text:s/>cy</text:p>
          </table:table-cell>
          <table:table-cell table:number-columns-repeated="100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armitte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09]+([.M209]/20)+([.N209]/240)" office:value-type="float" office:value="0.35" calcext:value-type="float">
            <text:p>0,35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192.5" calcext:value-type="float">
            <text:p>192,5000</text:p>
          </table:table-cell>
          <table:table-cell table:formula="of:=[.S209]-[.T209]" office:value-type="float" office:value="-192.5" calcext:value-type="float">
            <text:p>-192,5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54" calcext:value-type="float">
            <text:p>354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10]+([.M210]/20)+([.N210]/240)" office:value-type="float" office:value="24" calcext:value-type="float">
            <text:p>24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8496" calcext:value-type="float">
            <text:p>8 496,0000</text:p>
          </table:table-cell>
          <table:table-cell table:formula="of:=[.S210]-[.T210]" office:value-type="float" office:value="-8496" calcext:value-type="float">
            <text:p>-8496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uzaines</text:p>
          </table:table-cell>
          <table:table-cell table:number-columns-repeated="3"/>
          <table:table-cell table:style-name="ce21" table:formula="of:=[.L211]+([.M211]/20)+([.N211]/240)" office:value-type="float" office:value="0" calcext:value-type="float">
            <text:p>0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0" calcext:value-type="float">
            <text:p>0,0000</text:p>
          </table:table-cell>
          <table:table-cell table:formula="of:=[.S211]-[.T211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douzai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12]+([.M212]/20)+([.N212]/240)" office:value-type="float" office:value="18" calcext:value-type="float">
            <text:p>18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558" calcext:value-type="float">
            <text:p>558,0000</text:p>
          </table:table-cell>
          <table:table-cell table:formula="of:=[.S212]-[.T212]" office:value-type="float" office:value="-558" calcext:value-type="float">
            <text:p>-558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13]+([.M213]/20)+([.N213]/240)" office:value-type="float" office:value="40" calcext:value-type="float">
            <text:p>40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3800" calcext:value-type="float">
            <text:p>3 800,0000</text:p>
          </table:table-cell>
          <table:table-cell table:formula="of:=[.S213]-[.T213]" office:value-type="float" office:value="-3800" calcext:value-type="float">
            <text:p>-380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nicaneas gran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645" calcext:value-type="float">
            <text:p>1 645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14]+([.M214]/20)+([.N214]/240)" office:value-type="float" office:value="12" calcext:value-type="float">
            <text:p>12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9740" calcext:value-type="float">
            <text:p>19 740,0000</text:p>
          </table:table-cell>
          <table:table-cell table:formula="of:=[.S214]-[.T214]" office:value-type="float" office:value="-19740" calcext:value-type="float">
            <text:p>-19740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nicaneas peti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90" calcext:value-type="float">
            <text:p>49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15]+([.M215]/20)+([.N215]/240)" office:value-type="float" office:value="10" calcext:value-type="float">
            <text:p>10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4900" calcext:value-type="float">
            <text:p>4 900,0000</text:p>
          </table:table-cell>
          <table:table-cell table:formula="of:=[.S215]-[.T215]" office:value-type="float" office:value="-4900" calcext:value-type="float">
            <text:p>-4900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neganep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16]+([.M216]/20)+([.N216]/240)" office:value-type="float" office:value="25" calcext:value-type="float">
            <text:p>25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11250" calcext:value-type="float">
            <text:p>11 250,0000</text:p>
          </table:table-cell>
          <table:table-cell table:formula="of:=[.S216]-[.T216]" office:value-type="float" office:value="-11250" calcext:value-type="float">
            <text:p>-1125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uti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17]+([.M217]/20)+([.N217]/240)" office:value-type="float" office:value="15" calcext:value-type="float">
            <text:p>15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425" calcext:value-type="float">
            <text:p>1 425,0000</text:p>
          </table:table-cell>
          <table:table-cell table:formula="of:=[.S217]-[.T217]" office:value-type="float" office:value="-1425" calcext:value-type="float">
            <text:p>-1425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millier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1" table:formula="of:=[.L218]+([.M218]/20)+([.N218]/240)" office:value-type="float" office:value="34" calcext:value-type="float">
            <text:p>34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493" calcext:value-type="float">
            <text:p>493,0000</text:p>
          </table:table-cell>
          <table:table-cell table:formula="of:=[.S218]-[.T218]" office:value-type="float" office:value="-493" calcext:value-type="float">
            <text:p>-493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34" calcext:value-type="float">
            <text:p>434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19]+([.M219]/20)+([.N219]/240)" office:value-type="float" office:value="2.25" calcext:value-type="float">
            <text:p>2,25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976.5" calcext:value-type="float">
            <text:p>976,5000</text:p>
          </table:table-cell>
          <table:table-cell table:formula="of:=[.S219]-[.T219]" office:value-type="float" office:value="-976.5" calcext:value-type="float">
            <text:p>-976,5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istole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ai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20]+([.M220]/20)+([.N220]/240)" office:value-type="float" office:value="7" calcext:value-type="float">
            <text:p>7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28" calcext:value-type="float">
            <text:p>28,0000</text:p>
          </table:table-cell>
          <table:table-cell table:formula="of:=[.S220]-[.T220]" office:value-type="float" office:value="-28" calcext:value-type="float">
            <text:p>-28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24" calcext:value-type="float">
            <text:p>424,00</text:p>
          </table:table-cell>
          <table:table-cell office:value-type="string" calcext:value-type="string">
            <text:p>livres</text:p>
          </table:table-cell>
          <table:table-cell/>
          <table:table-cell table:style-name="ce18" office:value-type="float" office:value="7" calcext:value-type="float">
            <text:p>7,000</text:p>
          </table:table-cell>
          <table:table-cell/>
          <table:table-cell table:style-name="ce21" table:formula="of:=[.L221]+([.M221]/20)+([.N221]/240)" office:value-type="float" office:value="0.35" calcext:value-type="float">
            <text:p>0,35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148.4" calcext:value-type="float">
            <text:p>148,4000</text:p>
          </table:table-cell>
          <table:table-cell table:formula="of:=[.S221]-[.T221]" office:value-type="float" office:value="-148.4" calcext:value-type="float">
            <text:p>-148,4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arils</text:p>
          </table:table-cell>
          <table:table-cell office:value-type="float" office:value="60" calcext:value-type="float">
            <text:p>60,000</text:p>
          </table:table-cell>
          <table:table-cell table:style-name="ce18"/>
          <table:table-cell/>
          <table:table-cell table:style-name="ce21" table:formula="of:=[.L222]+([.M222]/20)+([.N222]/240)" office:value-type="float" office:value="60" calcext:value-type="float">
            <text:p>60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6000" calcext:value-type="float">
            <text:p>6 000,0000</text:p>
          </table:table-cell>
          <table:table-cell table:formula="of:=[.S222]-[.T222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1500" calcext:value-type="float">
            <text:p>51 500,00</text:p>
          </table:table-cell>
          <table:table-cell office:value-type="string" calcext:value-type="string">
            <text:p>livres</text:p>
          </table:table-cell>
          <table:table-cell/>
          <table:table-cell table:style-name="ce18" office:value-type="float" office:value="12" calcext:value-type="float">
            <text:p>12,000</text:p>
          </table:table-cell>
          <table:table-cell/>
          <table:table-cell table:style-name="ce21" table:formula="of:=[.L223]+([.M223]/20)+([.N223]/240)" office:value-type="float" office:value="0.6" calcext:value-type="float">
            <text:p>0,6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30900" calcext:value-type="float">
            <text:p>30 900,0000</text:p>
          </table:table-cell>
          <table:table-cell table:formula="of:=[.S223]-[.T223]" office:value-type="float" office:value="-30900" calcext:value-type="float">
            <text:p>-30900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rassa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14" calcext:value-type="float">
            <text:p>614,00</text:p>
          </table:table-cell>
          <table:table-cell office:value-type="string" calcext:value-type="string">
            <text:p>masses</text:p>
          </table:table-cell>
          <table:table-cell/>
          <table:table-cell table:style-name="ce18" office:value-type="float" office:value="40" calcext:value-type="float">
            <text:p>40,000</text:p>
          </table:table-cell>
          <table:table-cell/>
          <table:table-cell table:style-name="ce21" table:formula="of:=[.L224]+([.M224]/20)+([.N224]/240)" office:value-type="float" office:value="2" calcext:value-type="float">
            <text:p>2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1228" calcext:value-type="float">
            <text:p>1 228,0000</text:p>
          </table:table-cell>
          <table:table-cell table:formula="of:=[.S224]-[.T224]" office:value-type="float" office:value="-1228" calcext:value-type="float">
            <text:p>-1228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rassa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73" calcext:value-type="float">
            <text:p>373,00</text:p>
          </table:table-cell>
          <table:table-cell office:value-type="string" calcext:value-type="string">
            <text:p>livres</text:p>
          </table:table-cell>
          <table:table-cell/>
          <table:table-cell table:style-name="ce18" office:value-type="float" office:value="12" calcext:value-type="float">
            <text:p>12,000</text:p>
          </table:table-cell>
          <table:table-cell/>
          <table:table-cell table:style-name="ce21" table:formula="of:=[.L225]+([.M225]/20)+([.N225]/240)" office:value-type="float" office:value="0.6" calcext:value-type="float">
            <text:p>0,6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223.8" calcext:value-type="float">
            <text:p>223,8000</text:p>
          </table:table-cell>
          <table:table-cell table:formula="of:=[.S225]-[.T225]" office:value-type="float" office:value="-223.8" calcext:value-type="float">
            <text:p>-223,8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rassa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table:number-columns-repeated="3"/>
          <table:table-cell table:style-name="ce18"/>
          <table:table-cell/>
          <table:table-cell table:style-name="ce21" table:formula="of:=[.L226]+([.M226]/20)+([.N226]/240)" office:value-type="float" office:value="0" calcext:value-type="float">
            <text:p>0,0000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[.P226]+0.05*[.Q226]+[.R226]/240" office:value-type="float" office:value="340" calcext:value-type="float">
            <text:p>340</text:p>
          </table:table-cell>
          <table:table-cell table:formula="of:=[.J226]*[.O226]" office:value-type="float" office:value="0" calcext:value-type="float">
            <text:p>0,0000</text:p>
          </table:table-cell>
          <table:table-cell table:formula="of:=[.S226]-[.T226]" office:value-type="float" office:value="340" calcext:value-type="float">
            <text:p>340</text:p>
          </table:table-cell>
          <table:table-cell office:value-type="string" calcext:value-type="string">
            <text:p>valeur de 3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 office:value-type="float" office:value="0.29" calcext:value-type="float">
            <text:p>0,290</text:p>
          </table:table-cell>
          <table:table-cell table:style-name="ce18"/>
          <table:table-cell/>
          <table:table-cell table:style-name="ce21" table:formula="of:=[.L227]+([.M227]/20)+([.N227]/240)" office:value-type="float" office:value="0.29" calcext:value-type="float">
            <text:p>0,29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2900" calcext:value-type="float">
            <text:p>2 900,0000</text:p>
          </table:table-cell>
          <table:table-cell table:formula="of:=[.S227]-[.T227]" office:value-type="float" office:value="-2900" calcext:value-type="float">
            <text:p>-2900</text:p>
          </table:table-cell>
          <table:table-cell office:value-type="string" calcext:value-type="string">
            <text:p>29 L %</text:p>
          </table:table-cell>
          <table:table-cell table:number-columns-repeated="100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b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style-name="ce18"/>
          <table:table-cell/>
          <table:table-cell table:style-name="ce21" table:formula="of:=[.L228]+([.M228]/20)+([.N228]/240)" office:value-type="float" office:value="3" calcext:value-type="float">
            <text:p>3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56" calcext:value-type="float">
            <text:p>156,0000</text:p>
          </table:table-cell>
          <table:table-cell table:formula="of:=[.S228]-[.T228]" office:value-type="float" office:value="-156" calcext:value-type="float">
            <text:p>-156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lemporis bl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958" calcext:value-type="float">
            <text:p>958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style-name="ce18"/>
          <table:table-cell/>
          <table:table-cell table:style-name="ce21" table:formula="of:=[.L229]+([.M229]/20)+([.N229]/240)" office:value-type="float" office:value="25" calcext:value-type="float">
            <text:p>25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23950" calcext:value-type="float">
            <text:p>23 950,0000</text:p>
          </table:table-cell>
          <table:table-cell table:formula="of:=[.S229]-[.T229]" office:value-type="float" office:value="-23950" calcext:value-type="float">
            <text:p>-2395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ets</text:p>
          </table:table-cell>
          <table:table-cell/>
          <table:table-cell table:style-name="ce18"/>
          <table:table-cell/>
          <table:table-cell table:style-name="ce21" table:formula="of:=[.L230]+([.M230]/20)+([.N230]/240)" office:value-type="float" office:value="0" calcext:value-type="float">
            <text:p>0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0" calcext:value-type="float">
            <text:p>0,0000</text:p>
          </table:table-cell>
          <table:table-cell table:formula="of:=[.S230]-[.T230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tonneaux</text:p>
          </table:table-cell>
          <table:table-cell/>
          <table:table-cell table:style-name="ce18"/>
          <table:table-cell/>
          <table:table-cell table:style-name="ce21" table:formula="of:=[.L231]+([.M231]/20)+([.N231]/240)" office:value-type="float" office:value="0" calcext:value-type="float">
            <text:p>0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0" calcext:value-type="float">
            <text:p>0,0000</text:p>
          </table:table-cell>
          <table:table-cell table:formula="of:=[.S231]-[.T231]" office:value-type="float" office:value="0" calcext:value-type="float">
            <text:p>0</text:p>
          </table:table-cell>
          <table:table-cell office:value-type="string" calcext:value-type="string">
            <text:p>45 le muid</text:p>
          </table:table-cell>
          <table:table-cell table:number-columns-repeated="1002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232]+([.M232]/20)+([.N232]/240)" office:value-type="float" office:value="45" calcext:value-type="float">
            <text:p>45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2700" calcext:value-type="float">
            <text:p>2 700,0000</text:p>
          </table:table-cell>
          <table:table-cell table:formula="of:=[.S232]-[.T232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33]+([.M233]/20)+([.N233]/240)" office:value-type="float" office:value="2.25" calcext:value-type="float">
            <text:p>2,25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675" calcext:value-type="float">
            <text:p>675,0000</text:p>
          </table:table-cell>
          <table:table-cell table:formula="of:=[.S233]-[.T233]" office:value-type="float" office:value="-675" calcext:value-type="float">
            <text:p>-675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45" calcext:value-type="float">
            <text:p>14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34]+([.M234]/20)+([.N234]/240)" office:value-type="float" office:value="3" calcext:value-type="float">
            <text:p>3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435" calcext:value-type="float">
            <text:p>435,0000</text:p>
          </table:table-cell>
          <table:table-cell table:formula="of:=[.S234]-[.T234]" office:value-type="float" office:value="-435" calcext:value-type="float">
            <text:p>-435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12" calcext:value-type="float">
            <text:p>1 012,00</text:p>
          </table:table-cell>
          <table:table-cell office:value-type="string" calcext:value-type="string">
            <text:p>livres</text:p>
          </table:table-cell>
          <table:table-cell office:value-type="float" office:value="0.34" calcext:value-type="float">
            <text:p>0,340</text:p>
          </table:table-cell>
          <table:table-cell table:number-columns-repeated="2"/>
          <table:table-cell table:style-name="ce21" table:formula="of:=[.L235]+([.M235]/20)+([.N235]/240)" office:value-type="float" office:value="0.34" calcext:value-type="float">
            <text:p>0,34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344.08" calcext:value-type="float">
            <text:p>344,0800</text:p>
          </table:table-cell>
          <table:table-cell table:formula="of:=[.S235]-[.T235]" office:value-type="float" office:value="-344.08" calcext:value-type="float">
            <text:p>-344,08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90" calcext:value-type="float">
            <text:p>2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36]+([.M236]/20)+([.N236]/240)" office:value-type="float" office:value="0.4" calcext:value-type="float">
            <text:p>0,4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116" calcext:value-type="float">
            <text:p>116,0000</text:p>
          </table:table-cell>
          <table:table-cell table:formula="of:=[.S236]-[.T236]" office:value-type="float" office:value="-116" calcext:value-type="float">
            <text:p>-116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apsel gran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57" calcext:value-type="float">
            <text:p>257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237]+([.M237]/20)+([.N237]/240)" office:value-type="float" office:value="22" calcext:value-type="float">
            <text:p>22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5654" calcext:value-type="float">
            <text:p>5 654,0000</text:p>
          </table:table-cell>
          <table:table-cell table:formula="of:=[.S237]-[.T237]" office:value-type="float" office:value="-5654" calcext:value-type="float">
            <text:p>-5654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38]+([.M238]/20)+([.N238]/240)" office:value-type="float" office:value="2" calcext:value-type="float">
            <text:p>2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500" calcext:value-type="float">
            <text:p>500,0000</text:p>
          </table:table-cell>
          <table:table-cell table:formula="of:=[.S238]-[.T238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35" calcext:value-type="float">
            <text:p>135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39]+([.M239]/20)+([.N239]/240)" office:value-type="float" office:value="20" calcext:value-type="float">
            <text:p>20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2700" calcext:value-type="float">
            <text:p>2 700,0000</text:p>
          </table:table-cell>
          <table:table-cell table:formula="of:=[.S239]-[.T239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170" calcext:value-type="float">
            <text:p>4 17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40]+([.M240]/20)+([.N240]/240)" office:value-type="float" office:value="5" calcext:value-type="float">
            <text:p>5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20850" calcext:value-type="float">
            <text:p>20 850,0000</text:p>
          </table:table-cell>
          <table:table-cell table:formula="of:=[.S240]-[.T240]" office:value-type="float" office:value="-20850" calcext:value-type="float">
            <text:p>-2085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elo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au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41]+([.M241]/20)+([.N241]/240)" office:value-type="float" office:value="24" calcext:value-type="float">
            <text:p>24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432" calcext:value-type="float">
            <text:p>432,0000</text:p>
          </table:table-cell>
          <table:table-cell table:formula="of:=[.S241]-[.T241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es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242]+([.M242]/20)+([.N242]/240)" office:value-type="float" office:value="17" calcext:value-type="float">
            <text:p>17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170" calcext:value-type="float">
            <text:p>170,0000</text:p>
          </table:table-cell>
          <table:table-cell table:formula="of:=[.S242]-[.T242]" office:value-type="float" office:value="-170" calcext:value-type="float">
            <text:p>-170</text:p>
          </table:table-cell>
          <table:table-cell office:value-type="string" calcext:value-type="string">
            <text:p>10 estimées 17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45" calcext:value-type="float">
            <text:p>145,00</text:p>
          </table:table-cell>
          <table:table-cell office:value-type="string" calcext:value-type="string">
            <text:p>bariqu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243]+([.M243]/20)+([.N243]/240)" office:value-type="float" office:value="70" calcext:value-type="float">
            <text:p>70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10150" calcext:value-type="float">
            <text:p>10 150,0000</text:p>
          </table:table-cell>
          <table:table-cell table:formula="of:=[.S243]-[.T243]" office:value-type="float" office:value="-10150" calcext:value-type="float">
            <text:p>-1015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17" calcext:value-type="float">
            <text:p>117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44]+([.M244]/20)+([.N244]/240)" office:value-type="float" office:value="60" calcext:value-type="float">
            <text:p>60,0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7020" calcext:value-type="float">
            <text:p>7 020,0000</text:p>
          </table:table-cell>
          <table:table-cell table:formula="of:=[.S244]-[.T244]" office:value-type="float" office:value="-7020" calcext:value-type="float">
            <text:p>-702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e Garino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45]+([.M245]/20)+([.N245]/240)" office:value-type="float" office:value="60" calcext:value-type="float">
            <text:p>60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480" calcext:value-type="float">
            <text:p>480,0000</text:p>
          </table:table-cell>
          <table:table-cell table:formula="of:=[.S245]-[.T245]" office:value-type="float" office:value="-480" calcext:value-type="float">
            <text:p>-48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e la Roch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qu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246]+([.M246]/20)+([.N246]/240)" office:value-type="float" office:value="45" calcext:value-type="float">
            <text:p>45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720" calcext:value-type="float">
            <text:p>720,0000</text:p>
          </table:table-cell>
          <table:table-cell table:formula="of:=[.S246]-[.T246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47]+([.M247]/20)+([.N247]/240)" office:value-type="float" office:value="0.2" calcext:value-type="float">
            <text:p>0,2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14.4" calcext:value-type="float">
            <text:p>14,4000</text:p>
          </table:table-cell>
          <table:table-cell table:formula="of:=[.S247]-[.T247]" office:value-type="float" office:value="-14.4" calcext:value-type="float">
            <text:p>-14,4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mert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32" calcext:value-type="float">
            <text:p>432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48]+([.M248]/20)+([.N248]/240)" office:value-type="float" office:value="20" calcext:value-type="float">
            <text:p>20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8640" calcext:value-type="float">
            <text:p>8 640,0000</text:p>
          </table:table-cell>
          <table:table-cell table:formula="of:=[.S248]-[.T248]" office:value-type="float" office:value="-8640" calcext:value-type="float">
            <text:p>-864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rmois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99" calcext:value-type="float">
            <text:p>199,00</text:p>
          </table:table-cell>
          <table:table-cell office:value-type="string" calcext:value-type="string">
            <text:p>pièces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1" table:formula="of:=[.L249]+([.M249]/20)+([.N249]/240)" office:value-type="float" office:value="48" calcext:value-type="float">
            <text:p>48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9552" calcext:value-type="float">
            <text:p>9 552,0000</text:p>
          </table:table-cell>
          <table:table-cell table:formula="of:=[.S249]-[.T249]" office:value-type="float" office:value="-9552" calcext:value-type="float">
            <text:p>-9552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ffet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50]+([.M250]/20)+([.N250]/240)" office:value-type="float" office:value="25" calcext:value-type="float">
            <text:p>25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5200" calcext:value-type="float">
            <text:p>5 200,0000</text:p>
          </table:table-cell>
          <table:table-cell table:formula="of:=[.S250]-[.T250]" office:value-type="float" office:value="-5200" calcext:value-type="float">
            <text:p>-5200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z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74" calcext:value-type="float">
            <text:p>1 274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51]+([.M251]/20)+([.N251]/240)" office:value-type="float" office:value="30" calcext:value-type="float">
            <text:p>30,0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38220" calcext:value-type="float">
            <text:p>38 220,0000</text:p>
          </table:table-cell>
          <table:table-cell table:formula="of:=[.S251]-[.T251]" office:value-type="float" office:value="-38220" calcext:value-type="float">
            <text:p>-3822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njo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181" calcext:value-type="float">
            <text:p>2 181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52]+([.M252]/20)+([.N252]/240)" office:value-type="float" office:value="4" calcext:value-type="float">
            <text:p>4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8724" calcext:value-type="float">
            <text:p>8 724,0000</text:p>
          </table:table-cell>
          <table:table-cell table:formula="of:=[.S252]-[.T252]" office:value-type="float" office:value="-8724" calcext:value-type="float">
            <text:p>-8724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79900" calcext:value-type="float">
            <text:p>479 9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1" table:formula="of:=[.L253]+([.M253]/20)+([.N253]/240)" office:value-type="float" office:value="0.25" calcext:value-type="float">
            <text:p>0,25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119975" calcext:value-type="float">
            <text:p>119 975,0000</text:p>
          </table:table-cell>
          <table:table-cell table:formula="of:=[.S253]-[.T253]" office:value-type="float" office:value="-119975" calcext:value-type="float">
            <text:p>-119975</text:p>
          </table:table-cell>
          <table:table-cell office:value-type="string" calcext:value-type="string">
            <text:p>À 6 S 25L %</text:p>
          </table:table-cell>
          <table:table-cell table:number-columns-repeated="100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900" calcext:value-type="float">
            <text:p>25 900,00</text:p>
          </table:table-cell>
          <table:table-cell office:value-type="string" calcext:value-type="string">
            <text:p>livr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54]+([.M254]/20)+([.N254]/240)" office:value-type="float" office:value="30" calcext:value-type="float">
            <text:p>30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777000" calcext:value-type="float">
            <text:p>777 000,0000</text:p>
          </table:table-cell>
          <table:table-cell table:formula="of:=[.S254]-[.T254]" office:value-type="float" office:value="-777000" calcext:value-type="float">
            <text:p>-777000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nets de lai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55]+([.M255]/20)+([.N255]/240)" office:value-type="float" office:value="3" calcext:value-type="float">
            <text:p>3,0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72" calcext:value-type="float">
            <text:p>72,0000</text:p>
          </table:table-cell>
          <table:table-cell table:formula="of:=[.S255]-[.T255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9410" calcext:value-type="float">
            <text:p>69 4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56]+([.M256]/20)+([.N256]/240)" office:value-type="float" office:value="0.4" calcext:value-type="float">
            <text:p>0,4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27764" calcext:value-type="float">
            <text:p>27 764,0000</text:p>
          </table:table-cell>
          <table:table-cell table:formula="of:=[.S256]-[.T256]" office:value-type="float" office:value="-27764" calcext:value-type="float">
            <text:p>-27764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30" calcext:value-type="float">
            <text:p>1 2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57]+([.M257]/20)+([.N257]/240)" office:value-type="float" office:value="0.5" calcext:value-type="float">
            <text:p>0,5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615" calcext:value-type="float">
            <text:p>615,0000</text:p>
          </table:table-cell>
          <table:table-cell table:formula="of:=[.S257]-[.T257]" office:value-type="float" office:value="-615" calcext:value-type="float">
            <text:p>-615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ffé avari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845" calcext:value-type="float">
            <text:p>8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58]+([.M258]/20)+([.N258]/240)" office:value-type="float" office:value="0.5" calcext:value-type="float">
            <text:p>0,5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422.5" calcext:value-type="float">
            <text:p>422,5000</text:p>
          </table:table-cell>
          <table:table-cell table:formula="of:=[.S258]-[.T258]" office:value-type="float" office:value="-422.5" calcext:value-type="float">
            <text:p>-422,5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73106" calcext:value-type="float">
            <text:p>473 1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59]+([.M259]/20)+([.N259]/240)" office:value-type="float" office:value="1.25" calcext:value-type="float">
            <text:p>1,25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591382.5" calcext:value-type="float">
            <text:p>591 382,5000</text:p>
          </table:table-cell>
          <table:table-cell table:formula="of:=[.S259]-[.T259]" office:value-type="float" office:value="-591382.5" calcext:value-type="float">
            <text:p>-591382,5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85" calcext:value-type="float">
            <text:p>5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60]+([.M260]/20)+([.N260]/240)" office:value-type="float" office:value="2.5" calcext:value-type="float">
            <text:p>2,5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1462.5" calcext:value-type="float">
            <text:p>1 462,5000</text:p>
          </table:table-cell>
          <table:table-cell table:formula="of:=[.S260]-[.T260]" office:value-type="float" office:value="-1462.5" calcext:value-type="float">
            <text:p>-1462,5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mph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982" calcext:value-type="float">
            <text:p>4 98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61]+([.M261]/20)+([.N261]/240)" office:value-type="float" office:value="3" calcext:value-type="float">
            <text:p>3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14946" calcext:value-type="float">
            <text:p>14 946,0000</text:p>
          </table:table-cell>
          <table:table-cell table:formula="of:=[.S261]-[.T261]" office:value-type="float" office:value="-14946" calcext:value-type="float">
            <text:p>-14946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rdamomum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610" calcext:value-type="float">
            <text:p>4 6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62]+([.M262]/20)+([.N262]/240)" office:value-type="float" office:value="2.5" calcext:value-type="float">
            <text:p>2,5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11525" calcext:value-type="float">
            <text:p>11 525,0000</text:p>
          </table:table-cell>
          <table:table-cell table:formula="of:=[.S262]-[.T262]" office:value-type="float" office:value="-11525" calcext:value-type="float">
            <text:p>-11525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175" calcext:value-type="float">
            <text:p>3 175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63]+([.M263]/20)+([.N263]/240)" office:value-type="float" office:value="40" calcext:value-type="float">
            <text:p>40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127000" calcext:value-type="float">
            <text:p>127 000,0000</text:p>
          </table:table-cell>
          <table:table-cell table:formula="of:=[.S263]-[.T263]" office:value-type="float" office:value="-127000" calcext:value-type="float">
            <text:p>-127000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64]+([.M264]/20)+([.N264]/240)" office:value-type="float" office:value="0.4" calcext:value-type="float">
            <text:p>0,4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120" calcext:value-type="float">
            <text:p>120,0000</text:p>
          </table:table-cell>
          <table:table-cell table:formula="of:=[.S264]-[.T264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65]+([.M265]/20)+([.N265]/240)" office:value-type="float" office:value="15" calcext:value-type="float">
            <text:p>15,0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9000" calcext:value-type="float">
            <text:p>9 000,0000</text:p>
          </table:table-cell>
          <table:table-cell table:formula="of:=[.S265]-[.T265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irca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66]+([.M266]/20)+([.N266]/240)" office:value-type="float" office:value="60" calcext:value-type="float">
            <text:p>60,0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3000" calcext:value-type="float">
            <text:p>3 000,0000</text:p>
          </table:table-cell>
          <table:table-cell table:formula="of:=[.S266]-[.T266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amas ray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267]+([.M267]/20)+([.N267]/240)" office:value-type="float" office:value="200" calcext:value-type="float">
            <text:p>200,0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4800" calcext:value-type="float">
            <text:p>4 800,0000</text:p>
          </table:table-cell>
          <table:table-cell table:formula="of:=[.S267]-[.T267]" office:value-type="float" office:value="-4800" calcext:value-type="float">
            <text:p>-48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amas u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268]+([.M268]/20)+([.N268]/240)" office:value-type="float" office:value="120" calcext:value-type="float">
            <text:p>120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4560" calcext:value-type="float">
            <text:p>4 560,0000</text:p>
          </table:table-cell>
          <table:table-cell table:formula="of:=[.S268]-[.T268]" office:value-type="float" office:value="-4560" calcext:value-type="float">
            <text:p>-456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amas brod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69]+([.M269]/20)+([.N269]/240)" office:value-type="float" office:value="100" calcext:value-type="float">
            <text:p>100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5800" calcext:value-type="float">
            <text:p>5 800,0000</text:p>
          </table:table-cell>
          <table:table-cell table:formula="of:=[.S269]-[.T269]" office:value-type="float" office:value="-5800" calcext:value-type="float">
            <text:p>-580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corc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05" calcext:value-type="float">
            <text:p>405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70]+([.M270]/20)+([.N270]/240)" office:value-type="float" office:value="15" calcext:value-type="float">
            <text:p>15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6075" calcext:value-type="float">
            <text:p>6 075,0000</text:p>
          </table:table-cell>
          <table:table-cell table:formula="of:=[.S270]-[.T270]" office:value-type="float" office:value="-6075" calcext:value-type="float">
            <text:p>-6075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lath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71]+([.M271]/20)+([.N271]/240)" office:value-type="float" office:value="30" calcext:value-type="float">
            <text:p>30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6000" calcext:value-type="float">
            <text:p>6 000,0000</text:p>
          </table:table-cell>
          <table:table-cell table:formula="of:=[.S271]-[.T271]" office:value-type="float" office:value="-6000" calcext:value-type="float">
            <text:p>-6000</text:p>
          </table:table-cell>
          <table:table-cell office:value-type="string" calcext:value-type="string">
            <text:p>Marchandise non identifiée. 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72]+([.M272]/20)+([.N272]/240)" office:value-type="float" office:value="4" calcext:value-type="float">
            <text:p>4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252" calcext:value-type="float">
            <text:p>252,0000</text:p>
          </table:table-cell>
          <table:table-cell table:formula="of:=[.S272]-[.T272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alang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732" calcext:value-type="float">
            <text:p>5 7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73]+([.M273]/20)+([.N273]/240)" office:value-type="float" office:value="0.3" calcext:value-type="float">
            <text:p>0,3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1719.6" calcext:value-type="float">
            <text:p>1 719,6000</text:p>
          </table:table-cell>
          <table:table-cell table:formula="of:=[.S273]-[.T273]" office:value-type="float" office:value="-1719.6" calcext:value-type="float">
            <text:p>-1719,6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937" calcext:value-type="float">
            <text:p>6 937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274]+([.M274]/20)+([.N274]/240)" office:value-type="float" office:value="16" calcext:value-type="float">
            <text:p>16,0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110992" calcext:value-type="float">
            <text:p>110 992,0000</text:p>
          </table:table-cell>
          <table:table-cell table:formula="of:=[.S274]-[.T274]" office:value-type="float" office:value="-110992" calcext:value-type="float">
            <text:p>-110992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omme armonia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50" calcext:value-type="float">
            <text:p>2 050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75]+([.M275]/20)+([.N275]/240)" office:value-type="float" office:value="40" calcext:value-type="float">
            <text:p>40,0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82000" calcext:value-type="float">
            <text:p>82 000,0000</text:p>
          </table:table-cell>
          <table:table-cell table:formula="of:=[.S275]-[.T275]" office:value-type="float" office:value="-82000" calcext:value-type="float">
            <text:p>-82000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76]+([.M276]/20)+([.N276]/240)" office:value-type="float" office:value="30" calcext:value-type="float">
            <text:p>30,0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13800" calcext:value-type="float">
            <text:p>13 800,0000</text:p>
          </table:table-cell>
          <table:table-cell table:formula="of:=[.S276]-[.T276]" office:value-type="float" office:value="-13800" calcext:value-type="float">
            <text:p>-13800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uingamp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192" calcext:value-type="float">
            <text:p>1 192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77]+([.M277]/20)+([.N277]/240)" office:value-type="float" office:value="12" calcext:value-type="float">
            <text:p>12,0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14304" calcext:value-type="float">
            <text:p>14 304,0000</text:p>
          </table:table-cell>
          <table:table-cell table:formula="of:=[.S277]-[.T277]" office:value-type="float" office:value="-14304" calcext:value-type="float">
            <text:p>-14304</text:p>
          </table:table-cell>
          <table:table-cell table:number-columns-repeated="100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aines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75" calcext:value-type="float">
            <text:p>975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78]+([.M278]/20)+([.N278]/240)" office:value-type="float" office:value="6" calcext:value-type="float">
            <text:p>6,0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5850" calcext:value-type="float">
            <text:p>5 850,0000</text:p>
          </table:table-cell>
          <table:table-cell table:formula="of:=[.S278]-[.T278]" office:value-type="float" office:value="-5850" calcext:value-type="float">
            <text:p>-5850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am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79]+([.M279]/20)+([.N279]/240)" office:value-type="float" office:value="0.2" calcext:value-type="float">
            <text:p>0,2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11.6" calcext:value-type="float">
            <text:p>11,6000</text:p>
          </table:table-cell>
          <table:table-cell table:formula="of:=[.S279]-[.T279]" office:value-type="float" office:value="-11.6" calcext:value-type="float">
            <text:p>-11,6</text:p>
          </table:table-cell>
          <table:table-cell office:value-type="string" calcext:value-type="string">
            <text:p>4P. 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l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ot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80]+([.M280]/20)+([.N280]/240)" office:value-type="float" office:value="4" calcext:value-type="float">
            <text:p>4,0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48" calcext:value-type="float">
            <text:p>48,0000</text:p>
          </table:table-cell>
          <table:table-cell table:formula="of:=[.S280]-[.T280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tres d'aube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81]+([.M281]/20)+([.N281]/240)" office:value-type="float" office:value="20" calcext:value-type="float">
            <text:p>20,0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2000" calcext:value-type="float">
            <text:p>2 000,0000</text:p>
          </table:table-cell>
          <table:table-cell table:formula="of:=[.S281]-[.T281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tres d'aube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000" calcext:value-type="float">
            <text:p>20 00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282]+([.M282]/20)+([.N282]/240)" office:value-type="float" office:value="0" calcext:value-type="float">
            <text:p>0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0" calcext:value-type="float">
            <text:p>0,0000</text:p>
          </table:table-cell>
          <table:table-cell table:formula="of:=[.S282]-[.T282]" office:value-type="float" office:value="0" calcext:value-type="float">
            <text:p>0</text:p>
          </table:table-cell>
          <table:table-cell office:value-type="string" calcext:value-type="string">
            <text:p>aucune indication de quantité. 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cques en feu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361" calcext:value-type="float">
            <text:p>9 36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21" table:formula="of:=[.L283]+([.M283]/20)+([.N283]/240)" office:value-type="float" office:value="3" calcext:value-type="float">
            <text:p>3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28083" calcext:value-type="float">
            <text:p>28 083,0000</text:p>
          </table:table-cell>
          <table:table-cell table:formula="of:=[.S283]-[.T283]" office:value-type="float" office:value="-28083" calcext:value-type="float">
            <text:p>-28083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cques en gr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428" calcext:value-type="float">
            <text:p>3 428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84]+([.M284]/20)+([.N284]/240)" office:value-type="float" office:value="7" calcext:value-type="float">
            <text:p>7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23996" calcext:value-type="float">
            <text:p>23 996,0000</text:p>
          </table:table-cell>
          <table:table-cell table:formula="of:=[.S284]-[.T284]" office:value-type="float" office:value="-23996" calcext:value-type="float">
            <text:p>-23996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285]+([.M285]/20)+([.N285]/240)" office:value-type="float" office:value="300" calcext:value-type="float">
            <text:p>300,0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16200" calcext:value-type="float">
            <text:p>16 200,0000</text:p>
          </table:table-cell>
          <table:table-cell table:formula="of:=[.S285]-[.T285]" office:value-type="float" office:value="-16200" calcext:value-type="float">
            <text:p>-16200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ustri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86]+([.M286]/20)+([.N286]/240)" office:value-type="float" office:value="100" calcext:value-type="float">
            <text:p>100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2500" calcext:value-type="float">
            <text:p>2 500,0000</text:p>
          </table:table-cell>
          <table:table-cell table:formula="of:=[.S286]-[.T286]" office:value-type="float" office:value="-2500" calcext:value-type="float">
            <text:p>-25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almo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287]+([.M287]/20)+([.N287]/240)" office:value-type="float" office:value="80" calcext:value-type="float">
            <text:p>80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5120" calcext:value-type="float">
            <text:p>5 120,0000</text:p>
          </table:table-cell>
          <table:table-cell table:formula="of:=[.S287]-[.T287]" office:value-type="float" office:value="-5120" calcext:value-type="float">
            <text:p>-512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amoud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88]+([.M288]/20)+([.N288]/240)" office:value-type="float" office:value="25" calcext:value-type="float">
            <text:p>25,0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1250" calcext:value-type="float">
            <text:p>1 250,0000</text:p>
          </table:table-cell>
          <table:table-cell table:formula="of:=[.S288]-[.T288]" office:value-type="float" office:value="-1250" calcext:value-type="float">
            <text:p>-1250</text:p>
          </table:table-cell>
          <table:table-cell office:value-type="string" calcext:value-type="string">
            <text:p>Marchandise non identifiée. 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93554" calcext:value-type="float">
            <text:p>193 5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289]+([.M289]/20)+([.N289]/240)" office:value-type="float" office:value="0.1" calcext:value-type="float">
            <text:p>0,1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19355.4" calcext:value-type="float">
            <text:p>19 355,4000</text:p>
          </table:table-cell>
          <table:table-cell table:formula="of:=[.S289]-[.T289]" office:value-type="float" office:value="-19355.4" calcext:value-type="float">
            <text:p>-19355,4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table:number-columns-repeated="5"/>
          <table:table-cell table:style-name="ce21" table:formula="of:=[.L290]+([.M290]/20)+([.N290]/240)" office:value-type="float" office:value="0" calcext:value-type="float">
            <text:p>0,00000</text:p>
          </table:table-cell>
          <table:table-cell office:value-type="float" office:value="1414" calcext:value-type="float">
            <text:p>14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P290]+0.05*[.Q290]+[.R290]/240" office:value-type="float" office:value="1414.5" calcext:value-type="float">
            <text:p>1414,5</text:p>
          </table:table-cell>
          <table:table-cell table:formula="of:=[.J290]*[.O290]" office:value-type="float" office:value="0" calcext:value-type="float">
            <text:p>0,0000</text:p>
          </table:table-cell>
          <table:table-cell table:formula="of:=[.S290]-[.T290]" office:value-type="float" office:value="1414.5" calcext:value-type="float">
            <text:p>1414,5</text:p>
          </table:table-cell>
          <table:table-cell office:value-type="string" calcext:value-type="string">
            <text:p>valeur de 1414 L 10 S cy</text:p>
          </table:table-cell>
          <table:table-cell table:number-columns-repeated="100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8512" calcext:value-type="float">
            <text:p>8 512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91]+([.M291]/20)+([.N291]/240)" office:value-type="float" office:value="24" calcext:value-type="float">
            <text:p>24,0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204288" calcext:value-type="float">
            <text:p>204 288,0000</text:p>
          </table:table-cell>
          <table:table-cell table:formula="of:=[.S291]-[.T291]" office:value-type="float" office:value="-204288" calcext:value-type="float">
            <text:p>-204288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92]+([.M292]/20)+([.N292]/240)" office:value-type="float" office:value="30" calcext:value-type="float">
            <text:p>30,0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1470" calcext:value-type="float">
            <text:p>1 470,0000</text:p>
          </table:table-cell>
          <table:table-cell table:formula="of:=[.S292]-[.T292]" office:value-type="float" office:value="-1470" calcext:value-type="float">
            <text:p>-147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93]+([.M293]/20)+([.N293]/240)" office:value-type="float" office:value="3" calcext:value-type="float">
            <text:p>3,0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132" calcext:value-type="float">
            <text:p>132,0000</text:p>
          </table:table-cell>
          <table:table-cell table:formula="of:=[.S293]-[.T293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namou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1" table:formula="of:=[.L294]+([.M294]/20)+([.N294]/240)" office:value-type="float" office:value="180" calcext:value-type="float">
            <text:p>180,0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5400" calcext:value-type="float">
            <text:p>5 400,0000</text:p>
          </table:table-cell>
          <table:table-cell table:formula="of:=[.S294]-[.T294]" office:value-type="float" office:value="-5400" calcext:value-type="float">
            <text:p>-54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95]+([.M295]/20)+([.N295]/240)" office:value-type="float" office:value="20" calcext:value-type="float">
            <text:p>20,00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4000" calcext:value-type="float">
            <text:p>4 000,0000</text:p>
          </table:table-cell>
          <table:table-cell table:formula="of:=[.S295]-[.T295]" office:value-type="float" office:value="-4000" calcext:value-type="float">
            <text:p>-40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2080" calcext:value-type="float">
            <text:p>22 080,00</text:p>
          </table:table-cell>
          <table:table-cell office:value-type="string" calcext:value-type="string">
            <text:p>ram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296]+([.M296]/20)+([.N296]/240)" office:value-type="float" office:value="50" calcext:value-type="float">
            <text:p>50,0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1104000" calcext:value-type="float">
            <text:p>1 104 000,0000</text:p>
          </table:table-cell>
          <table:table-cell table:formula="of:=[.S296]-[.T296]" office:value-type="float" office:value="-1104000" calcext:value-type="float">
            <text:p>-11040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rchem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ot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97]+([.M297]/20)+([.N297]/240)" office:value-type="float" office:value="10" calcext:value-type="float">
            <text:p>10,0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40" calcext:value-type="float">
            <text:p>40,0000</text:p>
          </table:table-cell>
          <table:table-cell table:formula="of:=[.S297]-[.T297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1" table:formula="of:=[.L298]+([.M298]/20)+([.N298]/240)" office:value-type="float" office:value="130" calcext:value-type="float">
            <text:p>130,0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260" calcext:value-type="float">
            <text:p>260,0000</text:p>
          </table:table-cell>
          <table:table-cell table:formula="of:=[.S298]-[.T298]" office:value-type="float" office:value="-260" calcext:value-type="float">
            <text:p>-26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99]+([.M299]/20)+([.N299]/240)" office:value-type="float" office:value="28" calcext:value-type="float">
            <text:p>28,00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1400" calcext:value-type="float">
            <text:p>1 400,0000</text:p>
          </table:table-cell>
          <table:table-cell table:formula="of:=[.S299]-[.T299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table:number-columns-repeated="5"/>
          <table:table-cell table:style-name="ce21" table:formula="of:=[.L300]+([.M300]/20)+([.N300]/240)" office:value-type="float" office:value="0" calcext:value-type="float">
            <text:p>0,0000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P300]+0.05*[.Q300]+[.R300]/240" office:value-type="float" office:value="256" calcext:value-type="float">
            <text:p>256</text:p>
          </table:table-cell>
          <table:table-cell table:formula="of:=[.J300]*[.O300]" office:value-type="float" office:value="0" calcext:value-type="float">
            <text:p>0,0000</text:p>
          </table:table-cell>
          <table:table-cell table:formula="of:=[.S300]-[.T300]" office:value-type="float" office:value="256" calcext:value-type="float">
            <text:p>256</text:p>
          </table:table-cell>
          <table:table-cell office:value-type="string" calcext:value-type="string">
            <text:p>valeur de 25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qu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301]+([.M301]/20)+([.N301]/240)" office:value-type="float" office:value="110" calcext:value-type="float">
            <text:p>110,0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1210" calcext:value-type="float">
            <text:p>1 210,0000</text:p>
          </table:table-cell>
          <table:table-cell table:formula="of:=[.S301]-[.T301]" office:value-type="float" office:value="-1210" calcext:value-type="float">
            <text:p>-1210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lempori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02]+([.M302]/20)+([.N302]/240)" office:value-type="float" office:value="25" calcext:value-type="float">
            <text:p>25,0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4000" calcext:value-type="float">
            <text:p>4 000,0000</text:p>
          </table:table-cell>
          <table:table-cell table:formula="of:=[.S302]-[.T302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tin ray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303]+([.M303]/20)+([.N303]/240)" office:value-type="float" office:value="110" calcext:value-type="float">
            <text:p>110,0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1980" calcext:value-type="float">
            <text:p>1 980,0000</text:p>
          </table:table-cell>
          <table:table-cell table:formula="of:=[.S303]-[.T303]" office:value-type="float" office:value="-1980" calcext:value-type="float">
            <text:p>-1980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ouc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7" calcext:value-type="float">
            <text:p>257,00</text:p>
          </table:table-cell>
          <table:table-cell office:value-type="string" calcext:value-type="string">
            <text:p>pair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304]+([.M304]/20)+([.N304]/240)" office:value-type="float" office:value="35" calcext:value-type="float">
            <text:p>35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8995" calcext:value-type="float">
            <text:p>8 995,0000</text:p>
          </table:table-cell>
          <table:table-cell table:formula="of:=[.S304]-[.T304]" office:value-type="float" office:value="-8995" calcext:value-type="float">
            <text:p>-8995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oye ta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1899" calcext:value-type="float">
            <text:p>21 899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305]+([.M305]/20)+([.N305]/240)" office:value-type="float" office:value="12" calcext:value-type="float">
            <text:p>12,0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262788" calcext:value-type="float">
            <text:p>262 788,0000</text:p>
          </table:table-cell>
          <table:table-cell table:formula="of:=[.S305]-[.T305]" office:value-type="float" office:value="-262788" calcext:value-type="float">
            <text:p>-262788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tinquer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306]+([.M306]/20)+([.N306]/240)" office:value-type="float" office:value="60" calcext:value-type="float">
            <text:p>60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5280" calcext:value-type="float">
            <text:p>5 280,0000</text:p>
          </table:table-cell>
          <table:table-cell table:formula="of:=[.S306]-[.T306]" office:value-type="float" office:value="-5280" calcext:value-type="float">
            <text:p>-528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07]+([.M307]/20)+([.N307]/240)" office:value-type="float" office:value="0.5" calcext:value-type="float">
            <text:p>0,50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200" calcext:value-type="float">
            <text:p>200,0000</text:p>
          </table:table-cell>
          <table:table-cell table:formula="of:=[.S307]-[.T307]" office:value-type="float" office:value="-200" calcext:value-type="float">
            <text:p>-200</text:p>
          </table:table-cell>
          <table:table-cell office:value-type="string" calcext:value-type="string">
            <text:p>À 12 S <text:s text:c="2"/>10 S</text:p>
          </table:table-cell>
          <table:table-cell table:number-columns-repeated="1002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br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62459" calcext:value-type="float">
            <text:p>162 459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1" table:formula="of:=[.L308]+([.M308]/20)+([.N308]/240)" office:value-type="float" office:value="0.18" calcext:value-type="float">
            <text:p>0,18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29242.62" calcext:value-type="float">
            <text:p>29 242,6200</text:p>
          </table:table-cell>
          <table:table-cell table:formula="of:=[.S308]-[.T308]" office:value-type="float" office:value="-29242.62" calcext:value-type="float">
            <text:p>-29242,62</text:p>
          </table:table-cell>
          <table:table-cell office:value-type="string" calcext:value-type="string">
            <text:p>5 S <text:s/>18 L %</text:p>
          </table:table-cell>
          <table:table-cell table:number-columns-repeated="1002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cassonn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47" calcext:value-type="float">
            <text:p>147,00</text:p>
          </table:table-cell>
          <table:table-cell office:value-type="string" calcext:value-type="string">
            <text:p>livres</text:p>
          </table:table-cell>
          <table:table-cell office:value-type="float" office:value="0.34" calcext:value-type="float">
            <text:p>0,340</text:p>
          </table:table-cell>
          <table:table-cell table:number-columns-repeated="2"/>
          <table:table-cell table:style-name="ce21" table:formula="of:=[.L309]+([.M309]/20)+([.N309]/240)" office:value-type="float" office:value="0.34" calcext:value-type="float">
            <text:p>0,34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49.98" calcext:value-type="float">
            <text:p>49,9800</text:p>
          </table:table-cell>
          <table:table-cell table:formula="of:=[.S309]-[.T309]" office:value-type="float" office:value="-49.98" calcext:value-type="float">
            <text:p>-49,98</text:p>
          </table:table-cell>
          <table:table-cell office:value-type="string" calcext:value-type="string">
            <text:p>34 L %</text:p>
          </table:table-cell>
          <table:table-cell table:number-columns-repeated="1002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12364" calcext:value-type="float">
            <text:p>312 364,00</text:p>
          </table:table-cell>
          <table:table-cell office:value-type="string" calcext:value-type="string">
            <text:p>livres</text:p>
          </table:table-cell>
          <table:table-cell office:value-type="float" office:value="0.34" calcext:value-type="float">
            <text:p>0,340</text:p>
          </table:table-cell>
          <table:table-cell table:number-columns-repeated="2"/>
          <table:table-cell table:style-name="ce21" table:formula="of:=[.L310]+([.M310]/20)+([.N310]/240)" office:value-type="float" office:value="0.34" calcext:value-type="float">
            <text:p>0,34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106203.76" calcext:value-type="float">
            <text:p>106 203,7600</text:p>
          </table:table-cell>
          <table:table-cell table:formula="of:=[.S310]-[.T310]" office:value-type="float" office:value="-106203.76" calcext:value-type="float">
            <text:p>-106203,76</text:p>
          </table:table-cell>
          <table:table-cell office:value-type="string" calcext:value-type="string">
            <text:p>8 S 34 L</text:p>
          </table:table-cell>
          <table:table-cell table:number-columns-repeated="1002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anje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914" calcext:value-type="float">
            <text:p>4 914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311]+([.M311]/20)+([.N311]/240)" office:value-type="float" office:value="50" calcext:value-type="float">
            <text:p>50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245700" calcext:value-type="float">
            <text:p>245 700,0000</text:p>
          </table:table-cell>
          <table:table-cell table:formula="of:=[.S311]-[.T311]" office:value-type="float" office:value="-245700" calcext:value-type="float">
            <text:p>-245700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errind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312]+([.M312]/20)+([.N312]/240)" office:value-type="float" office:value="80" calcext:value-type="float">
            <text:p>80,0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1360" calcext:value-type="float">
            <text:p>1 360,0000</text:p>
          </table:table-cell>
          <table:table-cell table:formula="of:=[.S312]-[.T312]" office:value-type="float" office:value="-1360" calcext:value-type="float">
            <text:p>-136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14257" calcext:value-type="float">
            <text:p>314 25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13]+([.M313]/20)+([.N313]/240)" office:value-type="float" office:value="3" calcext:value-type="float">
            <text:p>3,00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942771" calcext:value-type="float">
            <text:p>942 771,0000</text:p>
          </table:table-cell>
          <table:table-cell table:formula="of:=[.S313]-[.T313]" office:value-type="float" office:value="-942771" calcext:value-type="float">
            <text:p>-942771</text:p>
          </table:table-cell>
          <table:table-cell table:number-columns-repeated="1003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ecr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14]+([.M314]/20)+([.N314]/240)" office:value-type="float" office:value="1" calcext:value-type="float">
            <text:p>1,0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26" calcext:value-type="float">
            <text:p>26,0000</text:p>
          </table:table-cell>
          <table:table-cell table:formula="of:=[.S314]-[.T314]" office:value-type="float" office:value="-26" calcext:value-type="float">
            <text:p>-26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315]+([.M315]/20)+([.N315]/240)" office:value-type="float" office:value="0.75" calcext:value-type="float">
            <text:p>0,75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225" calcext:value-type="float">
            <text:p>225,0000</text:p>
          </table:table-cell>
          <table:table-cell table:formula="of:=[.S315]-[.T315]" office:value-type="float" office:value="-225" calcext:value-type="float">
            <text:p>-225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ci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316]+([.M316]/20)+([.N316]/240)" office:value-type="float" office:value="4.5" calcext:value-type="float">
            <text:p>4,5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54" calcext:value-type="float">
            <text:p>54,0000</text:p>
          </table:table-cell>
          <table:table-cell table:formula="of:=[.S316]-[.T316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45" calcext:value-type="float">
            <text:p>145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17]+([.M317]/20)+([.N317]/240)" office:value-type="float" office:value="18" calcext:value-type="float">
            <text:p>18,00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2610" calcext:value-type="float">
            <text:p>2 610,0000</text:p>
          </table:table-cell>
          <table:table-cell table:formula="of:=[.S317]-[.T317]" office:value-type="float" office:value="-2610" calcext:value-type="float">
            <text:p>-2610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18]+([.M318]/20)+([.N318]/240)" office:value-type="float" office:value="0.5" calcext:value-type="float">
            <text:p>0,50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50" calcext:value-type="float">
            <text:p>50,0000</text:p>
          </table:table-cell>
          <table:table-cell table:formula="of:=[.S318]-[.T318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datay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19]+([.M319]/20)+([.N319]/240)" office:value-type="float" office:value="18" calcext:value-type="float">
            <text:p>18,0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90" calcext:value-type="float">
            <text:p>90,0000</text:p>
          </table:table-cell>
          <table:table-cell table:formula="of:=[.S319]-[.T319]" office:value-type="float" office:value="-90" calcext:value-type="float">
            <text:p>-9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liba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48" calcext:value-type="float">
            <text:p>148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20]+([.M320]/20)+([.N320]/240)" office:value-type="float" office:value="18" calcext:value-type="float">
            <text:p>18,000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2664" calcext:value-type="float">
            <text:p>2 664,0000</text:p>
          </table:table-cell>
          <table:table-cell table:formula="of:=[.S320]-[.T320]" office:value-type="float" office:value="-2664" calcext:value-type="float">
            <text:p>-2664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mert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21]+([.M321]/20)+([.N321]/240)" office:value-type="float" office:value="20" calcext:value-type="float">
            <text:p>20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1200" calcext:value-type="float">
            <text:p>1 200,0000</text:p>
          </table:table-cell>
          <table:table-cell table:formula="of:=[.S321]-[.T321]" office:value-type="float" office:value="-1200" calcext:value-type="float">
            <text:p>-120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ffet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702" calcext:value-type="float">
            <text:p>1 702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22]+([.M322]/20)+([.N322]/240)" office:value-type="float" office:value="25" calcext:value-type="float">
            <text:p>25,0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42550" calcext:value-type="float">
            <text:p>42 550,0000</text:p>
          </table:table-cell>
          <table:table-cell table:formula="of:=[.S322]-[.T322]" office:value-type="float" office:value="-42550" calcext:value-type="float">
            <text:p>-4255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ffetas bl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99" calcext:value-type="float">
            <text:p>399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23]+([.M323]/20)+([.N323]/240)" office:value-type="float" office:value="18" calcext:value-type="float">
            <text:p>18,00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7182" calcext:value-type="float">
            <text:p>7 182,0000</text:p>
          </table:table-cell>
          <table:table-cell table:formula="of:=[.S323]-[.T323]" office:value-type="float" office:value="-7182" calcext:value-type="float">
            <text:p>-7182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zin brod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324]+([.M324]/20)+([.N324]/240)" office:value-type="float" office:value="300" calcext:value-type="float">
            <text:p>300,0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8400" calcext:value-type="float">
            <text:p>8 400,0000</text:p>
          </table:table-cell>
          <table:table-cell table:formula="of:=[.S324]-[.T324]" office:value-type="float" office:value="-8400" calcext:value-type="float">
            <text:p>-8400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44800" calcext:value-type="float">
            <text:p>144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325]+([.M325]/20)+([.N325]/240)" office:value-type="float" office:value="0.25" calcext:value-type="float">
            <text:p>0,25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36200" calcext:value-type="float">
            <text:p>36 200,0000</text:p>
          </table:table-cell>
          <table:table-cell table:formula="of:=[.S325]-[.T325]" office:value-type="float" office:value="-36200" calcext:value-type="float">
            <text:p>-36200</text:p>
          </table:table-cell>
          <table:table-cell table:number-columns-repeated="100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table:style-name="ce13" office:value-type="float" office:value="41000" calcext:value-type="float">
            <text:p>41 0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1" table:formula="of:=[.L326]+([.M326]/20)+([.N326]/240)" office:value-type="float" office:value="0.3" calcext:value-type="float">
            <text:p>0,3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12300" calcext:value-type="float">
            <text:p>12 300,0000</text:p>
          </table:table-cell>
          <table:table-cell table:formula="of:=[.S326]-[.T326]" office:value-type="float" office:value="-12300" calcext:value-type="float">
            <text:p>-12300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barets ver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327]+([.M327]/20)+([.N327]/240)" office:value-type="float" office:value="12" calcext:value-type="float">
            <text:p>12,0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216" calcext:value-type="float">
            <text:p>216,0000</text:p>
          </table:table-cell>
          <table:table-cell table:formula="of:=[.S327]-[.T327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730927" calcext:value-type="float">
            <text:p>730 92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328]+([.M328]/20)+([.N328]/240)" office:value-type="float" office:value="1.25" calcext:value-type="float">
            <text:p>1,25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913658.75" calcext:value-type="float">
            <text:p>913 658,7500</text:p>
          </table:table-cell>
          <table:table-cell table:formula="of:=[.S328]-[.T328]" office:value-type="float" office:value="-913658.75" calcext:value-type="float">
            <text:p>-913658,75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04219" calcext:value-type="float">
            <text:p>204 2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329]+([.M329]/20)+([.N329]/240)" office:value-type="float" office:value="0.75" calcext:value-type="float">
            <text:p>0,75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153164.25" calcext:value-type="float">
            <text:p>153 164,2500</text:p>
          </table:table-cell>
          <table:table-cell table:formula="of:=[.S329]-[.T329]" office:value-type="float" office:value="-153164.25" calcext:value-type="float">
            <text:p>-153164,25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330]+([.M330]/20)+([.N330]/240)" office:value-type="float" office:value="30" calcext:value-type="float">
            <text:p>30,00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750" calcext:value-type="float">
            <text:p>750,0000</text:p>
          </table:table-cell>
          <table:table-cell table:formula="of:=[.S330]-[.T330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rdamomum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647" calcext:value-type="float">
            <text:p>4 647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31]+([.M331]/20)+([.N331]/240)" office:value-type="float" office:value="6" calcext:value-type="float">
            <text:p>6,00000</text:p>
          </table:table-cell>
          <table:table-cell table:number-columns-repeated="3"/>
          <table:table-cell table:formula="of:=[.P331]+0.05*[.Q331]+[.R331]/240" office:value-type="float" office:value="0" calcext:value-type="float">
            <text:p>0</text:p>
          </table:table-cell>
          <table:table-cell table:formula="of:=[.J331]*[.O331]" office:value-type="float" office:value="27882" calcext:value-type="float">
            <text:p>27 882,0000</text:p>
          </table:table-cell>
          <table:table-cell table:formula="of:=[.S331]-[.T331]" office:value-type="float" office:value="-27882" calcext:value-type="float">
            <text:p>-27882</text:p>
          </table:table-cell>
          <table:table-cell table:number-columns-repeated="100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072" calcext:value-type="float">
            <text:p>1 072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32]+([.M332]/20)+([.N332]/240)" office:value-type="float" office:value="40" calcext:value-type="float">
            <text:p>40,0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42880" calcext:value-type="float">
            <text:p>42 880,0000</text:p>
          </table:table-cell>
          <table:table-cell table:formula="of:=[.S332]-[.T332]" office:value-type="float" office:value="-42880" calcext:value-type="float">
            <text:p>-42880</text:p>
          </table:table-cell>
          <table:table-cell table:number-columns-repeated="100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irka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333]+([.M333]/20)+([.N333]/240)" office:value-type="float" office:value="60" calcext:value-type="float">
            <text:p>60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11400" calcext:value-type="float">
            <text:p>11 400,0000</text:p>
          </table:table-cell>
          <table:table-cell table:formula="of:=[.S333]-[.T333]" office:value-type="float" office:value="-11400" calcext:value-type="float">
            <text:p>-11400</text:p>
          </table:table-cell>
          <table:table-cell table:number-columns-repeated="100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quilles de nac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362" calcext:value-type="float">
            <text:p>1 3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34]+([.M334]/20)+([.N334]/240)" office:value-type="float" office:value="1" calcext:value-type="float">
            <text:p>1,0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1362" calcext:value-type="float">
            <text:p>1 362,0000</text:p>
          </table:table-cell>
          <table:table-cell table:formula="of:=[.S334]-[.T334]" office:value-type="float" office:value="-1362" calcext:value-type="float">
            <text:p>-1362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amas pour meub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335]+([.M335]/20)+([.N335]/240)" office:value-type="float" office:value="150" calcext:value-type="float">
            <text:p>150,0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3150" calcext:value-type="float">
            <text:p>3 150,0000</text:p>
          </table:table-cell>
          <table:table-cell table:formula="of:=[.S335]-[.T335]" office:value-type="float" office:value="-3150" calcext:value-type="float">
            <text:p>-315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issoucha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336]+([.M336]/20)+([.N336]/240)" office:value-type="float" office:value="30" calcext:value-type="float">
            <text:p>30,00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690" calcext:value-type="float">
            <text:p>690,0000</text:p>
          </table:table-cell>
          <table:table-cell table:formula="of:=[.S336]-[.T336]" office:value-type="float" office:value="-690" calcext:value-type="float">
            <text:p>-69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orures de Zurick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337]+([.M337]/20)+([.N337]/240)" office:value-type="float" office:value="45" calcext:value-type="float">
            <text:p>45,0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2385" calcext:value-type="float">
            <text:p>2 385,0000</text:p>
          </table:table-cell>
          <table:table-cell table:formula="of:=[.S337]-[.T337]" office:value-type="float" office:value="-2385" calcext:value-type="float">
            <text:p>-2385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corce d'arb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92" calcext:value-type="float">
            <text:p>192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38]+([.M338]/20)+([.N338]/240)" office:value-type="float" office:value="18" calcext:value-type="float">
            <text:p>18,0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3456" calcext:value-type="float">
            <text:p>3 456,0000</text:p>
          </table:table-cell>
          <table:table-cell table:formula="of:=[.S338]-[.T338]" office:value-type="float" office:value="-3456" calcext:value-type="float">
            <text:p>-3456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o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339]+([.M339]/20)+([.N339]/240)" office:value-type="float" office:value="7.5" calcext:value-type="float">
            <text:p>7,50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75" calcext:value-type="float">
            <text:p>75,0000</text:p>
          </table:table-cell>
          <table:table-cell table:formula="of:=[.S339]-[.T339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alang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2526" calcext:value-type="float">
            <text:p>12 526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340]+([.M340]/20)+([.N340]/240)" office:value-type="float" office:value="0.25" calcext:value-type="float">
            <text:p>0,25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3131.5" calcext:value-type="float">
            <text:p>3 131,5000</text:p>
          </table:table-cell>
          <table:table-cell table:formula="of:=[.S340]-[.T340]" office:value-type="float" office:value="-3131.5" calcext:value-type="float">
            <text:p>-3131,5</text:p>
          </table:table-cell>
          <table:table-cell table:number-columns-repeated="100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4428" calcext:value-type="float">
            <text:p>24 428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41]+([.M341]/20)+([.N341]/240)" office:value-type="float" office:value="18" calcext:value-type="float">
            <text:p>18,0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439704" calcext:value-type="float">
            <text:p>439 704,0000</text:p>
          </table:table-cell>
          <table:table-cell table:formula="of:=[.S341]-[.T341]" office:value-type="float" office:value="-439704" calcext:value-type="float">
            <text:p>-439704</text:p>
          </table:table-cell>
          <table:table-cell table:number-columns-repeated="100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15" calcext:value-type="float">
            <text:p>21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342]+([.M342]/20)+([.N342]/240)" office:value-type="float" office:value="30" calcext:value-type="float">
            <text:p>30,0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6450" calcext:value-type="float">
            <text:p>6 450,0000</text:p>
          </table:table-cell>
          <table:table-cell table:formula="of:=[.S342]-[.T342]" office:value-type="float" office:value="-6450" calcext:value-type="float">
            <text:p>-6450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uingan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670" calcext:value-type="float">
            <text:p>67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343]+([.M343]/20)+([.N343]/240)" office:value-type="float" office:value="10" calcext:value-type="float">
            <text:p>10,00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6700" calcext:value-type="float">
            <text:p>6 700,0000</text:p>
          </table:table-cell>
          <table:table-cell table:formula="of:=[.S343]-[.T343]" office:value-type="float" office:value="-6700" calcext:value-type="float">
            <text:p>-6700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ourgour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344]+([.M344]/20)+([.N344]/240)" office:value-type="float" office:value="120" calcext:value-type="float">
            <text:p>120,00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9600" calcext:value-type="float">
            <text:p>9 600,0000</text:p>
          </table:table-cell>
          <table:table-cell table:formula="of:=[.S344]-[.T344]" office:value-type="float" office:value="-9600" calcext:value-type="float">
            <text:p>-9600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am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45]+([.M345]/20)+([.N345]/240)" office:value-type="float" office:value="40" calcext:value-type="float">
            <text:p>40,00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4000" calcext:value-type="float">
            <text:p>4 000,0000</text:p>
          </table:table-cell>
          <table:table-cell table:formula="of:=[.S345]-[.T345]" office:value-type="float" office:value="-4000" calcext:value-type="float">
            <text:p>-400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juppes de toilles pein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346]+([.M346]/20)+([.N346]/240)" office:value-type="float" office:value="30" calcext:value-type="float">
            <text:p>30,0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1500" calcext:value-type="float">
            <text:p>1 500,0000</text:p>
          </table:table-cell>
          <table:table-cell table:formula="of:=[.S346]-[.T346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co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347]+([.M347]/20)+([.N347]/240)" office:value-type="float" office:value="17" calcext:value-type="float">
            <text:p>17,0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1853" calcext:value-type="float">
            <text:p>1 853,0000</text:p>
          </table:table-cell>
          <table:table-cell table:formula="of:=[.S347]-[.T347]" office:value-type="float" office:value="-1853" calcext:value-type="float">
            <text:p>-1853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cques en feu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858" calcext:value-type="float">
            <text:p>4 858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48]+([.M348]/20)+([.N348]/240)" office:value-type="float" office:value="3" calcext:value-type="float">
            <text:p>3,00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14574" calcext:value-type="float">
            <text:p>14 574,0000</text:p>
          </table:table-cell>
          <table:table-cell table:formula="of:=[.S348]-[.T348]" office:value-type="float" office:value="-14574" calcext:value-type="float">
            <text:p>-14574</text:p>
          </table:table-cell>
          <table:table-cell table:number-columns-repeated="100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cques en gr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39" calcext:value-type="float">
            <text:p>939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349]+([.M349]/20)+([.N349]/240)" office:value-type="float" office:value="7" calcext:value-type="float">
            <text:p>7,000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6573" calcext:value-type="float">
            <text:p>6 573,0000</text:p>
          </table:table-cell>
          <table:table-cell table:formula="of:=[.S349]-[.T349]" office:value-type="float" office:value="-6573" calcext:value-type="float">
            <text:p>-6573</text:p>
          </table:table-cell>
          <table:table-cell table:number-columns-repeated="1003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350]+([.M350]/20)+([.N350]/240)" office:value-type="float" office:value="12" calcext:value-type="float">
            <text:p>12,0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2880" calcext:value-type="float">
            <text:p>2 880,0000</text:p>
          </table:table-cell>
          <table:table-cell table:formula="of:=[.S350]-[.T350]" office:value-type="float" office:value="-2880" calcext:value-type="float">
            <text:p>-288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351]+([.M351]/20)+([.N351]/240)" office:value-type="float" office:value="60" calcext:value-type="float">
            <text:p>60,00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45000" calcext:value-type="float">
            <text:p>45 000,0000</text:p>
          </table:table-cell>
          <table:table-cell table:formula="of:=[.S351]-[.T351]" office:value-type="float" office:value="-45000" calcext:value-type="float">
            <text:p>-45000</text:p>
          </table:table-cell>
          <table:table-cell table:number-columns-repeated="100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352]+([.M352]/20)+([.N352]/240)" office:value-type="float" office:value="30" calcext:value-type="float">
            <text:p>30,00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570" calcext:value-type="float">
            <text:p>570,0000</text:p>
          </table:table-cell>
          <table:table-cell table:formula="of:=[.S352]-[.T352]" office:value-type="float" office:value="-570" calcext:value-type="float">
            <text:p>-570</text:p>
          </table:table-cell>
          <table:table-cell table:number-columns-repeated="1003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353]+([.M353]/20)+([.N353]/240)" office:value-type="float" office:value="26" calcext:value-type="float">
            <text:p>26,00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4576" calcext:value-type="float">
            <text:p>4 576,0000</text:p>
          </table:table-cell>
          <table:table-cell table:formula="of:=[.S353]-[.T353]" office:value-type="float" office:value="-4576" calcext:value-type="float">
            <text:p>-4576</text:p>
          </table:table-cell>
          <table:table-cell table:number-columns-repeated="1003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pièc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1" table:formula="of:=[.L354]+([.M354]/20)+([.N354]/240)" office:value-type="float" office:value="130" calcext:value-type="float">
            <text:p>130,0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2990" calcext:value-type="float">
            <text:p>2 990,0000</text:p>
          </table:table-cell>
          <table:table-cell table:formula="of:=[.S354]-[.T354]" office:value-type="float" office:value="-2990" calcext:value-type="float">
            <text:p>-299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40" calcext:value-type="float">
            <text:p>340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355]+([.M355]/20)+([.N355]/240)" office:value-type="float" office:value="28" calcext:value-type="float">
            <text:p>28,0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9520" calcext:value-type="float">
            <text:p>9 520,0000</text:p>
          </table:table-cell>
          <table:table-cell table:formula="of:=[.S355]-[.T355]" office:value-type="float" office:value="-9520" calcext:value-type="float">
            <text:p>-9520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356]+([.M356]/20)+([.N356]/240)" office:value-type="float" office:value="110" calcext:value-type="float">
            <text:p>110,0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5940" calcext:value-type="float">
            <text:p>5 940,0000</text:p>
          </table:table-cell>
          <table:table-cell table:formula="of:=[.S356]-[.T356]" office:value-type="float" office:value="-5940" calcext:value-type="float">
            <text:p>-594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ina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57]+([.M357]/20)+([.N357]/240)" office:value-type="float" office:value="25" calcext:value-type="float">
            <text:p>25,00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2000" calcext:value-type="float">
            <text:p>2 000,0000</text:p>
          </table:table-cell>
          <table:table-cell table:formula="of:=[.S357]-[.T357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91" calcext:value-type="float">
            <text:p>5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358]+([.M358]/20)+([.N358]/240)" office:value-type="float" office:value="1.2" calcext:value-type="float">
            <text:p>1,2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709.2" calcext:value-type="float">
            <text:p>709,2000</text:p>
          </table:table-cell>
          <table:table-cell table:formula="of:=[.S358]-[.T358]" office:value-type="float" office:value="-709.2" calcext:value-type="float">
            <text:p>-709,2</text:p>
          </table:table-cell>
          <table:table-cell table:number-columns-repeated="1003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62" calcext:value-type="float">
            <text:p>362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359]+([.M359]/20)+([.N359]/240)" office:value-type="float" office:value="5" calcext:value-type="float">
            <text:p>5,0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1810" calcext:value-type="float">
            <text:p>1 810,0000</text:p>
          </table:table-cell>
          <table:table-cell table:formula="of:=[.S359]-[.T359]" office:value-type="float" office:value="-1810" calcext:value-type="float">
            <text:p>-1810</text:p>
          </table:table-cell>
          <table:table-cell table:number-columns-repeated="100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tin un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360]+([.M360]/20)+([.N360]/240)" office:value-type="float" office:value="150" calcext:value-type="float">
            <text:p>150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7200" calcext:value-type="float">
            <text:p>7 200,0000</text:p>
          </table:table-cell>
          <table:table-cell table:formula="of:=[.S360]-[.T360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90385" calcext:value-type="float">
            <text:p>190 3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61]+([.M361]/20)+([.N361]/240)" office:value-type="float" office:value="0.5" calcext:value-type="float">
            <text:p>0,5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95192.5" calcext:value-type="float">
            <text:p>95 192,5000</text:p>
          </table:table-cell>
          <table:table-cell table:formula="of:=[.S361]-[.T361]" office:value-type="float" office:value="-95192.5" calcext:value-type="float">
            <text:p>-95192,5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65086" calcext:value-type="float">
            <text:p>365 086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1" table:formula="of:=[.L362]+([.M362]/20)+([.N362]/240)" office:value-type="float" office:value="0.18" calcext:value-type="float">
            <text:p>0,18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65715.48" calcext:value-type="float">
            <text:p>65 715,4800</text:p>
          </table:table-cell>
          <table:table-cell table:formula="of:=[.S362]-[.T362]" office:value-type="float" office:value="-65715.48" calcext:value-type="float">
            <text:p>-65715,48</text:p>
          </table:table-cell>
          <table:table-cell table:number-columns-repeated="1003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99066" calcext:value-type="float">
            <text:p>999 066,00</text:p>
          </table:table-cell>
          <table:table-cell office:value-type="string" calcext:value-type="string">
            <text:p>livres</text:p>
          </table:table-cell>
          <table:table-cell office:value-type="float" office:value="0.34" calcext:value-type="float">
            <text:p>0,340</text:p>
          </table:table-cell>
          <table:table-cell table:number-columns-repeated="2"/>
          <table:table-cell table:style-name="ce21" table:formula="of:=[.L363]+([.M363]/20)+([.N363]/240)" office:value-type="float" office:value="0.34" calcext:value-type="float">
            <text:p>0,34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339682.44" calcext:value-type="float">
            <text:p>339 682,4400</text:p>
          </table:table-cell>
          <table:table-cell table:formula="of:=[.S363]-[.T363]" office:value-type="float" office:value="-339682.44" calcext:value-type="float">
            <text:p>-339682,44</text:p>
          </table:table-cell>
          <table:table-cell table:number-columns-repeated="1003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anjeb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364]+([.M364]/20)+([.N364]/240)" office:value-type="float" office:value="50" calcext:value-type="float">
            <text:p>50,0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1000" calcext:value-type="float">
            <text:p>1 000,0000</text:p>
          </table:table-cell>
          <table:table-cell table:formula="of:=[.S364]-[.T364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erind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365]+([.M365]/20)+([.N365]/240)" office:value-type="float" office:value="80" calcext:value-type="float">
            <text:p>80,00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1360" calcext:value-type="float">
            <text:p>1 360,0000</text:p>
          </table:table-cell>
          <table:table-cell table:formula="of:=[.S365]-[.T365]" office:value-type="float" office:value="-1360" calcext:value-type="float">
            <text:p>-1360</text:p>
          </table:table-cell>
          <table:table-cell table:number-columns-repeated="100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hé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7047" calcext:value-type="float">
            <text:p>17 04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66]+([.M366]/20)+([.N366]/240)" office:value-type="float" office:value="3" calcext:value-type="float">
            <text:p>3,00000</text:p>
          </table:table-cell>
          <table:table-cell table:number-columns-repeated="3"/>
          <table:table-cell table:formula="of:=[.P366]+0.05*[.Q366]+[.R366]/240" office:value-type="float" office:value="0" calcext:value-type="float">
            <text:p>0</text:p>
          </table:table-cell>
          <table:table-cell table:formula="of:=[.J366]*[.O366]" office:value-type="float" office:value="51141" calcext:value-type="float">
            <text:p>51 141,0000</text:p>
          </table:table-cell>
          <table:table-cell table:formula="of:=[.S366]-[.T366]" office:value-type="float" office:value="-51141" calcext:value-type="float">
            <text:p>-51141</text:p>
          </table:table-cell>
          <table:table-cell table:number-columns-repeated="1003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hépa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367]+([.M367]/20)+([.N367]/240)" office:value-type="float" office:value="50" calcext:value-type="float">
            <text:p>50,0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2350" calcext:value-type="float">
            <text:p>2 350,0000</text:p>
          </table:table-cell>
          <table:table-cell table:formula="of:=[.S367]-[.T367]" office:value-type="float" office:value="-2350" calcext:value-type="float">
            <text:p>-2350</text:p>
          </table:table-cell>
          <table:table-cell table:number-columns-repeated="1003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pet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728" calcext:value-type="float">
            <text:p>728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68]+([.M368]/20)+([.N368]/240)" office:value-type="float" office:value="20" calcext:value-type="float">
            <text:p>20,00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14560" calcext:value-type="float">
            <text:p>14 560,0000</text:p>
          </table:table-cell>
          <table:table-cell table:formula="of:=[.S368]-[.T368]" office:value-type="float" office:value="-14560" calcext:value-type="float">
            <text:p>-14560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s verni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369]+([.M369]/20)+([.N369]/240)" office:value-type="float" office:value="0" calcext:value-type="float">
            <text:p>0,0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0" calcext:value-type="float">
            <text:p>0,0000</text:p>
          </table:table-cell>
          <table:table-cell table:formula="of:=[.S369]-[.T369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usse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ouzain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70]+([.M370]/20)+([.N370]/240)" office:value-type="float" office:value="25" calcext:value-type="float">
            <text:p>25,00000</text:p>
          </table:table-cell>
          <table:table-cell table:number-columns-repeated="3"/>
          <table:table-cell table:formula="of:=[.P370]+0.05*[.Q370]+[.R370]/240" office:value-type="float" office:value="0" calcext:value-type="float">
            <text:p>0</text:p>
          </table:table-cell>
          <table:table-cell table:formula="of:=[.J370]*[.O370]" office:value-type="float" office:value="150" calcext:value-type="float">
            <text:p>150,0000</text:p>
          </table:table-cell>
          <table:table-cell table:formula="of:=[.S370]-[.T370]" office:value-type="float" office:value="-150" calcext:value-type="float">
            <text:p>-15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uirs de génisse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507" calcext:value-type="float">
            <text:p>507,00</text:p>
          </table:table-cell>
          <table:table-cell office:value-type="string" calcext:value-type="string">
            <text:p>douzain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1" table:formula="of:=[.L371]+([.M371]/20)+([.N371]/240)" office:value-type="float" office:value="72" calcext:value-type="float">
            <text:p>72,00000</text:p>
          </table:table-cell>
          <table:table-cell table:number-columns-repeated="3"/>
          <table:table-cell table:formula="of:=[.P371]+0.05*[.Q371]+[.R371]/240" office:value-type="float" office:value="0" calcext:value-type="float">
            <text:p>0</text:p>
          </table:table-cell>
          <table:table-cell table:formula="of:=[.J371]*[.O371]" office:value-type="float" office:value="36504" calcext:value-type="float">
            <text:p>36 504,0000</text:p>
          </table:table-cell>
          <table:table-cell table:formula="of:=[.S371]-[.T371]" office:value-type="float" office:value="-36504" calcext:value-type="float">
            <text:p>-36504</text:p>
          </table:table-cell>
          <table:table-cell table:number-columns-repeated="1003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72]+([.M372]/20)+([.N372]/240)" office:value-type="float" office:value="2" calcext:value-type="float">
            <text:p>2,00000</text:p>
          </table:table-cell>
          <table:table-cell table:number-columns-repeated="3"/>
          <table:table-cell table:formula="of:=[.P372]+0.05*[.Q372]+[.R372]/240" office:value-type="float" office:value="0" calcext:value-type="float">
            <text:p>0</text:p>
          </table:table-cell>
          <table:table-cell table:formula="of:=[.J372]*[.O372]" office:value-type="float" office:value="600" calcext:value-type="float">
            <text:p>600,0000</text:p>
          </table:table-cell>
          <table:table-cell table:formula="of:=[.S372]-[.T372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pier bull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06416" calcext:value-type="float">
            <text:p>106 41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73]+([.M373]/20)+([.N373]/240)" office:value-type="float" office:value="4" calcext:value-type="float">
            <text:p>4,00000</text:p>
          </table:table-cell>
          <table:table-cell table:number-columns-repeated="3"/>
          <table:table-cell table:formula="of:=[.P373]+0.05*[.Q373]+[.R373]/240" office:value-type="float" office:value="0" calcext:value-type="float">
            <text:p>0</text:p>
          </table:table-cell>
          <table:table-cell table:formula="of:=[.J373]*[.O373]" office:value-type="float" office:value="425664" calcext:value-type="float">
            <text:p>425 664,0000</text:p>
          </table:table-cell>
          <table:table-cell table:formula="of:=[.S373]-[.T373]" office:value-type="float" office:value="-425664" calcext:value-type="float">
            <text:p>-425664</text:p>
          </table:table-cell>
          <table:table-cell table:number-columns-repeated="1003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0812" calcext:value-type="float">
            <text:p>10 812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374]+([.M374]/20)+([.N374]/240)" office:value-type="float" office:value="28" calcext:value-type="float">
            <text:p>28,00000</text:p>
          </table:table-cell>
          <table:table-cell table:number-columns-repeated="3"/>
          <table:table-cell table:formula="of:=[.P374]+0.05*[.Q374]+[.R374]/240" office:value-type="float" office:value="0" calcext:value-type="float">
            <text:p>0</text:p>
          </table:table-cell>
          <table:table-cell table:formula="of:=[.J374]*[.O374]" office:value-type="float" office:value="302736" calcext:value-type="float">
            <text:p>302 736,0000</text:p>
          </table:table-cell>
          <table:table-cell table:formula="of:=[.S374]-[.T374]" office:value-type="float" office:value="-302736" calcext:value-type="float">
            <text:p>-302736</text:p>
          </table:table-cell>
          <table:table-cell table:number-columns-repeated="100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24" calcext:value-type="float">
            <text:p>624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75]+([.M375]/20)+([.N375]/240)" office:value-type="float" office:value="3" calcext:value-type="float">
            <text:p>3,00000</text:p>
          </table:table-cell>
          <table:table-cell table:number-columns-repeated="3"/>
          <table:table-cell table:formula="of:=[.P375]+0.05*[.Q375]+[.R375]/240" office:value-type="float" office:value="0" calcext:value-type="float">
            <text:p>0</text:p>
          </table:table-cell>
          <table:table-cell table:formula="of:=[.J375]*[.O375]" office:value-type="float" office:value="1872" calcext:value-type="float">
            <text:p>1 872,0000</text:p>
          </table:table-cell>
          <table:table-cell table:formula="of:=[.S375]-[.T375]" office:value-type="float" office:value="-1872" calcext:value-type="float">
            <text:p>-1872</text:p>
          </table:table-cell>
          <table:table-cell table:number-columns-repeated="100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3998" calcext:value-type="float">
            <text:p>13 99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376]+([.M376]/20)+([.N376]/240)" office:value-type="float" office:value="2.25" calcext:value-type="float">
            <text:p>2,25000</text:p>
          </table:table-cell>
          <table:table-cell table:number-columns-repeated="3"/>
          <table:table-cell table:formula="of:=[.P376]+0.05*[.Q376]+[.R376]/240" office:value-type="float" office:value="0" calcext:value-type="float">
            <text:p>0</text:p>
          </table:table-cell>
          <table:table-cell table:formula="of:=[.J376]*[.O376]" office:value-type="float" office:value="31495.5" calcext:value-type="float">
            <text:p>31 495,5000</text:p>
          </table:table-cell>
          <table:table-cell table:formula="of:=[.S376]-[.T376]" office:value-type="float" office:value="-31495.5" calcext:value-type="float">
            <text:p>-31495,5</text:p>
          </table:table-cell>
          <table:table-cell table:number-columns-repeated="100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5456" calcext:value-type="float">
            <text:p>15 45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377]+([.M377]/20)+([.N377]/240)" office:value-type="float" office:value="1.25" calcext:value-type="float">
            <text:p>1,25000</text:p>
          </table:table-cell>
          <table:table-cell table:number-columns-repeated="3"/>
          <table:table-cell table:formula="of:=[.P377]+0.05*[.Q377]+[.R377]/240" office:value-type="float" office:value="0" calcext:value-type="float">
            <text:p>0</text:p>
          </table:table-cell>
          <table:table-cell table:formula="of:=[.J377]*[.O377]" office:value-type="float" office:value="19320" calcext:value-type="float">
            <text:p>19 320,0000</text:p>
          </table:table-cell>
          <table:table-cell table:formula="of:=[.S377]-[.T377]" office:value-type="float" office:value="-19320" calcext:value-type="float">
            <text:p>-1932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pouldav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620" calcext:value-type="float">
            <text:p>1 6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378]+([.M378]/20)+([.N378]/240)" office:value-type="float" office:value="1.2" calcext:value-type="float">
            <text:p>1,20000</text:p>
          </table:table-cell>
          <table:table-cell table:number-columns-repeated="3"/>
          <table:table-cell table:formula="of:=[.P378]+0.05*[.Q378]+[.R378]/240" office:value-type="float" office:value="0" calcext:value-type="float">
            <text:p>0</text:p>
          </table:table-cell>
          <table:table-cell table:formula="of:=[.J378]*[.O378]" office:value-type="float" office:value="1944" calcext:value-type="float">
            <text:p>1 944,0000</text:p>
          </table:table-cell>
          <table:table-cell table:formula="of:=[.S378]-[.T378]" office:value-type="float" office:value="-1944" calcext:value-type="float">
            <text:p>-1944</text:p>
          </table:table-cell>
          <table:table-cell table:number-columns-repeated="1003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Bretagne ;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698" calcext:value-type="float">
            <text:p>4 69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379]+([.M379]/20)+([.N379]/240)" office:value-type="float" office:value="0.9" calcext:value-type="float">
            <text:p>0,90000</text:p>
          </table:table-cell>
          <table:table-cell table:number-columns-repeated="3"/>
          <table:table-cell table:formula="of:=[.P379]+0.05*[.Q379]+[.R379]/240" office:value-type="float" office:value="0" calcext:value-type="float">
            <text:p>0</text:p>
          </table:table-cell>
          <table:table-cell table:formula="of:=[.J379]*[.O379]" office:value-type="float" office:value="4228.2" calcext:value-type="float">
            <text:p>4 228,2000</text:p>
          </table:table-cell>
          <table:table-cell table:formula="of:=[.S379]-[.T379]" office:value-type="float" office:value="-4228.2" calcext:value-type="float">
            <text:p>-4228,2</text:p>
          </table:table-cell>
          <table:table-cell table:number-columns-repeated="1003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988" calcext:value-type="float">
            <text:p>2 9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80]+([.M380]/20)+([.N380]/240)" office:value-type="float" office:value="1.5" calcext:value-type="float">
            <text:p>1,50000</text:p>
          </table:table-cell>
          <table:table-cell table:number-columns-repeated="3"/>
          <table:table-cell table:formula="of:=[.P380]+0.05*[.Q380]+[.R380]/240" office:value-type="float" office:value="0" calcext:value-type="float">
            <text:p>0</text:p>
          </table:table-cell>
          <table:table-cell table:formula="of:=[.J380]*[.O380]" office:value-type="float" office:value="4482" calcext:value-type="float">
            <text:p>4 482,0000</text:p>
          </table:table-cell>
          <table:table-cell table:formula="of:=[.S380]-[.T380]" office:value-type="float" office:value="-4482" calcext:value-type="float">
            <text:p>-4482</text:p>
          </table:table-cell>
          <table:table-cell table:number-columns-repeated="1003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12" calcext:value-type="float">
            <text:p>3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81]+([.M381]/20)+([.N381]/240)" office:value-type="float" office:value="1.5" calcext:value-type="float">
            <text:p>1,50000</text:p>
          </table:table-cell>
          <table:table-cell table:number-columns-repeated="3"/>
          <table:table-cell table:formula="of:=[.P381]+0.05*[.Q381]+[.R381]/240" office:value-type="float" office:value="0" calcext:value-type="float">
            <text:p>0</text:p>
          </table:table-cell>
          <table:table-cell table:formula="of:=[.J381]*[.O381]" office:value-type="float" office:value="468" calcext:value-type="float">
            <text:p>468,0000</text:p>
          </table:table-cell>
          <table:table-cell table:formula="of:=[.S381]-[.T381]" office:value-type="float" office:value="-468" calcext:value-type="float">
            <text:p>-468</text:p>
          </table:table-cell>
          <table:table-cell table:number-columns-repeated="100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qu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382]+([.M382]/20)+([.N382]/240)" office:value-type="float" office:value="35" calcext:value-type="float">
            <text:p>35,00000</text:p>
          </table:table-cell>
          <table:table-cell table:number-columns-repeated="3"/>
          <table:table-cell table:formula="of:=[.P382]+0.05*[.Q382]+[.R382]/240" office:value-type="float" office:value="0" calcext:value-type="float">
            <text:p>0</text:p>
          </table:table-cell>
          <table:table-cell table:formula="of:=[.J382]*[.O382]" office:value-type="float" office:value="420" calcext:value-type="float">
            <text:p>420,0000</text:p>
          </table:table-cell>
          <table:table-cell table:formula="of:=[.S382]-[.T382]" office:value-type="float" office:value="-420" calcext:value-type="float">
            <text:p>-420</text:p>
          </table:table-cell>
          <table:table-cell table:number-columns-repeated="100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ins à pesch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383]+([.M383]/20)+([.N383]/240)" office:value-type="float" office:value="0.25" calcext:value-type="float">
            <text:p>0,25000</text:p>
          </table:table-cell>
          <table:table-cell table:number-columns-repeated="3"/>
          <table:table-cell table:formula="of:=[.P383]+0.05*[.Q383]+[.R383]/240" office:value-type="float" office:value="0" calcext:value-type="float">
            <text:p>0</text:p>
          </table:table-cell>
          <table:table-cell table:formula="of:=[.J383]*[.O383]" office:value-type="float" office:value="250" calcext:value-type="float">
            <text:p>250,0000</text:p>
          </table:table-cell>
          <table:table-cell table:formula="of:=[.S383]-[.T383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ndou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84]+([.M384]/20)+([.N384]/240)" office:value-type="float" office:value="0.5" calcext:value-type="float">
            <text:p>0,50000</text:p>
          </table:table-cell>
          <table:table-cell table:number-columns-repeated="3"/>
          <table:table-cell table:formula="of:=[.P384]+0.05*[.Q384]+[.R384]/240" office:value-type="float" office:value="0" calcext:value-type="float">
            <text:p>0</text:p>
          </table:table-cell>
          <table:table-cell table:formula="of:=[.J384]*[.O384]" office:value-type="float" office:value="25" calcext:value-type="float">
            <text:p>25,0000</text:p>
          </table:table-cell>
          <table:table-cell table:formula="of:=[.S384]-[.T384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armoi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82.5" calcext:value-type="float">
            <text:p>82,500</text:p>
          </table:table-cell>
          <table:table-cell table:number-columns-repeated="2"/>
          <table:table-cell table:style-name="ce21" table:formula="of:=[.L385]+([.M385]/20)+([.N385]/240)" office:value-type="float" office:value="82.5" calcext:value-type="float">
            <text:p>82,50000</text:p>
          </table:table-cell>
          <table:table-cell table:number-columns-repeated="3"/>
          <table:table-cell table:formula="of:=[.P385]+0.05*[.Q385]+[.R385]/240" office:value-type="float" office:value="0" calcext:value-type="float">
            <text:p>0</text:p>
          </table:table-cell>
          <table:table-cell table:formula="of:=[.J385]*[.O385]" office:value-type="float" office:value="165" calcext:value-type="float">
            <text:p>165,0000</text:p>
          </table:table-cell>
          <table:table-cell table:formula="of:=[.S385]-[.T385]" office:value-type="float" office:value="-165" calcext:value-type="float">
            <text:p>-165</text:p>
          </table:table-cell>
          <table:table-cell office:value-type="string" calcext:value-type="string">
            <text:p>estimées à 165 L</text:p>
          </table:table-cell>
          <table:table-cell table:number-columns-repeated="100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rac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86]+([.M386]/20)+([.N386]/240)" office:value-type="float" office:value="2" calcext:value-type="float">
            <text:p>2,00000</text:p>
          </table:table-cell>
          <table:table-cell table:number-columns-repeated="3"/>
          <table:table-cell table:formula="of:=[.P386]+0.05*[.Q386]+[.R386]/240" office:value-type="float" office:value="0" calcext:value-type="float">
            <text:p>0</text:p>
          </table:table-cell>
          <table:table-cell table:formula="of:=[.J386]*[.O386]" office:value-type="float" office:value="50" calcext:value-type="float">
            <text:p>50,0000</text:p>
          </table:table-cell>
          <table:table-cell table:formula="of:=[.S386]-[.T386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87]+([.M387]/20)+([.N387]/240)" office:value-type="float" office:value="2" calcext:value-type="float">
            <text:p>2,00000</text:p>
          </table:table-cell>
          <table:table-cell table:number-columns-repeated="3"/>
          <table:table-cell table:formula="of:=[.P387]+0.05*[.Q387]+[.R387]/240" office:value-type="float" office:value="0" calcext:value-type="float">
            <text:p>0</text:p>
          </table:table-cell>
          <table:table-cell table:formula="of:=[.J387]*[.O387]" office:value-type="float" office:value="164" calcext:value-type="float">
            <text:p>164,0000</text:p>
          </table:table-cell>
          <table:table-cell table:formula="of:=[.S387]-[.T387]" office:value-type="float" office:value="-164" calcext:value-type="float">
            <text:p>-164</text:p>
          </table:table-cell>
          <table:table-cell table:number-columns-repeated="1003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88]+([.M388]/20)+([.N388]/240)" office:value-type="float" office:value="4" calcext:value-type="float">
            <text:p>4,00000</text:p>
          </table:table-cell>
          <table:table-cell table:number-columns-repeated="3"/>
          <table:table-cell table:formula="of:=[.P388]+0.05*[.Q388]+[.R388]/240" office:value-type="float" office:value="0" calcext:value-type="float">
            <text:p>0</text:p>
          </table:table-cell>
          <table:table-cell table:formula="of:=[.J388]*[.O388]" office:value-type="float" office:value="384" calcext:value-type="float">
            <text:p>384,0000</text:p>
          </table:table-cell>
          <table:table-cell table:formula="of:=[.S388]-[.T388]" office:value-type="float" office:value="-384" calcext:value-type="float">
            <text:p>-384</text:p>
          </table:table-cell>
          <table:table-cell table:number-columns-repeated="1003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ai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389]+([.M389]/20)+([.N389]/240)" office:value-type="float" office:value="10" calcext:value-type="float">
            <text:p>10,00000</text:p>
          </table:table-cell>
          <table:table-cell table:number-columns-repeated="3"/>
          <table:table-cell table:formula="of:=[.P389]+0.05*[.Q389]+[.R389]/240" office:value-type="float" office:value="0" calcext:value-type="float">
            <text:p>0</text:p>
          </table:table-cell>
          <table:table-cell table:formula="of:=[.J389]*[.O389]" office:value-type="float" office:value="60" calcext:value-type="float">
            <text:p>60,0000</text:p>
          </table:table-cell>
          <table:table-cell table:formula="of:=[.S389]-[.T389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uf à la dau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baril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390]+([.M390]/20)+([.N390]/240)" office:value-type="float" office:value="60" calcext:value-type="float">
            <text:p>60,00000</text:p>
          </table:table-cell>
          <table:table-cell table:number-columns-repeated="3"/>
          <table:table-cell table:formula="of:=[.P390]+0.05*[.Q390]+[.R390]/240" office:value-type="float" office:value="0" calcext:value-type="float">
            <text:p>0</text:p>
          </table:table-cell>
          <table:table-cell table:formula="of:=[.J390]*[.O390]" office:value-type="float" office:value="4620" calcext:value-type="float">
            <text:p>4 620,0000</text:p>
          </table:table-cell>
          <table:table-cell table:formula="of:=[.S390]-[.T390]" office:value-type="float" office:value="-4620" calcext:value-type="float">
            <text:p>-4620</text:p>
          </table:table-cell>
          <table:table-cell table:number-columns-repeated="1003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uf à l'eurb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baril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391]+([.M391]/20)+([.N391]/240)" office:value-type="float" office:value="80" calcext:value-type="float">
            <text:p>80,00000</text:p>
          </table:table-cell>
          <table:table-cell table:number-columns-repeated="3"/>
          <table:table-cell table:formula="of:=[.P391]+0.05*[.Q391]+[.R391]/240" office:value-type="float" office:value="0" calcext:value-type="float">
            <text:p>0</text:p>
          </table:table-cell>
          <table:table-cell table:formula="of:=[.J391]*[.O391]" office:value-type="float" office:value="8640" calcext:value-type="float">
            <text:p>8 640,0000</text:p>
          </table:table-cell>
          <table:table-cell table:formula="of:=[.S391]-[.T391]" office:value-type="float" office:value="-8640" calcext:value-type="float">
            <text:p>-864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uf à la mo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392]+([.M392]/20)+([.N392]/240)" office:value-type="float" office:value="0" calcext:value-type="float">
            <text:p>0,00000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table:formula="of:=[.P392]+0.05*[.Q392]+[.R392]/240" office:value-type="float" office:value="432" calcext:value-type="float">
            <text:p>432</text:p>
          </table:table-cell>
          <table:table-cell table:formula="of:=[.J392]*[.O392]" office:value-type="float" office:value="0" calcext:value-type="float">
            <text:p>0,0000</text:p>
          </table:table-cell>
          <table:table-cell table:formula="of:=[.S392]-[.T392]" office:value-type="float" office:value="432" calcext:value-type="float">
            <text:p>432</text:p>
          </table:table-cell>
          <table:table-cell office:value-type="string" calcext:value-type="string">
            <text:p>valeur de 43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52" calcext:value-type="float">
            <text:p>2 052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93]+([.M393]/20)+([.N393]/240)" office:value-type="float" office:value="25" calcext:value-type="float">
            <text:p>25,00000</text:p>
          </table:table-cell>
          <table:table-cell table:number-columns-repeated="3"/>
          <table:table-cell table:formula="of:=[.P393]+0.05*[.Q393]+[.R393]/240" office:value-type="float" office:value="0" calcext:value-type="float">
            <text:p>0</text:p>
          </table:table-cell>
          <table:table-cell table:formula="of:=[.J393]*[.O393]" office:value-type="float" office:value="51300" calcext:value-type="float">
            <text:p>51 300,0000</text:p>
          </table:table-cell>
          <table:table-cell table:formula="of:=[.S393]-[.T393]" office:value-type="float" office:value="-51300" calcext:value-type="float">
            <text:p>-51300</text:p>
          </table:table-cell>
          <table:table-cell office:value-type="string" calcext:value-type="string">
            <text:p>À 30 L. 25</text:p>
          </table:table-cell>
          <table:table-cell table:number-columns-repeated="100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94]+([.M394]/20)+([.N394]/240)" office:value-type="float" office:value="0.3" calcext:value-type="float">
            <text:p>0,30000</text:p>
          </table:table-cell>
          <table:table-cell table:number-columns-repeated="3"/>
          <table:table-cell table:formula="of:=[.P394]+0.05*[.Q394]+[.R394]/240" office:value-type="float" office:value="0" calcext:value-type="float">
            <text:p>0</text:p>
          </table:table-cell>
          <table:table-cell table:formula="of:=[.J394]*[.O394]" office:value-type="float" office:value="390" calcext:value-type="float">
            <text:p>390,0000</text:p>
          </table:table-cell>
          <table:table-cell table:formula="of:=[.S394]-[.T394]" office:value-type="float" office:value="-390" calcext:value-type="float">
            <text:p>-390</text:p>
          </table:table-cell>
          <table:table-cell office:value-type="string" calcext:value-type="string">
            <text:p>4 S. 6</text:p>
          </table:table-cell>
          <table:table-cell table:number-columns-repeated="100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uf salé d'Ir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3" calcext:value-type="float">
            <text:p>203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95]+([.M395]/20)+([.N395]/240)" office:value-type="float" office:value="25" calcext:value-type="float">
            <text:p>25,00000</text:p>
          </table:table-cell>
          <table:table-cell table:number-columns-repeated="3"/>
          <table:table-cell table:formula="of:=[.P395]+0.05*[.Q395]+[.R395]/240" office:value-type="float" office:value="0" calcext:value-type="float">
            <text:p>0</text:p>
          </table:table-cell>
          <table:table-cell table:formula="of:=[.J395]*[.O395]" office:value-type="float" office:value="5075" calcext:value-type="float">
            <text:p>5 075,0000</text:p>
          </table:table-cell>
          <table:table-cell table:formula="of:=[.S395]-[.T395]" office:value-type="float" office:value="-5075" calcext:value-type="float">
            <text:p>-5075</text:p>
          </table:table-cell>
          <table:table-cell table:number-columns-repeated="1003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euf salé d'Ir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0865" calcext:value-type="float">
            <text:p>80 8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396]+([.M396]/20)+([.N396]/240)" office:value-type="float" office:value="0.2" calcext:value-type="float">
            <text:p>0,20000</text:p>
          </table:table-cell>
          <table:table-cell table:number-columns-repeated="3"/>
          <table:table-cell table:formula="of:=[.P396]+0.05*[.Q396]+[.R396]/240" office:value-type="float" office:value="0" calcext:value-type="float">
            <text:p>0</text:p>
          </table:table-cell>
          <table:table-cell table:formula="of:=[.J396]*[.O396]" office:value-type="float" office:value="16173" calcext:value-type="float">
            <text:p>16 173,0000</text:p>
          </table:table-cell>
          <table:table-cell table:formula="of:=[.S396]-[.T396]" office:value-type="float" office:value="-16173" calcext:value-type="float">
            <text:p>-16173</text:p>
          </table:table-cell>
          <table:table-cell table:number-columns-repeated="1003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ierre d'Ho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bariqu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397]+([.M397]/20)+([.N397]/240)" office:value-type="float" office:value="28" calcext:value-type="float">
            <text:p>28,00000</text:p>
          </table:table-cell>
          <table:table-cell table:number-columns-repeated="3"/>
          <table:table-cell table:formula="of:=[.P397]+0.05*[.Q397]+[.R397]/240" office:value-type="float" office:value="0" calcext:value-type="float">
            <text:p>0</text:p>
          </table:table-cell>
          <table:table-cell table:formula="of:=[.J397]*[.O397]" office:value-type="float" office:value="672" calcext:value-type="float">
            <text:p>672,0000</text:p>
          </table:table-cell>
          <table:table-cell table:formula="of:=[.S397]-[.T397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ierre d'Ho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iercon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98]+([.M398]/20)+([.N398]/240)" office:value-type="float" office:value="18" calcext:value-type="float">
            <text:p>18,00000</text:p>
          </table:table-cell>
          <table:table-cell table:number-columns-repeated="3"/>
          <table:table-cell table:formula="of:=[.P398]+0.05*[.Q398]+[.R398]/240" office:value-type="float" office:value="0" calcext:value-type="float">
            <text:p>0</text:p>
          </table:table-cell>
          <table:table-cell table:formula="of:=[.J398]*[.O398]" office:value-type="float" office:value="180" calcext:value-type="float">
            <text:p>180,0000</text:p>
          </table:table-cell>
          <table:table-cell table:formula="of:=[.S398]-[.T398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iscuits de 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5410" calcext:value-type="float">
            <text:p>135 4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399]+([.M399]/20)+([.N399]/240)" office:value-type="float" office:value="0.2" calcext:value-type="float">
            <text:p>0,20000</text:p>
          </table:table-cell>
          <table:table-cell table:number-columns-repeated="3"/>
          <table:table-cell table:formula="of:=[.P399]+0.05*[.Q399]+[.R399]/240" office:value-type="float" office:value="0" calcext:value-type="float">
            <text:p>0</text:p>
          </table:table-cell>
          <table:table-cell table:formula="of:=[.J399]*[.O399]" office:value-type="float" office:value="27082" calcext:value-type="float">
            <text:p>27 082,0000</text:p>
          </table:table-cell>
          <table:table-cell table:formula="of:=[.S399]-[.T399]" office:value-type="float" office:value="-27082" calcext:value-type="float">
            <text:p>-27082</text:p>
          </table:table-cell>
          <table:table-cell table:number-columns-repeated="1003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400]+([.M400]/20)+([.N400]/240)" office:value-type="float" office:value="22" calcext:value-type="float">
            <text:p>22,00000</text:p>
          </table:table-cell>
          <table:table-cell table:number-columns-repeated="3"/>
          <table:table-cell table:formula="of:=[.P400]+0.05*[.Q400]+[.R400]/240" office:value-type="float" office:value="0" calcext:value-type="float">
            <text:p>0</text:p>
          </table:table-cell>
          <table:table-cell table:formula="of:=[.J400]*[.O400]" office:value-type="float" office:value="396" calcext:value-type="float">
            <text:p>396,0000</text:p>
          </table:table-cell>
          <table:table-cell table:formula="of:=[.S400]-[.T400]" office:value-type="float" office:value="-396" calcext:value-type="float">
            <text:p>-396</text:p>
          </table:table-cell>
          <table:table-cell office:value-type="string" calcext:value-type="string">
            <text:p>À 23 L <text:s/>22L</text:p>
          </table:table-cell>
          <table:table-cell table:number-columns-repeated="100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401]+([.M401]/20)+([.N401]/240)" office:value-type="float" office:value="2" calcext:value-type="float">
            <text:p>2,00000</text:p>
          </table:table-cell>
          <table:table-cell table:number-columns-repeated="3"/>
          <table:table-cell table:formula="of:=[.P401]+0.05*[.Q401]+[.R401]/240" office:value-type="float" office:value="0" calcext:value-type="float">
            <text:p>0</text:p>
          </table:table-cell>
          <table:table-cell table:formula="of:=[.J401]*[.O401]" office:value-type="float" office:value="132" calcext:value-type="float">
            <text:p>132,0000</text:p>
          </table:table-cell>
          <table:table-cell table:formula="of:=[.S401]-[.T401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asaques de 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402]+([.M402]/20)+([.N402]/240)" office:value-type="float" office:value="8" calcext:value-type="float">
            <text:p>8,00000</text:p>
          </table:table-cell>
          <table:table-cell table:number-columns-repeated="3"/>
          <table:table-cell table:formula="of:=[.P402]+0.05*[.Q402]+[.R402]/240" office:value-type="float" office:value="0" calcext:value-type="float">
            <text:p>0</text:p>
          </table:table-cell>
          <table:table-cell table:formula="of:=[.J402]*[.O402]" office:value-type="float" office:value="144" calcext:value-type="float">
            <text:p>144,0000</text:p>
          </table:table-cell>
          <table:table-cell table:formula="of:=[.S402]-[.T402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ercles à bo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acquet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1" table:formula="of:=[.L403]+([.M403]/20)+([.N403]/240)" office:value-type="float" office:value="0.18" calcext:value-type="float">
            <text:p>0,18000</text:p>
          </table:table-cell>
          <table:table-cell table:number-columns-repeated="3"/>
          <table:table-cell table:formula="of:=[.P403]+0.05*[.Q403]+[.R403]/240" office:value-type="float" office:value="0" calcext:value-type="float">
            <text:p>0</text:p>
          </table:table-cell>
          <table:table-cell table:formula="of:=[.J403]*[.O403]" office:value-type="float" office:value="36" calcext:value-type="float">
            <text:p>36,0000</text:p>
          </table:table-cell>
          <table:table-cell table:formula="of:=[.S403]-[.T403]" office:value-type="float" office:value="-36" calcext:value-type="float">
            <text:p>-36</text:p>
          </table:table-cell>
          <table:table-cell office:value-type="string" calcext:value-type="string">
            <text:p>18 L %</text:p>
          </table:table-cell>
          <table:table-cell table:number-columns-repeated="100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ises de pa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04]+([.M404]/20)+([.N404]/240)" office:value-type="float" office:value="1" calcext:value-type="float">
            <text:p>1,00000</text:p>
          </table:table-cell>
          <table:table-cell table:number-columns-repeated="3"/>
          <table:table-cell table:formula="of:=[.P404]+0.05*[.Q404]+[.R404]/240" office:value-type="float" office:value="0" calcext:value-type="float">
            <text:p>0</text:p>
          </table:table-cell>
          <table:table-cell table:formula="of:=[.J404]*[.O404]" office:value-type="float" office:value="120" calcext:value-type="float">
            <text:p>120,0000</text:p>
          </table:table-cell>
          <table:table-cell table:formula="of:=[.S404]-[.T404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21" table:formula="of:=[.L405]+([.M405]/20)+([.N405]/240)" office:value-type="float" office:value="0" calcext:value-type="float">
            <text:p>0,00000</text:p>
          </table:table-cell>
          <table:table-cell table:number-columns-repeated="3"/>
          <table:table-cell table:formula="of:=[.P405]+0.05*[.Q405]+[.R405]/240" office:value-type="float" office:value="0" calcext:value-type="float">
            <text:p>0</text:p>
          </table:table-cell>
          <table:table-cell table:formula="of:=[.J405]*[.O405]" office:value-type="float" office:value="0" calcext:value-type="float">
            <text:p>0,0000</text:p>
          </table:table-cell>
          <table:table-cell table:formula="of:=[.S405]-[.T405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355" calcext:value-type="float">
            <text:p>6 3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406]+([.M406]/20)+([.N406]/240)" office:value-type="float" office:value="0.35" calcext:value-type="float">
            <text:p>0,35000</text:p>
          </table:table-cell>
          <table:table-cell table:number-columns-repeated="3"/>
          <table:table-cell table:formula="of:=[.P406]+0.05*[.Q406]+[.R406]/240" office:value-type="float" office:value="0" calcext:value-type="float">
            <text:p>0</text:p>
          </table:table-cell>
          <table:table-cell table:formula="of:=[.J406]*[.O406]" office:value-type="float" office:value="2224.25" calcext:value-type="float">
            <text:p>2 224,2500</text:p>
          </table:table-cell>
          <table:table-cell table:formula="of:=[.S406]-[.T406]" office:value-type="float" office:value="-2224.25" calcext:value-type="float">
            <text:p>-2224,25</text:p>
          </table:table-cell>
          <table:table-cell table:number-columns-repeated="1003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peaux à nèg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407]+([.M407]/20)+([.N407]/240)" office:value-type="float" office:value="12" calcext:value-type="float">
            <text:p>12,00000</text:p>
          </table:table-cell>
          <table:table-cell table:number-columns-repeated="3"/>
          <table:table-cell table:formula="of:=[.P407]+0.05*[.Q407]+[.R407]/240" office:value-type="float" office:value="0" calcext:value-type="float">
            <text:p>0</text:p>
          </table:table-cell>
          <table:table-cell table:formula="of:=[.J407]*[.O407]" office:value-type="float" office:value="186" calcext:value-type="float">
            <text:p>186,0000</text:p>
          </table:table-cell>
          <table:table-cell table:formula="of:=[.S407]-[.T407]" office:value-type="float" office:value="-186" calcext:value-type="float">
            <text:p>-186</text:p>
          </table:table-cell>
          <table:table-cell table:number-columns-repeated="1003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apeaux de p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08]+([.M408]/20)+([.N408]/240)" office:value-type="float" office:value="0" calcext:value-type="float">
            <text:p>0,00000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[.P408]+0.05*[.Q408]+[.R408]/240" office:value-type="float" office:value="192" calcext:value-type="float">
            <text:p>192</text:p>
          </table:table-cell>
          <table:table-cell table:formula="of:=[.J408]*[.O408]" office:value-type="float" office:value="0" calcext:value-type="float">
            <text:p>0,0000</text:p>
          </table:table-cell>
          <table:table-cell table:formula="of:=[.S408]-[.T408]" office:value-type="float" office:value="192" calcext:value-type="float">
            <text:p>192</text:p>
          </table:table-cell>
          <table:table-cell office:value-type="string" calcext:value-type="string">
            <text:p>valeur de 19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emises de toille bret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409]+([.M409]/20)+([.N409]/240)" office:value-type="float" office:value="5" calcext:value-type="float">
            <text:p>5,00000</text:p>
          </table:table-cell>
          <table:table-cell table:number-columns-repeated="3"/>
          <table:table-cell table:formula="of:=[.P409]+0.05*[.Q409]+[.R409]/240" office:value-type="float" office:value="0" calcext:value-type="float">
            <text:p>0</text:p>
          </table:table-cell>
          <table:table-cell table:formula="of:=[.J409]*[.O409]" office:value-type="float" office:value="300" calcext:value-type="float">
            <text:p>300,0000</text:p>
          </table:table-cell>
          <table:table-cell table:formula="of:=[.S409]-[.T40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emises de toille bret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41" calcext:value-type="float">
            <text:p>641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10]+([.M410]/20)+([.N410]/240)" office:value-type="float" office:value="4" calcext:value-type="float">
            <text:p>4,00000</text:p>
          </table:table-cell>
          <table:table-cell table:number-columns-repeated="3"/>
          <table:table-cell table:formula="of:=[.P410]+0.05*[.Q410]+[.R410]/240" office:value-type="float" office:value="0" calcext:value-type="float">
            <text:p>0</text:p>
          </table:table-cell>
          <table:table-cell table:formula="of:=[.J410]*[.O410]" office:value-type="float" office:value="2564" calcext:value-type="float">
            <text:p>2 564,0000</text:p>
          </table:table-cell>
          <table:table-cell table:formula="of:=[.S410]-[.T410]" office:value-type="float" office:value="-2564" calcext:value-type="float">
            <text:p>-2564</text:p>
          </table:table-cell>
          <table:table-cell table:number-columns-repeated="1003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hemises de toille bret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11]+([.M411]/20)+([.N411]/240)" office:value-type="float" office:value="0" calcext:value-type="float">
            <text:p>0,00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[.P411]+0.05*[.Q411]+[.R411]/240" office:value-type="float" office:value="310" calcext:value-type="float">
            <text:p>310</text:p>
          </table:table-cell>
          <table:table-cell table:formula="of:=[.J411]*[.O411]" office:value-type="float" office:value="0" calcext:value-type="float">
            <text:p>0,0000</text:p>
          </table:table-cell>
          <table:table-cell table:formula="of:=[.S411]-[.T411]" office:value-type="float" office:value="310" calcext:value-type="float">
            <text:p>310</text:p>
          </table:table-cell>
          <table:table-cell office:value-type="string" calcext:value-type="string">
            <text:p>valeur de 3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46" calcext:value-type="float">
            <text:p>146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12]+([.M412]/20)+([.N412]/240)" office:value-type="float" office:value="20" calcext:value-type="float">
            <text:p>20,00000</text:p>
          </table:table-cell>
          <table:table-cell table:number-columns-repeated="3"/>
          <table:table-cell table:formula="of:=[.P412]+0.05*[.Q412]+[.R412]/240" office:value-type="float" office:value="0" calcext:value-type="float">
            <text:p>0</text:p>
          </table:table-cell>
          <table:table-cell table:formula="of:=[.J412]*[.O412]" office:value-type="float" office:value="2920" calcext:value-type="float">
            <text:p>2 920,0000</text:p>
          </table:table-cell>
          <table:table-cell table:formula="of:=[.S412]-[.T412]" office:value-type="float" office:value="-2920" calcext:value-type="float">
            <text:p>-2920</text:p>
          </table:table-cell>
          <table:table-cell table:number-columns-repeated="1003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loux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il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413]+([.M413]/20)+([.N413]/240)" office:value-type="float" office:value="100" calcext:value-type="float">
            <text:p>100,00000</text:p>
          </table:table-cell>
          <table:table-cell table:number-columns-repeated="3"/>
          <table:table-cell table:formula="of:=[.P413]+0.05*[.Q413]+[.R413]/240" office:value-type="float" office:value="0" calcext:value-type="float">
            <text:p>0</text:p>
          </table:table-cell>
          <table:table-cell table:formula="of:=[.J413]*[.O413]" office:value-type="float" office:value="1100" calcext:value-type="float">
            <text:p>1 100,0000</text:p>
          </table:table-cell>
          <table:table-cell table:formula="of:=[.S413]-[.T413]" office:value-type="float" office:value="-1100" calcext:value-type="float">
            <text:p>-1100</text:p>
          </table:table-cell>
          <table:table-cell table:number-columns-repeated="1003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loux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9200" calcext:value-type="float">
            <text:p>19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414]+([.M414]/20)+([.N414]/240)" office:value-type="float" office:value="0.25" calcext:value-type="float">
            <text:p>0,25000</text:p>
          </table:table-cell>
          <table:table-cell table:number-columns-repeated="3"/>
          <table:table-cell table:formula="of:=[.P414]+0.05*[.Q414]+[.R414]/240" office:value-type="float" office:value="0" calcext:value-type="float">
            <text:p>0</text:p>
          </table:table-cell>
          <table:table-cell table:formula="of:=[.J414]*[.O414]" office:value-type="float" office:value="4800" calcext:value-type="float">
            <text:p>4 800,0000</text:p>
          </table:table-cell>
          <table:table-cell table:formula="of:=[.S414]-[.T414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 office:value-type="float" office:value="0.28" calcext:value-type="float">
            <text:p>0,280</text:p>
          </table:table-cell>
          <table:table-cell table:number-columns-repeated="2"/>
          <table:table-cell table:style-name="ce21" table:formula="of:=[.L415]+([.M415]/20)+([.N415]/240)" office:value-type="float" office:value="0.28" calcext:value-type="float">
            <text:p>0,28000</text:p>
          </table:table-cell>
          <table:table-cell table:number-columns-repeated="3"/>
          <table:table-cell table:formula="of:=[.P415]+0.05*[.Q415]+[.R415]/240" office:value-type="float" office:value="0" calcext:value-type="float">
            <text:p>0</text:p>
          </table:table-cell>
          <table:table-cell table:formula="of:=[.J415]*[.O415]" office:value-type="float" office:value="420" calcext:value-type="float">
            <text:p>420,0000</text:p>
          </table:table-cell>
          <table:table-cell table:formula="of:=[.S415]-[.T415]" office:value-type="float" office:value="-420" calcext:value-type="float">
            <text:p>-420</text:p>
          </table:table-cell>
          <table:table-cell office:value-type="string" calcext:value-type="string">
            <text:p>28 L %</text:p>
          </table:table-cell>
          <table:table-cell table:number-columns-repeated="1002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out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416]+([.M416]/20)+([.N416]/240)" office:value-type="float" office:value="2" calcext:value-type="float">
            <text:p>2,00000</text:p>
          </table:table-cell>
          <table:table-cell table:number-columns-repeated="3"/>
          <table:table-cell table:formula="of:=[.P416]+0.05*[.Q416]+[.R416]/240" office:value-type="float" office:value="0" calcext:value-type="float">
            <text:p>0</text:p>
          </table:table-cell>
          <table:table-cell table:formula="of:=[.J416]*[.O416]" office:value-type="float" office:value="62" calcext:value-type="float">
            <text:p>62,0000</text:p>
          </table:table-cell>
          <table:table-cell table:formula="of:=[.S416]-[.T416]" office:value-type="float" office:value="-62" calcext:value-type="float">
            <text:p>-62</text:p>
          </table:table-cell>
          <table:table-cell table:number-columns-repeated="1003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cro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417]+([.M417]/20)+([.N417]/240)" office:value-type="float" office:value="0.25" calcext:value-type="float">
            <text:p>0,25000</text:p>
          </table:table-cell>
          <table:table-cell table:number-columns-repeated="3"/>
          <table:table-cell table:formula="of:=[.P417]+0.05*[.Q417]+[.R417]/240" office:value-type="float" office:value="0" calcext:value-type="float">
            <text:p>0</text:p>
          </table:table-cell>
          <table:table-cell table:formula="of:=[.J417]*[.O417]" office:value-type="float" office:value="250" calcext:value-type="float">
            <text:p>250,0000</text:p>
          </table:table-cell>
          <table:table-cell table:formula="of:=[.S417]-[.T417]" office:value-type="float" office:value="-250" calcext:value-type="float">
            <text:p>-25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draps de Vi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18]+([.M418]/20)+([.N418]/240)" office:value-type="float" office:value="4" calcext:value-type="float">
            <text:p>4,00000</text:p>
          </table:table-cell>
          <table:table-cell table:number-columns-repeated="3"/>
          <table:table-cell table:formula="of:=[.P418]+0.05*[.Q418]+[.R418]/240" office:value-type="float" office:value="0" calcext:value-type="float">
            <text:p>0</text:p>
          </table:table-cell>
          <table:table-cell table:formula="of:=[.J418]*[.O418]" office:value-type="float" office:value="240" calcext:value-type="float">
            <text:p>240,0000</text:p>
          </table:table-cell>
          <table:table-cell table:formula="of:=[.S418]-[.T418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32.5" calcext:value-type="float">
            <text:p>232,5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19]+([.M419]/20)+([.N419]/240)" office:value-type="float" office:value="4" calcext:value-type="float">
            <text:p>4,00000</text:p>
          </table:table-cell>
          <table:table-cell table:number-columns-repeated="3"/>
          <table:table-cell table:formula="of:=[.P419]+0.05*[.Q419]+[.R419]/240" office:value-type="float" office:value="0" calcext:value-type="float">
            <text:p>0</text:p>
          </table:table-cell>
          <table:table-cell table:formula="of:=[.J419]*[.O419]" office:value-type="float" office:value="930" calcext:value-type="float">
            <text:p>930,0000</text:p>
          </table:table-cell>
          <table:table-cell table:formula="of:=[.S419]-[.T419]" office:value-type="float" office:value="-930" calcext:value-type="float">
            <text:p>-930</text:p>
          </table:table-cell>
          <table:table-cell table:number-columns-repeated="1003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et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78" calcext:value-type="float">
            <text:p>27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20]+([.M420]/20)+([.N420]/240)" office:value-type="float" office:value="1" calcext:value-type="float">
            <text:p>1,00000</text:p>
          </table:table-cell>
          <table:table-cell table:number-columns-repeated="3"/>
          <table:table-cell table:formula="of:=[.P420]+0.05*[.Q420]+[.R420]/240" office:value-type="float" office:value="0" calcext:value-type="float">
            <text:p>0</text:p>
          </table:table-cell>
          <table:table-cell table:formula="of:=[.J420]*[.O420]" office:value-type="float" office:value="278" calcext:value-type="float">
            <text:p>278,0000</text:p>
          </table:table-cell>
          <table:table-cell table:formula="of:=[.S420]-[.T420]" office:value-type="float" office:value="-278" calcext:value-type="float">
            <text:p>-278</text:p>
          </table:table-cell>
          <table:table-cell table:number-columns-repeated="1003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36" calcext:value-type="float">
            <text:p>436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21]+([.M421]/20)+([.N421]/240)" office:value-type="float" office:value="20" calcext:value-type="float">
            <text:p>20,00000</text:p>
          </table:table-cell>
          <table:table-cell table:number-columns-repeated="3"/>
          <table:table-cell table:formula="of:=[.P421]+0.05*[.Q421]+[.R421]/240" office:value-type="float" office:value="0" calcext:value-type="float">
            <text:p>0</text:p>
          </table:table-cell>
          <table:table-cell table:formula="of:=[.J421]*[.O421]" office:value-type="float" office:value="8720" calcext:value-type="float">
            <text:p>8 720,0000</text:p>
          </table:table-cell>
          <table:table-cell table:formula="of:=[.S421]-[.T421]" office:value-type="float" office:value="-8720" calcext:value-type="float">
            <text:p>-8720</text:p>
          </table:table-cell>
          <table:table-cell table:number-columns-repeated="1003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quart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1" table:formula="of:=[.L422]+([.M422]/20)+([.N422]/240)" office:value-type="float" office:value="27" calcext:value-type="float">
            <text:p>27,00000</text:p>
          </table:table-cell>
          <table:table-cell table:number-columns-repeated="3"/>
          <table:table-cell table:formula="of:=[.P422]+0.05*[.Q422]+[.R422]/240" office:value-type="float" office:value="0" calcext:value-type="float">
            <text:p>0</text:p>
          </table:table-cell>
          <table:table-cell table:formula="of:=[.J422]*[.O422]" office:value-type="float" office:value="108" calcext:value-type="float">
            <text:p>108,0000</text:p>
          </table:table-cell>
          <table:table-cell table:formula="of:=[.S422]-[.T422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6720" calcext:value-type="float">
            <text:p>26 7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423]+([.M423]/20)+([.N423]/240)" office:value-type="float" office:value="0.15" calcext:value-type="float">
            <text:p>0,15000</text:p>
          </table:table-cell>
          <table:table-cell table:number-columns-repeated="3"/>
          <table:table-cell table:formula="of:=[.P423]+0.05*[.Q423]+[.R423]/240" office:value-type="float" office:value="0" calcext:value-type="float">
            <text:p>0</text:p>
          </table:table-cell>
          <table:table-cell table:formula="of:=[.J423]*[.O423]" office:value-type="float" office:value="4008" calcext:value-type="float">
            <text:p>4 008,0000</text:p>
          </table:table-cell>
          <table:table-cell table:formula="of:=[.S423]-[.T423]" office:value-type="float" office:value="-4008" calcext:value-type="float">
            <text:p>-4008</text:p>
          </table:table-cell>
          <table:table-cell table:number-columns-repeated="1003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24]+([.M424]/20)+([.N424]/240)" office:value-type="float" office:value="3" calcext:value-type="float">
            <text:p>3,00000</text:p>
          </table:table-cell>
          <table:table-cell table:number-columns-repeated="3"/>
          <table:table-cell table:formula="of:=[.P424]+0.05*[.Q424]+[.R424]/240" office:value-type="float" office:value="0" calcext:value-type="float">
            <text:p>0</text:p>
          </table:table-cell>
          <table:table-cell table:formula="of:=[.J424]*[.O424]" office:value-type="float" office:value="150" calcext:value-type="float">
            <text:p>150,0000</text:p>
          </table:table-cell>
          <table:table-cell table:formula="of:=[.S424]-[.T424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528" calcext:value-type="float">
            <text:p>15 5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425]+([.M425]/20)+([.N425]/240)" office:value-type="float" office:value="0.3" calcext:value-type="float">
            <text:p>0,30000</text:p>
          </table:table-cell>
          <table:table-cell table:number-columns-repeated="3"/>
          <table:table-cell table:formula="of:=[.P425]+0.05*[.Q425]+[.R425]/240" office:value-type="float" office:value="0" calcext:value-type="float">
            <text:p>0</text:p>
          </table:table-cell>
          <table:table-cell table:formula="of:=[.J425]*[.O425]" office:value-type="float" office:value="4658.4" calcext:value-type="float">
            <text:p>4 658,4000</text:p>
          </table:table-cell>
          <table:table-cell table:formula="of:=[.S425]-[.T425]" office:value-type="float" office:value="-4658.4" calcext:value-type="float">
            <text:p>-4658,4</text:p>
          </table:table-cell>
          <table:table-cell table:number-columns-repeated="1003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lan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6.75" calcext:value-type="float">
            <text:p>86,75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26]+([.M426]/20)+([.N426]/240)" office:value-type="float" office:value="1" calcext:value-type="float">
            <text:p>1,00000</text:p>
          </table:table-cell>
          <table:table-cell table:number-columns-repeated="3"/>
          <table:table-cell table:formula="of:=[.P426]+0.05*[.Q426]+[.R426]/240" office:value-type="float" office:value="0" calcext:value-type="float">
            <text:p>0</text:p>
          </table:table-cell>
          <table:table-cell table:formula="of:=[.J426]*[.O426]" office:value-type="float" office:value="86.75" calcext:value-type="float">
            <text:p>86,7500</text:p>
          </table:table-cell>
          <table:table-cell table:formula="of:=[.S426]-[.T426]" office:value-type="float" office:value="-86.75" calcext:value-type="float">
            <text:p>-86,75</text:p>
          </table:table-cell>
          <table:table-cell table:number-columns-repeated="1003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roc de lizie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427]+([.M427]/20)+([.N427]/240)" office:value-type="float" office:value="2" calcext:value-type="float">
            <text:p>2,00000</text:p>
          </table:table-cell>
          <table:table-cell table:number-columns-repeated="3"/>
          <table:table-cell table:formula="of:=[.P427]+0.05*[.Q427]+[.R427]/240" office:value-type="float" office:value="0" calcext:value-type="float">
            <text:p>0</text:p>
          </table:table-cell>
          <table:table-cell table:formula="of:=[.J427]*[.O427]" office:value-type="float" office:value="600" calcext:value-type="float">
            <text:p>600,0000</text:p>
          </table:table-cell>
          <table:table-cell table:formula="of:=[.S427]-[.T427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fromages d'Ho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756" calcext:value-type="float">
            <text:p>2 7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428]+([.M428]/20)+([.N428]/240)" office:value-type="float" office:value="0.25" calcext:value-type="float">
            <text:p>0,25000</text:p>
          </table:table-cell>
          <table:table-cell table:number-columns-repeated="3"/>
          <table:table-cell table:formula="of:=[.P428]+0.05*[.Q428]+[.R428]/240" office:value-type="float" office:value="0" calcext:value-type="float">
            <text:p>0</text:p>
          </table:table-cell>
          <table:table-cell table:formula="of:=[.J428]*[.O428]" office:value-type="float" office:value="689" calcext:value-type="float">
            <text:p>689,0000</text:p>
          </table:table-cell>
          <table:table-cell table:formula="of:=[.S428]-[.T428]" office:value-type="float" office:value="-689" calcext:value-type="float">
            <text:p>-689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apain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429]+([.M429]/20)+([.N429]/240)" office:value-type="float" office:value="15" calcext:value-type="float">
            <text:p>15,00000</text:p>
          </table:table-cell>
          <table:table-cell table:number-columns-repeated="3"/>
          <table:table-cell table:formula="of:=[.P429]+0.05*[.Q429]+[.R429]/240" office:value-type="float" office:value="0" calcext:value-type="float">
            <text:p>0</text:p>
          </table:table-cell>
          <table:table-cell table:formula="of:=[.J429]*[.O429]" office:value-type="float" office:value="1650" calcext:value-type="float">
            <text:p>1 650,0000</text:p>
          </table:table-cell>
          <table:table-cell table:formula="of:=[.S429]-[.T429]" office:value-type="float" office:value="-1650" calcext:value-type="float">
            <text:p>-1650</text:p>
          </table:table-cell>
          <table:table-cell table:number-columns-repeated="1003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apain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430]+([.M430]/20)+([.N430]/240)" office:value-type="float" office:value="12" calcext:value-type="float">
            <text:p>12,00000</text:p>
          </table:table-cell>
          <table:table-cell table:number-columns-repeated="3"/>
          <table:table-cell table:formula="of:=[.P430]+0.05*[.Q430]+[.R430]/240" office:value-type="float" office:value="0" calcext:value-type="float">
            <text:p>0</text:p>
          </table:table-cell>
          <table:table-cell table:formula="of:=[.J430]*[.O430]" office:value-type="float" office:value="432" calcext:value-type="float">
            <text:p>432,0000</text:p>
          </table:table-cell>
          <table:table-cell table:formula="of:=[.S430]-[.T430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431]+([.M431]/20)+([.N431]/240)" office:value-type="float" office:value="0.5" calcext:value-type="float">
            <text:p>0,50000</text:p>
          </table:table-cell>
          <table:table-cell table:number-columns-repeated="3"/>
          <table:table-cell table:formula="of:=[.P431]+0.05*[.Q431]+[.R431]/240" office:value-type="float" office:value="0" calcext:value-type="float">
            <text:p>0</text:p>
          </table:table-cell>
          <table:table-cell table:formula="of:=[.J431]*[.O431]" office:value-type="float" office:value="16.5" calcext:value-type="float">
            <text:p>16,5000</text:p>
          </table:table-cell>
          <table:table-cell table:formula="of:=[.S431]-[.T431]" office:value-type="float" office:value="-16.5" calcext:value-type="float">
            <text:p>-16,5</text:p>
          </table:table-cell>
          <table:table-cell table:number-columns-repeated="1003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ll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table:number-columns-repeated="3"/>
          <table:table-cell table:style-name="ce21" table:formula="of:=[.L432]+([.M432]/20)+([.N432]/240)" office:value-type="float" office:value="0" calcext:value-type="float">
            <text:p>0,00000</text:p>
          </table:table-cell>
          <table:table-cell table:number-columns-repeated="3"/>
          <table:table-cell table:formula="of:=[.P432]+0.05*[.Q432]+[.R432]/240" office:value-type="float" office:value="0" calcext:value-type="float">
            <text:p>0</text:p>
          </table:table-cell>
          <table:table-cell table:formula="of:=[.J432]*[.O432]" office:value-type="float" office:value="0" calcext:value-type="float">
            <text:p>0,0000</text:p>
          </table:table-cell>
          <table:table-cell table:formula="of:=[.S432]-[.T432]" office:value-type="float" office:value="0" calcext:value-type="float">
            <text:p>0</text:p>
          </table:table-cell>
          <table:table-cell office:value-type="string" calcext:value-type="string">
            <text:p>30 L % la livre pesant</text:p>
          </table:table-cell>
          <table:table-cell table:number-columns-repeated="1002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1" table:formula="of:=[.L433]+([.M433]/20)+([.N433]/240)" office:value-type="float" office:value="500" calcext:value-type="float">
            <text:p>500,00000</text:p>
          </table:table-cell>
          <table:table-cell table:number-columns-repeated="3"/>
          <table:table-cell table:formula="of:=[.P433]+0.05*[.Q433]+[.R433]/240" office:value-type="float" office:value="0" calcext:value-type="float">
            <text:p>0</text:p>
          </table:table-cell>
          <table:table-cell table:formula="of:=[.J433]*[.O433]" office:value-type="float" office:value="500" calcext:value-type="float">
            <text:p>500,0000</text:p>
          </table:table-cell>
          <table:table-cell table:formula="of:=[.S433]-[.T433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34]+([.M434]/20)+([.N434]/240)" office:value-type="float" office:value="1.5" calcext:value-type="float">
            <text:p>1,50000</text:p>
          </table:table-cell>
          <table:table-cell table:number-columns-repeated="3"/>
          <table:table-cell table:formula="of:=[.P434]+0.05*[.Q434]+[.R434]/240" office:value-type="float" office:value="0" calcext:value-type="float">
            <text:p>0</text:p>
          </table:table-cell>
          <table:table-cell table:formula="of:=[.J434]*[.O434]" office:value-type="float" office:value="300" calcext:value-type="float">
            <text:p>300,0000</text:p>
          </table:table-cell>
          <table:table-cell table:formula="of:=[.S434]-[.T434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35]+([.M435]/20)+([.N435]/240)" office:value-type="float" office:value="20" calcext:value-type="float">
            <text:p>20,00000</text:p>
          </table:table-cell>
          <table:table-cell table:number-columns-repeated="3"/>
          <table:table-cell table:formula="of:=[.P435]+0.05*[.Q435]+[.R435]/240" office:value-type="float" office:value="0" calcext:value-type="float">
            <text:p>0</text:p>
          </table:table-cell>
          <table:table-cell table:formula="of:=[.J435]*[.O435]" office:value-type="float" office:value="600" calcext:value-type="float">
            <text:p>600,0000</text:p>
          </table:table-cell>
          <table:table-cell table:formula="of:=[.S435]-[.T43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436]+([.M436]/20)+([.N436]/240)" office:value-type="float" office:value="0.5" calcext:value-type="float">
            <text:p>0,50000</text:p>
          </table:table-cell>
          <table:table-cell table:number-columns-repeated="3"/>
          <table:table-cell table:formula="of:=[.P436]+0.05*[.Q436]+[.R436]/240" office:value-type="float" office:value="0" calcext:value-type="float">
            <text:p>0</text:p>
          </table:table-cell>
          <table:table-cell table:formula="of:=[.J436]*[.O436]" office:value-type="float" office:value="230" calcext:value-type="float">
            <text:p>230,0000</text:p>
          </table:table-cell>
          <table:table-cell table:formula="of:=[.S436]-[.T436]" office:value-type="float" office:value="-230" calcext:value-type="float">
            <text:p>-230</text:p>
          </table:table-cell>
          <table:table-cell table:number-columns-repeated="1003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instruments pour la pes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37]+([.M437]/20)+([.N437]/240)" office:value-type="float" office:value="0" calcext:value-type="float">
            <text:p>0,0000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table:formula="of:=[.P437]+0.05*[.Q437]+[.R437]/240" office:value-type="float" office:value="5500" calcext:value-type="float">
            <text:p>5500</text:p>
          </table:table-cell>
          <table:table-cell table:formula="of:=[.J437]*[.O437]" office:value-type="float" office:value="0" calcext:value-type="float">
            <text:p>0,0000</text:p>
          </table:table-cell>
          <table:table-cell table:formula="of:=[.S437]-[.T437]" office:value-type="float" office:value="5500" calcext:value-type="float">
            <text:p>5500</text:p>
          </table:table-cell>
          <table:table-cell office:value-type="string" calcext:value-type="string">
            <text:p>valeur de 5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ngues de boeuf 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438]+([.M438]/20)+([.N438]/240)" office:value-type="float" office:value="1.25" calcext:value-type="float">
            <text:p>1,25000</text:p>
          </table:table-cell>
          <table:table-cell table:number-columns-repeated="3"/>
          <table:table-cell table:formula="of:=[.P438]+0.05*[.Q438]+[.R438]/240" office:value-type="float" office:value="0" calcext:value-type="float">
            <text:p>0</text:p>
          </table:table-cell>
          <table:table-cell table:formula="of:=[.J438]*[.O438]" office:value-type="float" office:value="312.5" calcext:value-type="float">
            <text:p>312,5000</text:p>
          </table:table-cell>
          <table:table-cell table:formula="of:=[.S438]-[.T438]" office:value-type="float" office:value="-312.5" calcext:value-type="float">
            <text:p>-312,5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439]+([.M439]/20)+([.N439]/240)" office:value-type="float" office:value="30" calcext:value-type="float">
            <text:p>30,00000</text:p>
          </table:table-cell>
          <table:table-cell table:number-columns-repeated="3"/>
          <table:table-cell table:formula="of:=[.P439]+0.05*[.Q439]+[.R439]/240" office:value-type="float" office:value="0" calcext:value-type="float">
            <text:p>0</text:p>
          </table:table-cell>
          <table:table-cell table:formula="of:=[.J439]*[.O439]" office:value-type="float" office:value="30" calcext:value-type="float">
            <text:p>30,0000</text:p>
          </table:table-cell>
          <table:table-cell table:formula="of:=[.S439]-[.T439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40]+([.M440]/20)+([.N440]/240)" office:value-type="float" office:value="0" calcext:value-type="float">
            <text:p>0,0000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[.P440]+0.05*[.Q440]+[.R440]/240" office:value-type="float" office:value="460" calcext:value-type="float">
            <text:p>460</text:p>
          </table:table-cell>
          <table:table-cell table:formula="of:=[.J440]*[.O440]" office:value-type="float" office:value="0" calcext:value-type="float">
            <text:p>0,0000</text:p>
          </table:table-cell>
          <table:table-cell table:formula="of:=[.S440]-[.T440]" office:value-type="float" office:value="460" calcext:value-type="float">
            <text:p>460</text:p>
          </table:table-cell>
          <table:table-cell office:value-type="string" calcext:value-type="string">
            <text:p>valeur de 4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9" calcext:value-type="float">
            <text:p>159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1" table:formula="of:=[.L441]+([.M441]/20)+([.N441]/240)" office:value-type="float" office:value="27" calcext:value-type="float">
            <text:p>27,00000</text:p>
          </table:table-cell>
          <table:table-cell table:number-columns-repeated="3"/>
          <table:table-cell table:formula="of:=[.P441]+0.05*[.Q441]+[.R441]/240" office:value-type="float" office:value="0" calcext:value-type="float">
            <text:p>0</text:p>
          </table:table-cell>
          <table:table-cell table:formula="of:=[.J441]*[.O441]" office:value-type="float" office:value="4293" calcext:value-type="float">
            <text:p>4 293,0000</text:p>
          </table:table-cell>
          <table:table-cell table:formula="of:=[.S441]-[.T441]" office:value-type="float" office:value="-4293" calcext:value-type="float">
            <text:p>-4293</text:p>
          </table:table-cell>
          <table:table-cell table:number-columns-repeated="1003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quart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442]+([.M442]/20)+([.N442]/240)" office:value-type="float" office:value="35" calcext:value-type="float">
            <text:p>35,00000</text:p>
          </table:table-cell>
          <table:table-cell table:number-columns-repeated="3"/>
          <table:table-cell table:formula="of:=[.P442]+0.05*[.Q442]+[.R442]/240" office:value-type="float" office:value="0" calcext:value-type="float">
            <text:p>0</text:p>
          </table:table-cell>
          <table:table-cell table:formula="of:=[.J442]*[.O442]" office:value-type="float" office:value="525" calcext:value-type="float">
            <text:p>525,0000</text:p>
          </table:table-cell>
          <table:table-cell table:formula="of:=[.S442]-[.T442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590" calcext:value-type="float">
            <text:p>17 5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443]+([.M443]/20)+([.N443]/240)" office:value-type="float" office:value="0.2" calcext:value-type="float">
            <text:p>0,20000</text:p>
          </table:table-cell>
          <table:table-cell table:number-columns-repeated="3"/>
          <table:table-cell table:formula="of:=[.P443]+0.05*[.Q443]+[.R443]/240" office:value-type="float" office:value="0" calcext:value-type="float">
            <text:p>0</text:p>
          </table:table-cell>
          <table:table-cell table:formula="of:=[.J443]*[.O443]" office:value-type="float" office:value="3518" calcext:value-type="float">
            <text:p>3 518,0000</text:p>
          </table:table-cell>
          <table:table-cell table:formula="of:=[.S443]-[.T443]" office:value-type="float" office:value="-3518" calcext:value-type="float">
            <text:p>-3518</text:p>
          </table:table-cell>
          <table:table-cell table:number-columns-repeated="1003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44]+([.M444]/20)+([.N444]/240)" office:value-type="float" office:value="0" calcext:value-type="float">
            <text:p>0,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P444]+0.05*[.Q444]+[.R444]/240" office:value-type="float" office:value="120" calcext:value-type="float">
            <text:p>120</text:p>
          </table:table-cell>
          <table:table-cell table:formula="of:=[.J444]*[.O444]" office:value-type="float" office:value="0" calcext:value-type="float">
            <text:p>0,0000</text:p>
          </table:table-cell>
          <table:table-cell table:formula="of:=[.S444]-[.T444]" office:value-type="float" office:value="120" calcext:value-type="float">
            <text:p>120</text:p>
          </table:table-cell>
          <table:table-cell office:value-type="string" calcext:value-type="string">
            <text:p>valeur de 1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ignes à pech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45]+([.M445]/20)+([.N445]/240)" office:value-type="float" office:value="1.5" calcext:value-type="float">
            <text:p>1,50000</text:p>
          </table:table-cell>
          <table:table-cell table:number-columns-repeated="3"/>
          <table:table-cell table:formula="of:=[.P445]+0.05*[.Q445]+[.R445]/240" office:value-type="float" office:value="0" calcext:value-type="float">
            <text:p>0</text:p>
          </table:table-cell>
          <table:table-cell table:formula="of:=[.J445]*[.O445]" office:value-type="float" office:value="600" calcext:value-type="float">
            <text:p>600,0000</text:p>
          </table:table-cell>
          <table:table-cell table:formula="of:=[.S445]-[.T44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fioll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446]+([.M446]/20)+([.N446]/240)" office:value-type="float" office:value="0.5" calcext:value-type="float">
            <text:p>0,50000</text:p>
          </table:table-cell>
          <table:table-cell table:number-columns-repeated="3"/>
          <table:table-cell table:formula="of:=[.P446]+0.05*[.Q446]+[.R446]/240" office:value-type="float" office:value="0" calcext:value-type="float">
            <text:p>0</text:p>
          </table:table-cell>
          <table:table-cell table:formula="of:=[.J446]*[.O446]" office:value-type="float" office:value="100" calcext:value-type="float">
            <text:p>100,0000</text:p>
          </table:table-cell>
          <table:table-cell table:formula="of:=[.S446]-[.T446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47]+([.M447]/20)+([.N447]/240)" office:value-type="float" office:value="0" calcext:value-type="float">
            <text:p>0,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P447]+0.05*[.Q447]+[.R447]/240" office:value-type="float" office:value="120" calcext:value-type="float">
            <text:p>120</text:p>
          </table:table-cell>
          <table:table-cell table:formula="of:=[.J447]*[.O447]" office:value-type="float" office:value="0" calcext:value-type="float">
            <text:p>0,0000</text:p>
          </table:table-cell>
          <table:table-cell table:formula="of:=[.S447]-[.T447]" office:value-type="float" office:value="120" calcext:value-type="float">
            <text:p>120</text:p>
          </table:table-cell>
          <table:table-cell office:value-type="string" calcext:value-type="string">
            <text:p>valeur de 1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armitte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448]+([.M448]/20)+([.N448]/240)" office:value-type="float" office:value="1.25" calcext:value-type="float">
            <text:p>1,25000</text:p>
          </table:table-cell>
          <table:table-cell table:number-columns-repeated="3"/>
          <table:table-cell table:formula="of:=[.P448]+0.05*[.Q448]+[.R448]/240" office:value-type="float" office:value="0" calcext:value-type="float">
            <text:p>0</text:p>
          </table:table-cell>
          <table:table-cell table:formula="of:=[.J448]*[.O448]" office:value-type="float" office:value="500" calcext:value-type="float">
            <text:p>500,0000</text:p>
          </table:table-cell>
          <table:table-cell table:formula="of:=[.S448]-[.T448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ercerie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49]+([.M449]/20)+([.N449]/240)" office:value-type="float" office:value="0" calcext:value-type="float">
            <text:p>0,0000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table:formula="of:=[.P449]+0.05*[.Q449]+[.R449]/240" office:value-type="float" office:value="12980" calcext:value-type="float">
            <text:p>12980</text:p>
          </table:table-cell>
          <table:table-cell table:formula="of:=[.J449]*[.O449]" office:value-type="float" office:value="0" calcext:value-type="float">
            <text:p>0,0000</text:p>
          </table:table-cell>
          <table:table-cell table:formula="of:=[.S449]-[.T449]" office:value-type="float" office:value="12980" calcext:value-type="float">
            <text:p>12980</text:p>
          </table:table-cell>
          <table:table-cell office:value-type="string" calcext:value-type="string">
            <text:p>valeur de 129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mousselines brod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50]+([.M450]/20)+([.N450]/240)" office:value-type="float" office:value="0" calcext:value-type="float">
            <text:p>0,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P450]+0.05*[.Q450]+[.R450]/240" office:value-type="float" office:value="300" calcext:value-type="float">
            <text:p>300</text:p>
          </table:table-cell>
          <table:table-cell table:formula="of:=[.J450]*[.O450]" office:value-type="float" office:value="0" calcext:value-type="float">
            <text:p>0,0000</text:p>
          </table:table-cell>
          <table:table-cell table:formula="of:=[.S450]-[.T450]" office:value-type="float" office:value="300" calcext:value-type="float">
            <text:p>300</text:p>
          </table:table-cell>
          <table:table-cell office:value-type="string" calcext:value-type="string">
            <text:p>valeur <text:s/>de 3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douzain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451]+([.M451]/20)+([.N451]/240)" office:value-type="float" office:value="14" calcext:value-type="float">
            <text:p>14,00000</text:p>
          </table:table-cell>
          <table:table-cell table:number-columns-repeated="3"/>
          <table:table-cell table:formula="of:=[.P451]+0.05*[.Q451]+[.R451]/240" office:value-type="float" office:value="0" calcext:value-type="float">
            <text:p>0</text:p>
          </table:table-cell>
          <table:table-cell table:formula="of:=[.J451]*[.O451]" office:value-type="float" office:value="224" calcext:value-type="float">
            <text:p>224,0000</text:p>
          </table:table-cell>
          <table:table-cell table:formula="of:=[.S451]-[.T451]" office:value-type="float" office:value="-224" calcext:value-type="float">
            <text:p>-224</text:p>
          </table:table-cell>
          <table:table-cell table:number-columns-repeated="1003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choir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452]+([.M452]/20)+([.N452]/240)" office:value-type="float" office:value="1.75" calcext:value-type="float">
            <text:p>1,75000</text:p>
          </table:table-cell>
          <table:table-cell table:number-columns-repeated="3"/>
          <table:table-cell table:formula="of:=[.P452]+0.05*[.Q452]+[.R452]/240" office:value-type="float" office:value="0" calcext:value-type="float">
            <text:p>0</text:p>
          </table:table-cell>
          <table:table-cell table:formula="of:=[.J452]*[.O452]" office:value-type="float" office:value="199.5" calcext:value-type="float">
            <text:p>199,5000</text:p>
          </table:table-cell>
          <table:table-cell table:formula="of:=[.S452]-[.T452]" office:value-type="float" office:value="-199.5" calcext:value-type="float">
            <text:p>-199,5</text:p>
          </table:table-cell>
          <table:table-cell table:number-columns-repeated="1003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400" calcext:value-type="float">
            <text:p>4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453]+([.M453]/20)+([.N453]/240)" office:value-type="float" office:value="0.2" calcext:value-type="float">
            <text:p>0,20000</text:p>
          </table:table-cell>
          <table:table-cell table:number-columns-repeated="3"/>
          <table:table-cell table:formula="of:=[.P453]+0.05*[.Q453]+[.R453]/240" office:value-type="float" office:value="0" calcext:value-type="float">
            <text:p>0</text:p>
          </table:table-cell>
          <table:table-cell table:formula="of:=[.J453]*[.O453]" office:value-type="float" office:value="880" calcext:value-type="float">
            <text:p>880,0000</text:p>
          </table:table-cell>
          <table:table-cell table:formula="of:=[.S453]-[.T453]" office:value-type="float" office:value="-880" calcext:value-type="float">
            <text:p>-880</text:p>
          </table:table-cell>
          <table:table-cell table:number-columns-repeated="1003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454]+([.M454]/20)+([.N454]/240)" office:value-type="float" office:value="5" calcext:value-type="float">
            <text:p>5,00000</text:p>
          </table:table-cell>
          <table:table-cell table:number-columns-repeated="3"/>
          <table:table-cell table:formula="of:=[.P454]+0.05*[.Q454]+[.R454]/240" office:value-type="float" office:value="0" calcext:value-type="float">
            <text:p>0</text:p>
          </table:table-cell>
          <table:table-cell table:formula="of:=[.J454]*[.O454]" office:value-type="float" office:value="40" calcext:value-type="float">
            <text:p>40,0000</text:p>
          </table:table-cell>
          <table:table-cell table:formula="of:=[.S454]-[.T454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oz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pacquets</text:p>
          </table:table-cell>
          <table:table-cell table:number-columns-repeated="3"/>
          <table:table-cell table:style-name="ce21" table:formula="of:=[.L455]+([.M455]/20)+([.N455]/240)" office:value-type="float" office:value="0" calcext:value-type="float">
            <text:p>0,00000</text:p>
          </table:table-cell>
          <table:table-cell table:number-columns-repeated="3"/>
          <table:table-cell table:formula="of:=[.P455]+0.05*[.Q455]+[.R455]/240" office:value-type="float" office:value="0" calcext:value-type="float">
            <text:p>0</text:p>
          </table:table-cell>
          <table:table-cell table:formula="of:=[.J455]*[.O455]" office:value-type="float" office:value="0" calcext:value-type="float">
            <text:p>0,0000</text:p>
          </table:table-cell>
          <table:table-cell table:formula="of:=[.S455]-[.T455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au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9.75" calcext:value-type="float">
            <text:p>79,75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456]+([.M456]/20)+([.N456]/240)" office:value-type="float" office:value="6" calcext:value-type="float">
            <text:p>6,00000</text:p>
          </table:table-cell>
          <table:table-cell table:number-columns-repeated="3"/>
          <table:table-cell table:formula="of:=[.P456]+0.05*[.Q456]+[.R456]/240" office:value-type="float" office:value="0" calcext:value-type="float">
            <text:p>0</text:p>
          </table:table-cell>
          <table:table-cell table:formula="of:=[.J456]*[.O456]" office:value-type="float" office:value="478.5" calcext:value-type="float">
            <text:p>478,5000</text:p>
          </table:table-cell>
          <table:table-cell table:formula="of:=[.S456]-[.T456]" office:value-type="float" office:value="-478.5" calcext:value-type="float">
            <text:p>-478,5</text:p>
          </table:table-cell>
          <table:table-cell table:number-columns-repeated="1003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int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457]+([.M457]/20)+([.N457]/240)" office:value-type="float" office:value="25" calcext:value-type="float">
            <text:p>25,00000</text:p>
          </table:table-cell>
          <table:table-cell table:number-columns-repeated="3"/>
          <table:table-cell table:formula="of:=[.P457]+0.05*[.Q457]+[.R457]/240" office:value-type="float" office:value="0" calcext:value-type="float">
            <text:p>0</text:p>
          </table:table-cell>
          <table:table-cell table:formula="of:=[.J457]*[.O457]" office:value-type="float" office:value="50" calcext:value-type="float">
            <text:p>50,0000</text:p>
          </table:table-cell>
          <table:table-cell table:formula="of:=[.S457]-[.T457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elu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458]+([.M458]/20)+([.N458]/240)" office:value-type="float" office:value="2.5" calcext:value-type="float">
            <text:p>2,50000</text:p>
          </table:table-cell>
          <table:table-cell table:number-columns-repeated="3"/>
          <table:table-cell table:formula="of:=[.P458]+0.05*[.Q458]+[.R458]/240" office:value-type="float" office:value="0" calcext:value-type="float">
            <text:p>0</text:p>
          </table:table-cell>
          <table:table-cell table:formula="of:=[.J458]*[.O458]" office:value-type="float" office:value="1250" calcext:value-type="float">
            <text:p>1 250,0000</text:p>
          </table:table-cell>
          <table:table-cell table:formula="of:=[.S458]-[.T458]" office:value-type="float" office:value="-1250" calcext:value-type="float">
            <text:p>-1250</text:p>
          </table:table-cell>
          <table:table-cell table:number-columns-repeated="1003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ierres de St C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659" calcext:value-type="float">
            <text:p>6 659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1" table:formula="of:=[.L459]+([.M459]/20)+([.N459]/240)" office:value-type="float" office:value="0.65" calcext:value-type="float">
            <text:p>0,65000</text:p>
          </table:table-cell>
          <table:table-cell table:number-columns-repeated="3"/>
          <table:table-cell table:formula="of:=[.P459]+0.05*[.Q459]+[.R459]/240" office:value-type="float" office:value="0" calcext:value-type="float">
            <text:p>0</text:p>
          </table:table-cell>
          <table:table-cell table:formula="of:=[.J459]*[.O459]" office:value-type="float" office:value="4328.35" calcext:value-type="float">
            <text:p>4 328,3500</text:p>
          </table:table-cell>
          <table:table-cell table:formula="of:=[.S459]-[.T459]" office:value-type="float" office:value="-4328.35" calcext:value-type="float">
            <text:p>-4328,35</text:p>
          </table:table-cell>
          <table:table-cell table:number-columns-repeated="1003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9" calcext:value-type="float">
            <text:p>509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460]+([.M460]/20)+([.N460]/240)" office:value-type="float" office:value="2.25" calcext:value-type="float">
            <text:p>2,25000</text:p>
          </table:table-cell>
          <table:table-cell table:number-columns-repeated="3"/>
          <table:table-cell table:formula="of:=[.P460]+0.05*[.Q460]+[.R460]/240" office:value-type="float" office:value="0" calcext:value-type="float">
            <text:p>0</text:p>
          </table:table-cell>
          <table:table-cell table:formula="of:=[.J460]*[.O460]" office:value-type="float" office:value="1145.25" calcext:value-type="float">
            <text:p>1 145,2500</text:p>
          </table:table-cell>
          <table:table-cell table:formula="of:=[.S460]-[.T460]" office:value-type="float" office:value="-1145.25" calcext:value-type="float">
            <text:p>-1145,25</text:p>
          </table:table-cell>
          <table:table-cell table:number-columns-repeated="1003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461]+([.M461]/20)+([.N461]/240)" office:value-type="float" office:value="6" calcext:value-type="float">
            <text:p>6,00000</text:p>
          </table:table-cell>
          <table:table-cell table:number-columns-repeated="3"/>
          <table:table-cell table:formula="of:=[.P461]+0.05*[.Q461]+[.R461]/240" office:value-type="float" office:value="0" calcext:value-type="float">
            <text:p>0</text:p>
          </table:table-cell>
          <table:table-cell table:formula="of:=[.J461]*[.O461]" office:value-type="float" office:value="222" calcext:value-type="float">
            <text:p>222,0000</text:p>
          </table:table-cell>
          <table:table-cell table:formula="of:=[.S461]-[.T461]" office:value-type="float" office:value="-222" calcext:value-type="float">
            <text:p>-222</text:p>
          </table:table-cell>
          <table:table-cell table:number-columns-repeated="1003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62]+([.M462]/20)+([.N462]/240)" office:value-type="float" office:value="1" calcext:value-type="float">
            <text:p>1,00000</text:p>
          </table:table-cell>
          <table:table-cell table:number-columns-repeated="3"/>
          <table:table-cell table:formula="of:=[.P462]+0.05*[.Q462]+[.R462]/240" office:value-type="float" office:value="0" calcext:value-type="float">
            <text:p>0</text:p>
          </table:table-cell>
          <table:table-cell table:formula="of:=[.J462]*[.O462]" office:value-type="float" office:value="400" calcext:value-type="float">
            <text:p>400,0000</text:p>
          </table:table-cell>
          <table:table-cell table:formula="of:=[.S462]-[.T462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509" calcext:value-type="float">
            <text:p>3 50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1" table:formula="of:=[.L463]+([.M463]/20)+([.N463]/240)" office:value-type="float" office:value="0.7" calcext:value-type="float">
            <text:p>0,70000</text:p>
          </table:table-cell>
          <table:table-cell table:number-columns-repeated="3"/>
          <table:table-cell table:formula="of:=[.P463]+0.05*[.Q463]+[.R463]/240" office:value-type="float" office:value="0" calcext:value-type="float">
            <text:p>0</text:p>
          </table:table-cell>
          <table:table-cell table:formula="of:=[.J463]*[.O463]" office:value-type="float" office:value="2456.3" calcext:value-type="float">
            <text:p>2 456,3000</text:p>
          </table:table-cell>
          <table:table-cell table:formula="of:=[.S463]-[.T463]" office:value-type="float" office:value="-2456.3" calcext:value-type="float">
            <text:p>-2456,3</text:p>
          </table:table-cell>
          <table:table-cell table:number-columns-repeated="1003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44" calcext:value-type="float">
            <text:p>94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464]+([.M464]/20)+([.N464]/240)" office:value-type="float" office:value="0.6" calcext:value-type="float">
            <text:p>0,60000</text:p>
          </table:table-cell>
          <table:table-cell table:number-columns-repeated="3"/>
          <table:table-cell table:formula="of:=[.P464]+0.05*[.Q464]+[.R464]/240" office:value-type="float" office:value="0" calcext:value-type="float">
            <text:p>0</text:p>
          </table:table-cell>
          <table:table-cell table:formula="of:=[.J464]*[.O464]" office:value-type="float" office:value="566.4" calcext:value-type="float">
            <text:p>566,4000</text:p>
          </table:table-cell>
          <table:table-cell table:formula="of:=[.S464]-[.T464]" office:value-type="float" office:value="-566.4" calcext:value-type="float">
            <text:p>-566,4</text:p>
          </table:table-cell>
          <table:table-cell table:number-columns-repeated="1003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65]+([.M465]/20)+([.N465]/240)" office:value-type="float" office:value="0" calcext:value-type="float">
            <text:p>0,00000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table:formula="of:=[.P465]+0.05*[.Q465]+[.R465]/240" office:value-type="float" office:value="945" calcext:value-type="float">
            <text:p>945</text:p>
          </table:table-cell>
          <table:table-cell table:formula="of:=[.J465]*[.O465]" office:value-type="float" office:value="0" calcext:value-type="float">
            <text:p>0,0000</text:p>
          </table:table-cell>
          <table:table-cell table:formula="of:=[.S465]-[.T465]" office:value-type="float" office:value="945" calcext:value-type="float">
            <text:p>945</text:p>
          </table:table-cell>
          <table:table-cell office:value-type="string" calcext:value-type="string">
            <text:p>valeur de 94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60" calcext:value-type="float">
            <text:p>2 1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466]+([.M466]/20)+([.N466]/240)" office:value-type="float" office:value="0.3" calcext:value-type="float">
            <text:p>0,30000</text:p>
          </table:table-cell>
          <table:table-cell table:number-columns-repeated="3"/>
          <table:table-cell table:formula="of:=[.P466]+0.05*[.Q466]+[.R466]/240" office:value-type="float" office:value="0" calcext:value-type="float">
            <text:p>0</text:p>
          </table:table-cell>
          <table:table-cell table:formula="of:=[.J466]*[.O466]" office:value-type="float" office:value="648" calcext:value-type="float">
            <text:p>648,0000</text:p>
          </table:table-cell>
          <table:table-cell table:formula="of:=[.S466]-[.T466]" office:value-type="float" office:value="-648" calcext:value-type="float">
            <text:p>-648</text:p>
          </table:table-cell>
          <table:table-cell table:number-columns-repeated="1003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9.5" calcext:value-type="float">
            <text:p>69,5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67]+([.M467]/20)+([.N467]/240)" office:value-type="float" office:value="1.5" calcext:value-type="float">
            <text:p>1,50000</text:p>
          </table:table-cell>
          <table:table-cell table:number-columns-repeated="3"/>
          <table:table-cell table:formula="of:=[.P467]+0.05*[.Q467]+[.R467]/240" office:value-type="float" office:value="0" calcext:value-type="float">
            <text:p>0</text:p>
          </table:table-cell>
          <table:table-cell table:formula="of:=[.J467]*[.O467]" office:value-type="float" office:value="104.25" calcext:value-type="float">
            <text:p>104,2500</text:p>
          </table:table-cell>
          <table:table-cell table:formula="of:=[.S467]-[.T467]" office:value-type="float" office:value="-104.25" calcext:value-type="float">
            <text:p>-104,25</text:p>
          </table:table-cell>
          <table:table-cell table:number-columns-repeated="1003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68]+([.M468]/20)+([.N468]/240)" office:value-type="float" office:value="0" calcext:value-type="float">
            <text:p>0,0000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P468]+0.05*[.Q468]+[.R468]/240" office:value-type="float" office:value="800" calcext:value-type="float">
            <text:p>800</text:p>
          </table:table-cell>
          <table:table-cell table:formula="of:=[.J468]*[.O468]" office:value-type="float" office:value="0" calcext:value-type="float">
            <text:p>0,0000</text:p>
          </table:table-cell>
          <table:table-cell table:formula="of:=[.S468]-[.T468]" office:value-type="float" office:value="800" calcext:value-type="float">
            <text:p>800</text:p>
          </table:table-cell>
          <table:table-cell office:value-type="string" calcext:value-type="string">
            <text:p>valeur <text:s/>de 8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469]+([.M469]/20)+([.N469]/240)" office:value-type="float" office:value="0.3" calcext:value-type="float">
            <text:p>0,30000</text:p>
          </table:table-cell>
          <table:table-cell table:number-columns-repeated="3"/>
          <table:table-cell table:formula="of:=[.P469]+0.05*[.Q469]+[.R469]/240" office:value-type="float" office:value="0" calcext:value-type="float">
            <text:p>0</text:p>
          </table:table-cell>
          <table:table-cell table:formula="of:=[.J469]*[.O469]" office:value-type="float" office:value="60" calcext:value-type="float">
            <text:p>60,0000</text:p>
          </table:table-cell>
          <table:table-cell table:formula="of:=[.S469]-[.T469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poutreaux de sap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4.5" calcext:value-type="float">
            <text:p>4,500</text:p>
          </table:table-cell>
          <table:table-cell table:number-columns-repeated="2"/>
          <table:table-cell table:style-name="ce21" table:formula="of:=[.L470]+([.M470]/20)+([.N470]/240)" office:value-type="float" office:value="4.5" calcext:value-type="float">
            <text:p>4,50000</text:p>
          </table:table-cell>
          <table:table-cell table:number-columns-repeated="3"/>
          <table:table-cell table:formula="of:=[.P470]+0.05*[.Q470]+[.R470]/240" office:value-type="float" office:value="0" calcext:value-type="float">
            <text:p>0</text:p>
          </table:table-cell>
          <table:table-cell table:formula="of:=[.J470]*[.O470]" office:value-type="float" office:value="135" calcext:value-type="float">
            <text:p>135,0000</text:p>
          </table:table-cell>
          <table:table-cell table:formula="of:=[.S470]-[.T470]" office:value-type="float" office:value="-135" calcext:value-type="float">
            <text:p>-135</text:p>
          </table:table-cell>
          <table:table-cell office:value-type="string" calcext:value-type="string">
            <text:p>estimées à 135 L</text:p>
          </table:table-cell>
          <table:table-cell table:number-columns-repeated="1002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quinquaill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71]+([.M471]/20)+([.N471]/240)" office:value-type="float" office:value="0" calcext:value-type="float">
            <text:p>0,00000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table:formula="of:=[.P471]+0.05*[.Q471]+[.R471]/240" office:value-type="float" office:value="475" calcext:value-type="float">
            <text:p>475</text:p>
          </table:table-cell>
          <table:table-cell table:formula="of:=[.J471]*[.O471]" office:value-type="float" office:value="0" calcext:value-type="float">
            <text:p>0,0000</text:p>
          </table:table-cell>
          <table:table-cell table:formula="of:=[.S471]-[.T471]" office:value-type="float" office:value="475" calcext:value-type="float">
            <text:p>475</text:p>
          </table:table-cell>
          <table:table-cell office:value-type="string" calcext:value-type="string">
            <text:p>valeur <text:s/>de 47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roues à cabriole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72]+([.M472]/20)+([.N472]/240)" office:value-type="float" office:value="0" calcext:value-type="float">
            <text:p>0,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P472]+0.05*[.Q472]+[.R472]/240" office:value-type="float" office:value="40" calcext:value-type="float">
            <text:p>40</text:p>
          </table:table-cell>
          <table:table-cell table:formula="of:=[.J472]*[.O472]" office:value-type="float" office:value="0" calcext:value-type="float">
            <text:p>0,0000</text:p>
          </table:table-cell>
          <table:table-cell table:formula="of:=[.S472]-[.T472]" office:value-type="float" office:value="40" calcext:value-type="float">
            <text:p>40</text:p>
          </table:table-cell>
          <table:table-cell office:value-type="string" calcext:value-type="string">
            <text:p>Valeur <text:s/>de 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.5" calcext:value-type="float">
            <text:p>8,50</text:p>
          </table:table-cell>
          <table:table-cell office:value-type="string" calcext:value-type="string">
            <text:p>caisses</text:p>
          </table:table-cell>
          <table:table-cell office:value-type="float" office:value="65" calcext:value-type="float">
            <text:p>65,000</text:p>
          </table:table-cell>
          <table:table-cell table:number-columns-repeated="2"/>
          <table:table-cell table:style-name="ce21" table:formula="of:=[.L473]+([.M473]/20)+([.N473]/240)" office:value-type="float" office:value="65" calcext:value-type="float">
            <text:p>65,00000</text:p>
          </table:table-cell>
          <table:table-cell table:number-columns-repeated="3"/>
          <table:table-cell table:formula="of:=[.P473]+0.05*[.Q473]+[.R473]/240" office:value-type="float" office:value="0" calcext:value-type="float">
            <text:p>0</text:p>
          </table:table-cell>
          <table:table-cell table:formula="of:=[.J473]*[.O473]" office:value-type="float" office:value="552.5" calcext:value-type="float">
            <text:p>552,5000</text:p>
          </table:table-cell>
          <table:table-cell table:formula="of:=[.S473]-[.T473]" office:value-type="float" office:value="-552.5" calcext:value-type="float">
            <text:p>-552,5</text:p>
          </table:table-cell>
          <table:table-cell table:number-columns-repeated="1003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60" calcext:value-type="float">
            <text:p>1 5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474]+([.M474]/20)+([.N474]/240)" office:value-type="float" office:value="0.35" calcext:value-type="float">
            <text:p>0,35000</text:p>
          </table:table-cell>
          <table:table-cell table:number-columns-repeated="3"/>
          <table:table-cell table:formula="of:=[.P474]+0.05*[.Q474]+[.R474]/240" office:value-type="float" office:value="0" calcext:value-type="float">
            <text:p>0</text:p>
          </table:table-cell>
          <table:table-cell table:formula="of:=[.J474]*[.O474]" office:value-type="float" office:value="546" calcext:value-type="float">
            <text:p>546,0000</text:p>
          </table:table-cell>
          <table:table-cell table:formula="of:=[.S474]-[.T474]" office:value-type="float" office:value="-546" calcext:value-type="float">
            <text:p>-546</text:p>
          </table:table-cell>
          <table:table-cell table:number-columns-repeated="1003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204" calcext:value-type="float">
            <text:p>7 204,00</text:p>
          </table:table-cell>
          <table:table-cell office:value-type="string" calcext:value-type="string">
            <text:p>tonneaux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475]+([.M475]/20)+([.N475]/240)" office:value-type="float" office:value="45" calcext:value-type="float">
            <text:p>45,00000</text:p>
          </table:table-cell>
          <table:table-cell table:number-columns-repeated="3"/>
          <table:table-cell table:formula="of:=[.P475]+0.05*[.Q475]+[.R475]/240" office:value-type="float" office:value="0" calcext:value-type="float">
            <text:p>0</text:p>
          </table:table-cell>
          <table:table-cell table:formula="of:=[.J475]*[.O475]" office:value-type="float" office:value="324180" calcext:value-type="float">
            <text:p>324 180,0000</text:p>
          </table:table-cell>
          <table:table-cell table:formula="of:=[.S475]-[.T475]" office:value-type="float" office:value="-324180" calcext:value-type="float">
            <text:p>-324180</text:p>
          </table:table-cell>
          <table:table-cell office:value-type="string" calcext:value-type="string">
            <text:p>35 L <text:s text:c="2"/>45 L</text:p>
          </table:table-cell>
          <table:table-cell table:number-columns-repeated="1002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e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5.5" calcext:value-type="float">
            <text:p>35,5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21" table:formula="of:=[.L476]+([.M476]/20)+([.N476]/240)" office:value-type="float" office:value="3" calcext:value-type="float">
            <text:p>3,00000</text:p>
          </table:table-cell>
          <table:table-cell table:number-columns-repeated="3"/>
          <table:table-cell table:formula="of:=[.P476]+0.05*[.Q476]+[.R476]/240" office:value-type="float" office:value="0" calcext:value-type="float">
            <text:p>0</text:p>
          </table:table-cell>
          <table:table-cell table:formula="of:=[.J476]*[.O476]" office:value-type="float" office:value="106.5" calcext:value-type="float">
            <text:p>106,5000</text:p>
          </table:table-cell>
          <table:table-cell table:formula="of:=[.S476]-[.T476]" office:value-type="float" office:value="-106.5" calcext:value-type="float">
            <text:p>-106,5</text:p>
          </table:table-cell>
          <table:table-cell table:number-columns-repeated="1003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aun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477]+([.M477]/20)+([.N477]/240)" office:value-type="float" office:value="45" calcext:value-type="float">
            <text:p>45,00000</text:p>
          </table:table-cell>
          <table:table-cell table:number-columns-repeated="3"/>
          <table:table-cell table:formula="of:=[.P477]+0.05*[.Q477]+[.R477]/240" office:value-type="float" office:value="0" calcext:value-type="float">
            <text:p>0</text:p>
          </table:table-cell>
          <table:table-cell table:formula="of:=[.J477]*[.O477]" office:value-type="float" office:value="4050" calcext:value-type="float">
            <text:p>4 050,0000</text:p>
          </table:table-cell>
          <table:table-cell table:formula="of:=[.S477]-[.T477]" office:value-type="float" office:value="-4050" calcext:value-type="float">
            <text:p>-4050</text:p>
          </table:table-cell>
          <table:table-cell table:number-columns-repeated="1003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ouliers de cu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54" calcext:value-type="float">
            <text:p>654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78]+([.M478]/20)+([.N478]/240)" office:value-type="float" office:value="3" calcext:value-type="float">
            <text:p>3,00000</text:p>
          </table:table-cell>
          <table:table-cell table:number-columns-repeated="3"/>
          <table:table-cell table:formula="of:=[.P478]+0.05*[.Q478]+[.R478]/240" office:value-type="float" office:value="0" calcext:value-type="float">
            <text:p>0</text:p>
          </table:table-cell>
          <table:table-cell table:formula="of:=[.J478]*[.O478]" office:value-type="float" office:value="1962" calcext:value-type="float">
            <text:p>1 962,0000</text:p>
          </table:table-cell>
          <table:table-cell table:formula="of:=[.S478]-[.T478]" office:value-type="float" office:value="-1962" calcext:value-type="float">
            <text:p>-1962</text:p>
          </table:table-cell>
          <table:table-cell table:number-columns-repeated="1003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28" calcext:value-type="float">
            <text:p>3 0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479]+([.M479]/20)+([.N479]/240)" office:value-type="float" office:value="0.3" calcext:value-type="float">
            <text:p>0,30000</text:p>
          </table:table-cell>
          <table:table-cell table:number-columns-repeated="3"/>
          <table:table-cell table:formula="of:=[.P479]+0.05*[.Q479]+[.R479]/240" office:value-type="float" office:value="0" calcext:value-type="float">
            <text:p>0</text:p>
          </table:table-cell>
          <table:table-cell table:formula="of:=[.J479]*[.O479]" office:value-type="float" office:value="908.4" calcext:value-type="float">
            <text:p>908,4000</text:p>
          </table:table-cell>
          <table:table-cell table:formula="of:=[.S479]-[.T479]" office:value-type="float" office:value="-908.4" calcext:value-type="float">
            <text:p>-908,4</text:p>
          </table:table-cell>
          <table:table-cell table:number-columns-repeated="1003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9" calcext:value-type="float">
            <text:p>209,00</text:p>
          </table:table-cell>
          <table:table-cell office:value-type="string" calcext:value-type="string">
            <text:p>au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480]+([.M480]/20)+([.N480]/240)" office:value-type="float" office:value="8" calcext:value-type="float">
            <text:p>8,00000</text:p>
          </table:table-cell>
          <table:table-cell table:number-columns-repeated="3"/>
          <table:table-cell table:formula="of:=[.P480]+0.05*[.Q480]+[.R480]/240" office:value-type="float" office:value="0" calcext:value-type="float">
            <text:p>0</text:p>
          </table:table-cell>
          <table:table-cell table:formula="of:=[.J480]*[.O480]" office:value-type="float" office:value="1672" calcext:value-type="float">
            <text:p>1 672,0000</text:p>
          </table:table-cell>
          <table:table-cell table:formula="of:=[.S480]-[.T480]" office:value-type="float" office:value="-1672" calcext:value-type="float">
            <text:p>-1672</text:p>
          </table:table-cell>
          <table:table-cell table:number-columns-repeated="1003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936" calcext:value-type="float">
            <text:p>13 936,00</text:p>
          </table:table-cell>
          <table:table-cell office:value-type="string" calcext:value-type="string">
            <text:p>aunes</text:p>
          </table:table-cell>
          <table:table-cell table:number-columns-repeated="3"/>
          <table:table-cell table:style-name="ce21" table:formula="of:=[.L481]+([.M481]/20)+([.N481]/240)" office:value-type="float" office:value="0" calcext:value-type="float">
            <text:p>0,00000</text:p>
          </table:table-cell>
          <table:table-cell table:number-columns-repeated="3"/>
          <table:table-cell table:formula="of:=[.P481]+0.05*[.Q481]+[.R481]/240" office:value-type="float" office:value="0" calcext:value-type="float">
            <text:p>0</text:p>
          </table:table-cell>
          <table:table-cell table:formula="of:=[.J481]*[.O481]" office:value-type="float" office:value="0" calcext:value-type="float">
            <text:p>0,0000</text:p>
          </table:table-cell>
          <table:table-cell table:formula="of:=[.S481]-[.T481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de Bri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286" calcext:value-type="float">
            <text:p>3 28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82]+([.M482]/20)+([.N482]/240)" office:value-type="float" office:value="1" calcext:value-type="float">
            <text:p>1,00000</text:p>
          </table:table-cell>
          <table:table-cell table:number-columns-repeated="3"/>
          <table:table-cell table:formula="of:=[.P482]+0.05*[.Q482]+[.R482]/240" office:value-type="float" office:value="0" calcext:value-type="float">
            <text:p>0</text:p>
          </table:table-cell>
          <table:table-cell table:formula="of:=[.J482]*[.O482]" office:value-type="float" office:value="3286" calcext:value-type="float">
            <text:p>3 286,0000</text:p>
          </table:table-cell>
          <table:table-cell table:formula="of:=[.S482]-[.T482]" office:value-type="float" office:value="-3286" calcext:value-type="float">
            <text:p>-3286</text:p>
          </table:table-cell>
          <table:table-cell table:number-columns-repeated="1003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483]+([.M483]/20)+([.N483]/240)" office:value-type="float" office:value="120" calcext:value-type="float">
            <text:p>120,00000</text:p>
          </table:table-cell>
          <table:table-cell table:number-columns-repeated="3"/>
          <table:table-cell table:formula="of:=[.P483]+0.05*[.Q483]+[.R483]/240" office:value-type="float" office:value="0" calcext:value-type="float">
            <text:p>0</text:p>
          </table:table-cell>
          <table:table-cell table:formula="of:=[.J483]*[.O483]" office:value-type="float" office:value="10560" calcext:value-type="float">
            <text:p>10 560,0000</text:p>
          </table:table-cell>
          <table:table-cell table:formula="of:=[.S483]-[.T483]" office:value-type="float" office:value="-10560" calcext:value-type="float">
            <text:p>-10560</text:p>
          </table:table-cell>
          <table:table-cell table:number-columns-repeated="1003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484]+([.M484]/20)+([.N484]/240)" office:value-type="float" office:value="2.25" calcext:value-type="float">
            <text:p>2,25000</text:p>
          </table:table-cell>
          <table:table-cell table:number-columns-repeated="3"/>
          <table:table-cell table:formula="of:=[.P484]+0.05*[.Q484]+[.R484]/240" office:value-type="float" office:value="0" calcext:value-type="float">
            <text:p>0</text:p>
          </table:table-cell>
          <table:table-cell table:formula="of:=[.J484]*[.O484]" office:value-type="float" office:value="5400" calcext:value-type="float">
            <text:p>5 400,0000</text:p>
          </table:table-cell>
          <table:table-cell table:formula="of:=[.S484]-[.T484]" office:value-type="float" office:value="-5400" calcext:value-type="float">
            <text:p>-5400</text:p>
          </table:table-cell>
          <table:table-cell table:number-columns-repeated="1003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é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85]+([.M485]/20)+([.N485]/240)" office:value-type="float" office:value="20" calcext:value-type="float">
            <text:p>20,00000</text:p>
          </table:table-cell>
          <table:table-cell table:number-columns-repeated="3"/>
          <table:table-cell table:formula="of:=[.P485]+0.05*[.Q485]+[.R485]/240" office:value-type="float" office:value="0" calcext:value-type="float">
            <text:p>0</text:p>
          </table:table-cell>
          <table:table-cell table:formula="of:=[.J485]*[.O485]" office:value-type="float" office:value="1980" calcext:value-type="float">
            <text:p>1 980,0000</text:p>
          </table:table-cell>
          <table:table-cell table:formula="of:=[.S485]-[.T485]" office:value-type="float" office:value="-1980" calcext:value-type="float">
            <text:p>-1980</text:p>
          </table:table-cell>
          <table:table-cell table:number-columns-repeated="1003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de Fougè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04" calcext:value-type="float">
            <text:p>70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486]+([.M486]/20)+([.N486]/240)" office:value-type="float" office:value="0.75" calcext:value-type="float">
            <text:p>0,75000</text:p>
          </table:table-cell>
          <table:table-cell table:number-columns-repeated="3"/>
          <table:table-cell table:formula="of:=[.P486]+0.05*[.Q486]+[.R486]/240" office:value-type="float" office:value="0" calcext:value-type="float">
            <text:p>0</text:p>
          </table:table-cell>
          <table:table-cell table:formula="of:=[.J486]*[.O486]" office:value-type="float" office:value="528" calcext:value-type="float">
            <text:p>528,0000</text:p>
          </table:table-cell>
          <table:table-cell table:formula="of:=[.S486]-[.T486]" office:value-type="float" office:value="-528" calcext:value-type="float">
            <text:p>-528</text:p>
          </table:table-cell>
          <table:table-cell table:number-columns-repeated="1003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5903" calcext:value-type="float">
            <text:p>55 90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87]+([.M487]/20)+([.N487]/240)" office:value-type="float" office:value="1.5" calcext:value-type="float">
            <text:p>1,50000</text:p>
          </table:table-cell>
          <table:table-cell table:number-columns-repeated="3"/>
          <table:table-cell table:formula="of:=[.P487]+0.05*[.Q487]+[.R487]/240" office:value-type="float" office:value="0" calcext:value-type="float">
            <text:p>0</text:p>
          </table:table-cell>
          <table:table-cell table:formula="of:=[.J487]*[.O487]" office:value-type="float" office:value="83854.5" calcext:value-type="float">
            <text:p>83 854,5000</text:p>
          </table:table-cell>
          <table:table-cell table:formula="of:=[.S487]-[.T487]" office:value-type="float" office:value="-83854.5" calcext:value-type="float">
            <text:p>-83854,5</text:p>
          </table:table-cell>
          <table:table-cell table:number-columns-repeated="1003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haute lou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88]+([.M488]/20)+([.N488]/240)" office:value-type="float" office:value="1.5" calcext:value-type="float">
            <text:p>1,50000</text:p>
          </table:table-cell>
          <table:table-cell table:number-columns-repeated="3"/>
          <table:table-cell table:formula="of:=[.P488]+0.05*[.Q488]+[.R488]/240" office:value-type="float" office:value="0" calcext:value-type="float">
            <text:p>0</text:p>
          </table:table-cell>
          <table:table-cell table:formula="of:=[.J488]*[.O488]" office:value-type="float" office:value="225" calcext:value-type="float">
            <text:p>225,0000</text:p>
          </table:table-cell>
          <table:table-cell table:formula="of:=[.S488]-[.T488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de Land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489]+([.M489]/20)+([.N489]/240)" office:value-type="float" office:value="0.9" calcext:value-type="float">
            <text:p>0,90000</text:p>
          </table:table-cell>
          <table:table-cell table:number-columns-repeated="3"/>
          <table:table-cell table:formula="of:=[.P489]+0.05*[.Q489]+[.R489]/240" office:value-type="float" office:value="0" calcext:value-type="float">
            <text:p>0</text:p>
          </table:table-cell>
          <table:table-cell table:formula="of:=[.J489]*[.O489]" office:value-type="float" office:value="198" calcext:value-type="float">
            <text:p>198,0000</text:p>
          </table:table-cell>
          <table:table-cell table:formula="of:=[.S489]-[.T489]" office:value-type="float" office:value="-198" calcext:value-type="float">
            <text:p>-198</text:p>
          </table:table-cell>
          <table:table-cell table:number-columns-repeated="1003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490]+([.M490]/20)+([.N490]/240)" office:value-type="float" office:value="0.9" calcext:value-type="float">
            <text:p>0,90000</text:p>
          </table:table-cell>
          <table:table-cell table:number-columns-repeated="3"/>
          <table:table-cell table:formula="of:=[.P490]+0.05*[.Q490]+[.R490]/240" office:value-type="float" office:value="0" calcext:value-type="float">
            <text:p>0</text:p>
          </table:table-cell>
          <table:table-cell table:formula="of:=[.J490]*[.O490]" office:value-type="float" office:value="324" calcext:value-type="float">
            <text:p>324,0000</text:p>
          </table:table-cell>
          <table:table-cell table:formula="of:=[.S490]-[.T490]" office:value-type="float" office:value="-324" calcext:value-type="float">
            <text:p>-324</text:p>
          </table:table-cell>
          <table:table-cell table:number-columns-repeated="1003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de Pontiv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2.5" calcext:value-type="float">
            <text:p>52,5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491]+([.M491]/20)+([.N491]/240)" office:value-type="float" office:value="1.4" calcext:value-type="float">
            <text:p>1,40000</text:p>
          </table:table-cell>
          <table:table-cell table:number-columns-repeated="3"/>
          <table:table-cell table:formula="of:=[.P491]+0.05*[.Q491]+[.R491]/240" office:value-type="float" office:value="0" calcext:value-type="float">
            <text:p>0</text:p>
          </table:table-cell>
          <table:table-cell table:formula="of:=[.J491]*[.O491]" office:value-type="float" office:value="73.5" calcext:value-type="float">
            <text:p>73,5000</text:p>
          </table:table-cell>
          <table:table-cell table:formula="of:=[.S491]-[.T491]" office:value-type="float" office:value="-73.5" calcext:value-type="float">
            <text:p>-73,5</text:p>
          </table:table-cell>
          <table:table-cell table:number-columns-repeated="1003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de 4 f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14" calcext:value-type="float">
            <text:p>41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492]+([.M492]/20)+([.N492]/240)" office:value-type="float" office:value="0.5" calcext:value-type="float">
            <text:p>0,50000</text:p>
          </table:table-cell>
          <table:table-cell table:number-columns-repeated="3"/>
          <table:table-cell table:formula="of:=[.P492]+0.05*[.Q492]+[.R492]/240" office:value-type="float" office:value="0" calcext:value-type="float">
            <text:p>0</text:p>
          </table:table-cell>
          <table:table-cell table:formula="of:=[.J492]*[.O492]" office:value-type="float" office:value="207" calcext:value-type="float">
            <text:p>207,0000</text:p>
          </table:table-cell>
          <table:table-cell table:formula="of:=[.S492]-[.T492]" office:value-type="float" office:value="-207" calcext:value-type="float">
            <text:p>-207</text:p>
          </table:table-cell>
          <table:table-cell table:number-columns-repeated="1003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rondelet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493]+([.M493]/20)+([.N493]/240)" office:value-type="float" office:value="0.6" calcext:value-type="float">
            <text:p>0,60000</text:p>
          </table:table-cell>
          <table:table-cell table:number-columns-repeated="3"/>
          <table:table-cell table:formula="of:=[.P493]+0.05*[.Q493]+[.R493]/240" office:value-type="float" office:value="0" calcext:value-type="float">
            <text:p>0</text:p>
          </table:table-cell>
          <table:table-cell table:formula="of:=[.J493]*[.O493]" office:value-type="float" office:value="240" calcext:value-type="float">
            <text:p>240,0000</text:p>
          </table:table-cell>
          <table:table-cell table:formula="of:=[.S493]-[.T493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494]+([.M494]/20)+([.N494]/240)" office:value-type="float" office:value="0.5" calcext:value-type="float">
            <text:p>0,50000</text:p>
          </table:table-cell>
          <table:table-cell table:number-columns-repeated="3"/>
          <table:table-cell table:formula="of:=[.P494]+0.05*[.Q494]+[.R494]/240" office:value-type="float" office:value="0" calcext:value-type="float">
            <text:p>0</text:p>
          </table:table-cell>
          <table:table-cell table:formula="of:=[.J494]*[.O494]" office:value-type="float" office:value="50" calcext:value-type="float">
            <text:p>50,0000</text:p>
          </table:table-cell>
          <table:table-cell table:formula="of:=[.S494]-[.T494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Bretagne ; à vo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643" calcext:value-type="float">
            <text:p>10 64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495]+([.M495]/20)+([.N495]/240)" office:value-type="float" office:value="0.75" calcext:value-type="float">
            <text:p>0,75000</text:p>
          </table:table-cell>
          <table:table-cell table:number-columns-repeated="3"/>
          <table:table-cell table:formula="of:=[.P495]+0.05*[.Q495]+[.R495]/240" office:value-type="float" office:value="0" calcext:value-type="float">
            <text:p>0</text:p>
          </table:table-cell>
          <table:table-cell table:formula="of:=[.J495]*[.O495]" office:value-type="float" office:value="7982.25" calcext:value-type="float">
            <text:p>7 982,2500</text:p>
          </table:table-cell>
          <table:table-cell table:formula="of:=[.S495]-[.T495]" office:value-type="float" office:value="-7982.25" calcext:value-type="float">
            <text:p>-7982,25</text:p>
          </table:table-cell>
          <table:table-cell table:number-columns-repeated="1003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96]+([.M496]/20)+([.N496]/240)" office:value-type="float" office:value="3" calcext:value-type="float">
            <text:p>3,00000</text:p>
          </table:table-cell>
          <table:table-cell table:number-columns-repeated="3"/>
          <table:table-cell table:formula="of:=[.P496]+0.05*[.Q496]+[.R496]/240" office:value-type="float" office:value="0" calcext:value-type="float">
            <text:p>0</text:p>
          </table:table-cell>
          <table:table-cell table:formula="of:=[.J496]*[.O496]" office:value-type="float" office:value="354" calcext:value-type="float">
            <text:p>354,0000</text:p>
          </table:table-cell>
          <table:table-cell table:formula="of:=[.S496]-[.T496]" office:value-type="float" office:value="-354" calcext:value-type="float">
            <text:p>-354</text:p>
          </table:table-cell>
          <table:table-cell table:number-columns-repeated="1003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de chan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497]+([.M497]/20)+([.N497]/240)" office:value-type="float" office:value="0" calcext:value-type="float">
            <text:p>0,00000</text:p>
          </table:table-cell>
          <table:table-cell office:value-type="float" office:value="4700" calcext:value-type="float">
            <text:p>4700</text:p>
          </table:table-cell>
          <table:table-cell table:number-columns-repeated="2"/>
          <table:table-cell table:formula="of:=[.P497]+0.05*[.Q497]+[.R497]/240" office:value-type="float" office:value="4700" calcext:value-type="float">
            <text:p>4700</text:p>
          </table:table-cell>
          <table:table-cell table:formula="of:=[.J497]*[.O497]" office:value-type="float" office:value="0" calcext:value-type="float">
            <text:p>0,0000</text:p>
          </table:table-cell>
          <table:table-cell table:formula="of:=[.S497]-[.T497]" office:value-type="float" office:value="4700" calcext:value-type="float">
            <text:p>4700</text:p>
          </table:table-cell>
          <table:table-cell office:value-type="string" calcext:value-type="string">
            <text:p>valeur <text:s/>de 47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de Flan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7.5" calcext:value-type="float">
            <text:p>37,5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98]+([.M498]/20)+([.N498]/240)" office:value-type="float" office:value="4" calcext:value-type="float">
            <text:p>4,00000</text:p>
          </table:table-cell>
          <table:table-cell table:number-columns-repeated="3"/>
          <table:table-cell table:formula="of:=[.P498]+0.05*[.Q498]+[.R498]/240" office:value-type="float" office:value="0" calcext:value-type="float">
            <text:p>0</text:p>
          </table:table-cell>
          <table:table-cell table:formula="of:=[.J498]*[.O498]" office:value-type="float" office:value="150" calcext:value-type="float">
            <text:p>150,0000</text:p>
          </table:table-cell>
          <table:table-cell table:formula="of:=[.S498]-[.T498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l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99]+([.M499]/20)+([.N499]/240)" office:value-type="float" office:value="1" calcext:value-type="float">
            <text:p>1,00000</text:p>
          </table:table-cell>
          <table:table-cell table:number-columns-repeated="3"/>
          <table:table-cell table:formula="of:=[.P499]+0.05*[.Q499]+[.R499]/240" office:value-type="float" office:value="0" calcext:value-type="float">
            <text:p>0</text:p>
          </table:table-cell>
          <table:table-cell table:formula="of:=[.J499]*[.O499]" office:value-type="float" office:value="600" calcext:value-type="float">
            <text:p>600,0000</text:p>
          </table:table-cell>
          <table:table-cell table:formula="of:=[.S499]-[.T499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500]+([.M500]/20)+([.N500]/240)" office:value-type="float" office:value="1.5" calcext:value-type="float">
            <text:p>1,50000</text:p>
          </table:table-cell>
          <table:table-cell table:number-columns-repeated="3"/>
          <table:table-cell table:formula="of:=[.P500]+0.05*[.Q500]+[.R500]/240" office:value-type="float" office:value="0" calcext:value-type="float">
            <text:p>0</text:p>
          </table:table-cell>
          <table:table-cell table:formula="of:=[.J500]*[.O500]" office:value-type="float" office:value="375" calcext:value-type="float">
            <text:p>375,0000</text:p>
          </table:table-cell>
          <table:table-cell table:formula="of:=[.S500]-[.T500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bariqu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501]+([.M501]/20)+([.N501]/240)" office:value-type="float" office:value="70" calcext:value-type="float">
            <text:p>70,00000</text:p>
          </table:table-cell>
          <table:table-cell table:number-columns-repeated="3"/>
          <table:table-cell table:formula="of:=[.P501]+0.05*[.Q501]+[.R501]/240" office:value-type="float" office:value="0" calcext:value-type="float">
            <text:p>0</text:p>
          </table:table-cell>
          <table:table-cell table:formula="of:=[.J501]*[.O501]" office:value-type="float" office:value="2520" calcext:value-type="float">
            <text:p>2 520,0000</text:p>
          </table:table-cell>
          <table:table-cell table:formula="of:=[.S501]-[.T501]" office:value-type="float" office:value="-2520" calcext:value-type="float">
            <text:p>-2520</text:p>
          </table:table-cell>
          <table:table-cell table:number-columns-repeated="1003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502]+([.M502]/20)+([.N502]/240)" office:value-type="float" office:value="60" calcext:value-type="float">
            <text:p>60,00000</text:p>
          </table:table-cell>
          <table:table-cell table:number-columns-repeated="3"/>
          <table:table-cell table:formula="of:=[.P502]+0.05*[.Q502]+[.R502]/240" office:value-type="float" office:value="0" calcext:value-type="float">
            <text:p>0</text:p>
          </table:table-cell>
          <table:table-cell table:formula="of:=[.J502]*[.O502]" office:value-type="float" office:value="10200" calcext:value-type="float">
            <text:p>10 200,0000</text:p>
          </table:table-cell>
          <table:table-cell table:formula="of:=[.S502]-[.T502]" office:value-type="float" office:value="-10200" calcext:value-type="float">
            <text:p>-10200</text:p>
          </table:table-cell>
          <table:table-cell table:number-columns-repeated="1003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iercon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503]+([.M503]/20)+([.N503]/240)" office:value-type="float" office:value="40" calcext:value-type="float">
            <text:p>40,00000</text:p>
          </table:table-cell>
          <table:table-cell table:number-columns-repeated="3"/>
          <table:table-cell table:formula="of:=[.P503]+0.05*[.Q503]+[.R503]/240" office:value-type="float" office:value="0" calcext:value-type="float">
            <text:p>0</text:p>
          </table:table-cell>
          <table:table-cell table:formula="of:=[.J503]*[.O503]" office:value-type="float" office:value="120" calcext:value-type="float">
            <text:p>120,0000</text:p>
          </table:table-cell>
          <table:table-cell table:formula="of:=[.S503]-[.T503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nant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504]+([.M504]/20)+([.N504]/240)" office:value-type="float" office:value="18" calcext:value-type="float">
            <text:p>18,00000</text:p>
          </table:table-cell>
          <table:table-cell table:number-columns-repeated="3"/>
          <table:table-cell table:formula="of:=[.P504]+0.05*[.Q504]+[.R504]/240" office:value-type="float" office:value="0" calcext:value-type="float">
            <text:p>0</text:p>
          </table:table-cell>
          <table:table-cell table:formula="of:=[.J504]*[.O504]" office:value-type="float" office:value="144" calcext:value-type="float">
            <text:p>144,0000</text:p>
          </table:table-cell>
          <table:table-cell table:formula="of:=[.S504]-[.T504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 de Proven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505]+([.M505]/20)+([.N505]/240)" office:value-type="float" office:value="80" calcext:value-type="float">
            <text:p>80,00000</text:p>
          </table:table-cell>
          <table:table-cell table:number-columns-repeated="3"/>
          <table:table-cell table:formula="of:=[.P505]+0.05*[.Q505]+[.R505]/240" office:value-type="float" office:value="0" calcext:value-type="float">
            <text:p>0</text:p>
          </table:table-cell>
          <table:table-cell table:formula="of:=[.J505]*[.O505]" office:value-type="float" office:value="240" calcext:value-type="float">
            <text:p>240,0000</text:p>
          </table:table-cell>
          <table:table-cell table:formula="of:=[.S505]-[.T505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quart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506]+([.M506]/20)+([.N506]/240)" office:value-type="float" office:value="9" calcext:value-type="float">
            <text:p>9,00000</text:p>
          </table:table-cell>
          <table:table-cell table:number-columns-repeated="3"/>
          <table:table-cell table:formula="of:=[.P506]+0.05*[.Q506]+[.R506]/240" office:value-type="float" office:value="0" calcext:value-type="float">
            <text:p>0</text:p>
          </table:table-cell>
          <table:table-cell table:formula="of:=[.J506]*[.O506]" office:value-type="float" office:value="180" calcext:value-type="float">
            <text:p>180,0000</text:p>
          </table:table-cell>
          <table:table-cell table:formula="of:=[.S506]-[.T506]" office:value-type="float" office:value="-180" calcext:value-type="float">
            <text:p>-180</text:p>
          </table:table-cell>
          <table:table-cell office:value-type="string" calcext:value-type="string">
            <text:p>pas d'indication de l'unité monétaire</text:p>
          </table:table-cell>
          <table:table-cell table:number-columns-repeated="1002"/>
        </table:table-row>
        <table:table-row table:style-name="ro2" table:number-rows-repeated="2629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1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9:16:19.2830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2M39S</meta:editing-duration>
    <meta:editing-cycles>147</meta:editing-cycles>
    <meta:generator>LibreOffice/5.1.6.2$MacOSX_X86_64 LibreOffice_project/07ac168c60a517dba0f0d7bc7540f5afa45f0909</meta:generator>
    <dc:date>2017-06-16T10:47:55.416261000</dc:date>
    <meta:document-statistic meta:table-count="3" meta:cell-count="8689" meta:object-count="0"/>
    <meta:user-defined meta:name="Info 1"/>
    <meta:user-defined meta:name="Info 2"/>
    <meta:user-defined meta:name="Info 3"/>
    <meta:user-defined meta:name="Info 4"/>
  </office:meta>
</office:document-meta>
</file>